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ymbol" svg:font-family="Symbol" style:font-charset="x-symbol"/>
    <style:font-face style:name="Liberation Serif1" svg:font-family="'Liberation Serif'" style:font-family-generic="roman"/>
    <style:font-face style:name="Times New Roman1" svg:font-family="'Times New Roman'" style:font-family-generic="roman"/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11.404cm"/>
    </style:style>
    <style:style style:name="Таблица2.B" style:family="table-column">
      <style:table-column-properties style:column-width="5.609cm"/>
    </style:style>
    <style:style style:name="Таблица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2.B1" style:family="table-cell">
      <style:table-cell-properties fo:padding="0.049cm" fo:border="0.05pt solid #000000" style:writing-mode="page"/>
    </style:style>
    <style:style style:name="Таблица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3" style:family="table">
      <style:table-properties style:width="17.38cm" fo:margin-left="-0.191cm" table:align="left" style:writing-mode="lr-tb"/>
    </style:style>
    <style:style style:name="Таблица3.A" style:family="table-column">
      <style:table-column-properties style:column-width="11.113cm"/>
    </style:style>
    <style:style style:name="Таблица3.B" style:family="table-column">
      <style:table-column-properties style:column-width="1.984cm"/>
    </style:style>
    <style:style style:name="Таблица3.C" style:family="table-column">
      <style:table-column-properties style:column-width="2.011cm"/>
    </style:style>
    <style:style style:name="Таблица3.D" style:family="table-column">
      <style:table-column-properties style:column-width="2.272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4" style:family="table">
      <style:table-properties style:width="16.882cm" fo:margin-left="-0.191cm" table:align="left" style:writing-mode="lr-tb"/>
    </style:style>
    <style:style style:name="Таблица4.A" style:family="table-column">
      <style:table-column-properties style:column-width="8.308cm"/>
    </style:style>
    <style:style style:name="Таблица4.B" style:family="table-column">
      <style:table-column-properties style:column-width="2.196cm"/>
    </style:style>
    <style:style style:name="Таблица4.C" style:family="table-column">
      <style:table-column-properties style:column-width="6.378cm"/>
    </style:style>
    <style:style style:name="Таблица4.1" style:family="table-row">
      <style:table-row-properties style:min-row-height="1.143cm" fo:keep-together="auto"/>
    </style:style>
    <style:style style:name="Таблица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.2" style:family="table-row">
      <style:table-row-properties style:min-row-height="0.515cm" fo:keep-together="auto"/>
    </style:style>
    <style:style style:name="Таблица4.3" style:family="table-row">
      <style:table-row-properties style:min-row-height="0.557cm" fo:keep-together="auto"/>
    </style:style>
    <style:style style:name="Таблица4.A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4.10" style:family="table-row">
      <style:table-row-properties style:min-row-height="0.473cm" fo:keep-together="auto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.B1" style:family="table-cell">
      <style:table-cell-properties fo:padding="0.049cm" fo:border="0.05pt solid #000000" style:writing-mode="page"/>
    </style:style>
    <style:style style:name="Таблица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5" style:family="table">
      <style:table-properties style:width="16.693cm" fo:margin-left="-0.191cm" table:align="left" style:writing-mode="lr-tb"/>
    </style:style>
    <style:style style:name="Таблица5.A" style:family="table-column">
      <style:table-column-properties style:column-width="9.192cm"/>
    </style:style>
    <style:style style:name="Таблица5.B" style:family="table-column">
      <style:table-column-properties style:column-width="2.501cm"/>
    </style:style>
    <style:style style:name="Таблица5.C" style:family="table-column">
      <style:table-column-properties style:column-width="2.499cm"/>
    </style:style>
    <style:style style:name="Таблица5.1" style:family="table-row">
      <style:table-row-properties style:min-row-height="0.568cm" fo:keep-together="auto"/>
    </style:style>
    <style:style style:name="Таблица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.2" style:family="table-row">
      <style:table-row-properties style:min-row-height="0.381cm" fo:keep-together="auto"/>
    </style:style>
    <style:style style:name="Таблица5.3" style:family="table-row">
      <style:table-row-properties style:min-row-height="0.339cm" fo:keep-together="auto"/>
    </style:style>
    <style:style style:name="Таблица5.A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5.5" style:family="table-row">
      <style:table-row-properties style:min-row-height="0.344cm" fo:keep-together="auto"/>
    </style:style>
    <style:style style:name="Таблица5.6" style:family="table-row">
      <style:table-row-properties style:min-row-height="0.254cm" fo:keep-together="auto"/>
    </style:style>
    <style:style style:name="Таблица5.7" style:family="table-row">
      <style:table-row-properties style:min-row-height="0.446cm" fo:keep-together="auto"/>
    </style:style>
    <style:style style:name="Таблица5.8" style:family="table-row">
      <style:table-row-properties style:min-row-height="0.123cm" fo:keep-together="auto"/>
    </style:style>
    <style:style style:name="Table1" style:family="table">
      <style:table-properties style:width="18.124cm" fo:margin-left="-1.101cm" table:align="left"/>
    </style:style>
    <style:style style:name="Table1.A" style:family="table-column">
      <style:table-column-properties style:column-width="2.805cm"/>
    </style:style>
    <style:style style:name="Table1.B" style:family="table-column">
      <style:table-column-properties style:column-width="1.693cm"/>
    </style:style>
    <style:style style:name="Table1.C" style:family="table-column">
      <style:table-column-properties style:column-width="1.7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J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indent="1.199cm" style:auto-text-indent="false" fo:background-color="transparent"/>
      <style:text-properties style:font-name="Times New Roman1" fo:font-size="14pt" officeooo:rsid="0019df6a" officeooo:paragraph-rsid="0019df6a" style:font-size-asian="14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indent="1.199cm" style:auto-text-indent="false" fo:background-color="transparent"/>
      <style:text-properties style:font-name="Times New Roman1" fo:font-size="14pt" officeooo:rsid="0011a1c5" officeooo:paragraph-rsid="0028eea5" style:font-size-asian="14pt" style:font-size-complex="14pt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indent="1.199cm" style:auto-text-indent="false" fo:background-color="transparent"/>
      <style:text-properties style:font-name="Times New Roman1" fo:font-size="14pt" officeooo:rsid="003eb6e5" officeooo:paragraph-rsid="003eb6e5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1" fo:font-size="14pt" officeooo:rsid="00398322" officeooo:paragraph-rsid="00398322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text-position="0% 100%" style:font-name="Times New Roman1" fo:font-size="14pt" fo:font-weight="normal" officeooo:rsid="00398322" officeooo:paragraph-rsid="00398322" style:font-size-asian="14pt" style:font-weight-asian="normal" style:font-size-complex="14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text-position="0% 100%" style:font-name="Times New Roman1" fo:font-size="14pt" fo:font-weight="bold" officeooo:rsid="00398322" officeooo:paragraph-rsid="00398322" style:font-size-asian="14pt" style:font-weight-asian="bold" style:font-size-complex="14pt" style:font-weight-complex="bold"/>
    </style:style>
    <style:style style:name="P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1.199cm" style:auto-text-indent="false" style:page-number="auto" fo:background-color="transparent"/>
      <style:text-properties style:font-name="Times New Roman1" fo:font-size="14pt" officeooo:paragraph-rsid="00398322" style:font-size-asian="14pt" style:font-size-complex="14pt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3cm" style:auto-text-indent="false" fo:background-color="transparent"/>
      <style:text-properties style:font-name="Times New Roman1" fo:font-size="14pt" fo:font-weight="bold" officeooo:rsid="00207184" officeooo:paragraph-rsid="0011a1c5" style:font-size-asian="14pt" style:font-weight-asian="bold" style:font-size-complex="14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3cm" style:auto-text-indent="false" fo:background-color="transparent"/>
      <style:text-properties style:font-name="Times New Roman1" fo:font-size="14pt" officeooo:rsid="0011a1c5" officeooo:paragraph-rsid="0028eea5" style:font-size-asian="14pt" style:font-size-complex="14pt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3cm" style:auto-text-indent="false" fo:background-color="transparent"/>
      <style:text-properties style:font-name="Times New Roman1" fo:font-size="14pt" officeooo:rsid="003d700d" officeooo:paragraph-rsid="003d700d" style:font-size-asian="14pt" style:font-size-complex="14pt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3cm" style:auto-text-indent="false" fo:break-before="page" fo:background-color="transparent"/>
      <style:text-properties style:font-name="Times New Roman1" fo:font-size="14pt" fo:font-weight="bold" officeooo:rsid="0028eea5" officeooo:paragraph-rsid="0028eea5" style:font-size-asian="14pt" style:font-weight-asian="bold" style:font-size-complex="14pt" style:font-weight-complex="bold"/>
    </style:style>
    <style:style style:name="P13" style:family="paragraph" style:parent-style-name="Contents_20_5">
      <loext:graphic-properties draw:fill="none"/>
      <style:paragraph-properties fo:margin-left="0cm" fo:margin-right="0cm" fo:margin-top="0cm" fo:margin-bottom="0cm" style:contextual-spacing="true" fo:line-height="150%" fo:text-indent="0cm" style:auto-text-indent="false" fo:background-color="transparent" text:number-lines="false" text:line-number="0">
        <style:tab-stops>
          <style:tab-stop style:position="17cm" style:type="right" style:leader-style="dotted" style:leader-text="."/>
        </style:tab-stops>
      </style:paragraph-properties>
      <style:text-properties officeooo:paragraph-rsid="0028eea5"/>
    </style:style>
    <style:style style:name="P14" style:family="paragraph" style:parent-style-name="Contents_20_5">
      <loext:graphic-properties draw:fill="none"/>
      <style:paragraph-properties fo:margin-left="0cm" fo:margin-right="0cm" fo:margin-top="0cm" fo:margin-bottom="0cm" style:contextual-spacing="true" fo:line-height="150%" fo:text-indent="0cm" style:auto-text-indent="false" fo:background-color="transparent" text:number-lines="false" text:line-number="0">
        <style:tab-stops>
          <style:tab-stop style:position="17cm" style:type="right" style:leader-style="dotted" style:leader-text="."/>
        </style:tab-stops>
      </style:paragraph-properties>
      <style:text-properties officeooo:paragraph-rsid="007c5046"/>
    </style:style>
    <style:style style:name="P15" style:family="paragraph" style:parent-style-name="Contents_20_5" style:master-page-name="">
      <loext:graphic-properties draw:fill="none"/>
      <style:paragraph-properties fo:margin-left="0cm" fo:margin-right="0cm" fo:margin-top="0cm" fo:margin-bottom="0cm" style:contextual-spacing="true" fo:line-height="150%" fo:text-indent="0cm" style:auto-text-indent="false" style:page-number="auto" fo:background-color="transparent" text:number-lines="false" text:line-number="0">
        <style:tab-stops>
          <style:tab-stop style:position="17cm" style:type="right" style:leader-style="dotted" style:leader-text="."/>
        </style:tab-stops>
      </style:paragraph-properties>
      <style:text-properties officeooo:paragraph-rsid="007a73ca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/>
      <style:text-properties style:font-name="Times New Roman1" fo:font-size="12pt" officeooo:paragraph-rsid="00398322" style:font-size-asian="12pt" style:font-size-complex="12pt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 style:snap-to-layout-grid="false"/>
      <style:text-properties style:font-name="Times New Roman1" fo:font-size="12pt" officeooo:paragraph-rsid="004455c2" style:font-size-asian="12pt" style:font-size-complex="12pt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/>
      <style:text-properties style:font-name="Times New Roman1" fo:font-size="12pt" officeooo:paragraph-rsid="003bc671" style:font-size-asian="12pt" style:font-size-complex="12pt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center" style:justify-single-word="false" fo:text-indent="0cm" style:auto-text-indent="false" fo:background-color="transparent" style:snap-to-layout-grid="false"/>
      <style:text-properties style:font-name="Times New Roman1" fo:font-size="12pt" officeooo:rsid="003f3d73" officeooo:paragraph-rsid="003f3d73" style:font-size-asian="12pt" style:font-size-complex="12pt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center" style:justify-single-word="false" fo:text-indent="0cm" style:auto-text-indent="false" fo:background-color="transparent" style:snap-to-layout-grid="false"/>
      <style:text-properties style:font-name="Times New Roman1" fo:font-size="12pt" officeooo:rsid="0042c808" officeooo:paragraph-rsid="0042c808" style:font-size-asian="12pt" style:font-size-complex="12pt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 style:snap-to-layout-grid="false"/>
      <style:text-properties style:font-name="Times New Roman1" fo:font-size="12pt" officeooo:rsid="00407a49" officeooo:paragraph-rsid="0065a499" style:font-size-asian="12pt" style:font-size-complex="12pt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 style:snap-to-layout-grid="false"/>
      <style:text-properties style:font-name="Times New Roman1" fo:font-size="12pt" officeooo:rsid="00407a49" officeooo:paragraph-rsid="00407a49" style:font-size-asian="12pt" style:font-size-complex="12pt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 style:snap-to-layout-grid="false"/>
      <style:text-properties style:font-name="Times New Roman1" fo:font-size="12pt" officeooo:rsid="00407a49" officeooo:paragraph-rsid="0042c808" style:font-size-asian="12pt" style:font-size-complex="12pt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 style:snap-to-layout-grid="false"/>
      <style:text-properties style:font-name="Times New Roman1" fo:font-size="12pt" officeooo:rsid="00407a49" officeooo:paragraph-rsid="004455c2" style:font-size-asian="12pt" style:font-size-complex="12pt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center" style:justify-single-word="false" fo:text-indent="0cm" style:auto-text-indent="false" fo:background-color="transparent" style:snap-to-layout-grid="false"/>
      <style:text-properties style:font-name="Times New Roman1" fo:font-size="12pt" officeooo:rsid="00407a49" officeooo:paragraph-rsid="00407a49" style:font-size-asian="12pt" style:font-size-complex="12pt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center" style:justify-single-word="false" fo:text-indent="0cm" style:auto-text-indent="false" fo:background-color="transparent" style:snap-to-layout-grid="false"/>
      <style:text-properties style:font-name="Times New Roman1" fo:font-size="12pt" officeooo:rsid="004b4b23" officeooo:paragraph-rsid="004b4b23" style:font-size-asian="12pt" style:font-size-complex="12pt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center" style:justify-single-word="false" fo:text-indent="0cm" style:auto-text-indent="false" fo:background-color="transparent" style:snap-to-layout-grid="false"/>
      <style:text-properties style:font-name="Times New Roman1" fo:font-size="12pt" officeooo:rsid="0066de5d" officeooo:paragraph-rsid="0066de5d" style:font-size-asian="12pt" style:font-size-complex="12pt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center" style:justify-single-word="false" fo:text-indent="0cm" style:auto-text-indent="false" fo:background-color="transparent" style:snap-to-layout-grid="false"/>
      <style:text-properties style:font-name="Times New Roman1" fo:font-size="12pt" officeooo:rsid="004e577b" officeooo:paragraph-rsid="004e577b" style:font-size-asian="12pt" style:font-size-complex="12pt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/>
      <style:text-properties style:font-name="Times New Roman1" fo:font-size="10pt" style:text-underline-style="none" officeooo:rsid="005e9bcb" officeooo:paragraph-rsid="0074540d" style:font-size-asian="10pt" style:font-size-complex="10pt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center" style:justify-single-word="false" fo:text-indent="0cm" style:auto-text-indent="false" fo:background-color="transparent" style:snap-to-layout-grid="false"/>
      <style:text-properties style:text-position="0% 100%" style:font-name="Times New Roman1" fo:font-size="12pt" fo:font-weight="normal" officeooo:rsid="00660b33" officeooo:paragraph-rsid="00660b33" style:font-size-asian="12pt" style:font-weight-asian="normal" style:font-size-complex="12pt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center" style:justify-single-word="false" fo:text-indent="0cm" style:auto-text-indent="false" fo:background-color="transparent" style:snap-to-layout-grid="false"/>
      <style:text-properties style:text-position="0% 100%" style:font-name="Times New Roman1" fo:font-size="12pt" fo:font-weight="normal" officeooo:rsid="004db48d" officeooo:paragraph-rsid="004db48d" style:font-size-asian="12pt" style:font-weight-asian="normal" style:font-size-complex="12pt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center" style:justify-single-word="false" fo:text-indent="0cm" style:auto-text-indent="false" fo:background-color="transparent" style:snap-to-layout-grid="false"/>
      <style:text-properties style:text-position="0% 100%" style:font-name="Times New Roman1" fo:font-size="12pt" fo:font-weight="normal" officeooo:rsid="004db48d" officeooo:paragraph-rsid="00660b33" style:font-size-asian="12pt" style:font-weight-asian="normal" style:font-size-complex="12pt" style:font-weight-complex="normal"/>
    </style:style>
    <style:style style:name="P33" style:family="paragraph" style:parent-style-name="Contents_20_Heading" style:master-page-name="">
      <style:paragraph-properties fo:margin-top="0cm" fo:margin-bottom="0cm" style:contextual-spacing="true" fo:line-height="150%" fo:text-align="center" style:justify-single-word="false" style:page-number="auto" fo:break-before="page"/>
      <style:text-properties style:font-name="Times New Roman1" fo:font-size="14pt" fo:font-weight="bold" officeooo:rsid="0028eea5" officeooo:paragraph-rsid="0028eea5" style:font-name-asian="Noto Sans CJK SC" style:font-size-asian="14pt" style:font-weight-asian="bold" style:font-name-complex="FreeSans1" style:font-size-complex="14pt" style:font-weight-complex="bold"/>
    </style:style>
    <style:style style:name="P34" style:family="paragraph" style:parent-style-name="Contents_20_Heading">
      <style:paragraph-properties fo:margin-top="0cm" fo:margin-bottom="0cm" style:contextual-spacing="true" fo:line-height="150%"/>
      <style:text-properties style:font-name="Times New Roman1" fo:font-size="14pt" style:font-size-asian="14pt" style:font-size-complex="14pt"/>
    </style:style>
    <style:style style:name="P35" style:family="paragraph" style:parent-style-name="Standard">
      <style:paragraph-properties fo:margin-top="0cm" fo:margin-bottom="0cm" style:contextual-spacing="true"/>
      <style:text-properties fo:font-size="14pt" fo:font-weight="bold" officeooo:paragraph-rsid="003750ad" style:font-size-asian="14pt" style:font-weight-asian="bold" style:font-size-complex="14pt" style:font-style-complex="italic"/>
    </style:style>
    <style:style style:name="P36" style:family="paragraph" style:parent-style-name="Standard">
      <style:paragraph-properties fo:margin-top="0cm" fo:margin-bottom="0cm" style:contextual-spacing="true" fo:text-align="center" style:justify-single-word="false"/>
      <style:text-properties fo:font-size="14pt" fo:font-weight="bold" officeooo:paragraph-rsid="003750ad" style:font-size-asian="14pt" style:font-weight-asian="bold" style:font-size-complex="14pt" style:font-weight-complex="bold"/>
    </style:style>
    <style:style style:name="P37" style:family="paragraph" style:parent-style-name="Standard">
      <style:paragraph-properties fo:margin-top="0cm" fo:margin-bottom="0cm" style:contextual-spacing="true" fo:text-align="center" style:justify-single-word="false"/>
      <style:text-properties fo:font-size="14pt" fo:font-weight="bold" officeooo:paragraph-rsid="003750ad" style:font-size-asian="14pt" style:font-weight-asian="bold" style:font-size-complex="14pt"/>
    </style:style>
    <style:style style:name="P38" style:family="paragraph" style:parent-style-name="Standard">
      <style:paragraph-properties fo:margin-top="0cm" fo:margin-bottom="0cm" style:contextual-spacing="true"/>
      <style:text-properties fo:font-size="14pt" officeooo:paragraph-rsid="003750ad" style:font-size-asian="14pt" style:font-size-complex="14pt" style:font-weight-complex="bold"/>
    </style:style>
    <style:style style:name="P39" style:family="paragraph" style:parent-style-name="Standard">
      <style:paragraph-properties fo:margin-top="0cm" fo:margin-bottom="0cm" style:contextual-spacing="true" fo:text-align="center" style:justify-single-word="false"/>
      <style:text-properties fo:font-size="12pt" officeooo:paragraph-rsid="003750ad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true" fo:line-height="150%"/>
      <style:text-properties style:font-name="Times New Roman1" fo:font-size="14pt" officeooo:paragraph-rsid="00775162" style:font-size-asian="14pt" style:font-size-complex="14pt"/>
    </style:style>
    <style:style style:name="P41" style:family="paragraph" style:parent-style-name="Standard">
      <style:paragraph-properties fo:margin-top="0cm" fo:margin-bottom="0cm" style:contextual-spacing="true" fo:text-align="start" style:justify-single-word="false"/>
      <style:text-properties style:font-name="Times New Roman1" fo:font-size="12pt" officeooo:paragraph-rsid="003750ad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true" fo:text-align="center" style:justify-single-word="false"/>
      <style:text-properties style:font-name="Times New Roman1" fo:font-size="12pt" officeooo:paragraph-rsid="003750ad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true" fo:text-align="justify" style:justify-single-word="false"/>
      <style:text-properties style:font-name="Times New Roman1" fo:font-size="12pt" officeooo:paragraph-rsid="00398322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true" fo:text-align="justify" style:justify-single-word="false"/>
      <style:text-properties style:font-name="Times New Roman1" fo:font-size="12pt" officeooo:paragraph-rsid="003bc671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true" fo:text-align="justify" style:justify-single-word="false" style:snap-to-layout-grid="false"/>
      <style:text-properties style:font-name="Times New Roman1" fo:font-size="12pt" officeooo:rsid="00398322" officeooo:paragraph-rsid="00398322" style:font-size-asian="12pt" style:font-size-complex="12pt"/>
    </style:style>
    <style:style style:name="P46" style:family="paragraph" style:parent-style-name="Standard">
      <style:paragraph-properties fo:margin-top="0cm" fo:margin-bottom="0cm" style:contextual-spacing="true" fo:text-align="justify" style:justify-single-word="false" style:snap-to-layout-grid="false"/>
      <style:text-properties style:font-name="Times New Roman1" fo:font-size="12pt" officeooo:rsid="00398322" officeooo:paragraph-rsid="0042c808" style:font-size-asian="12pt" style:font-size-complex="12pt"/>
    </style:style>
    <style:style style:name="P47" style:family="paragraph" style:parent-style-name="Standard">
      <style:paragraph-properties fo:margin-top="0cm" fo:margin-bottom="0cm" style:contextual-spacing="true" fo:text-align="start" style:justify-single-word="false"/>
      <style:text-properties style:font-name="Times New Roman1" fo:font-size="12pt" officeooo:rsid="003fc754" officeooo:paragraph-rsid="00407a49" style:font-size-asian="12pt" style:font-size-complex="12pt"/>
    </style:style>
    <style:style style:name="P48" style:family="paragraph" style:parent-style-name="Standard">
      <style:paragraph-properties fo:margin-top="0cm" fo:margin-bottom="0cm" style:contextual-spacing="true" fo:text-align="justify" style:justify-single-word="false" style:snap-to-layout-grid="false"/>
      <style:text-properties style:font-name="Times New Roman1" fo:font-size="12pt" officeooo:rsid="00407a49" officeooo:paragraph-rsid="00407a49" style:font-size-asian="12pt" style:font-size-complex="12pt"/>
    </style:style>
    <style:style style:name="P49" style:family="paragraph" style:parent-style-name="Standard">
      <style:paragraph-properties fo:margin-top="0cm" fo:margin-bottom="0cm" style:contextual-spacing="true" fo:text-align="justify" style:justify-single-word="false"/>
      <style:text-properties style:font-name="Times New Roman1" fo:font-size="12pt" officeooo:rsid="004455c2" officeooo:paragraph-rsid="004455c2" style:font-size-asian="12pt" style:font-size-complex="12pt"/>
    </style:style>
    <style:style style:name="P50" style:family="paragraph" style:parent-style-name="Standard">
      <style:paragraph-properties fo:margin-top="0cm" fo:margin-bottom="0cm" style:contextual-spacing="true" fo:text-align="justify" style:justify-single-word="false"/>
      <style:text-properties style:font-name="Times New Roman1" fo:font-size="12pt" officeooo:rsid="004b4b23" officeooo:paragraph-rsid="004b4b23" style:font-size-asian="12pt" style:font-size-complex="12pt"/>
    </style:style>
    <style:style style:name="P51" style:family="paragraph" style:parent-style-name="Standard">
      <style:paragraph-properties fo:margin-top="0cm" fo:margin-bottom="0cm" style:contextual-spacing="true" fo:text-align="start" style:justify-single-word="false"/>
      <style:text-properties style:font-name="Times New Roman1" fo:font-size="10pt" style:font-size-asian="10pt" style:font-size-complex="10pt"/>
    </style:style>
    <style:style style:name="P52" style:family="paragraph" style:parent-style-name="Standard">
      <style:paragraph-properties fo:margin-top="0cm" fo:margin-bottom="0cm" style:contextual-spacing="true" fo:text-align="center" style:justify-single-word="false" fo:padding-left="0cm" fo:padding-right="0cm" fo:padding-top="0cm" fo:padding-bottom="0.035cm" fo:border-left="none" fo:border-right="none" fo:border-top="none" fo:border-bottom="1.5pt solid #000000" style:shadow="none"/>
      <style:text-properties fo:font-size="14pt" fo:font-weight="bold" officeooo:paragraph-rsid="003750ad" style:font-size-asian="14pt" style:font-weight-asian="bold" style:font-size-complex="14pt"/>
    </style:style>
    <style:style style:name="P53" style:family="paragraph" style:parent-style-name="Table_20_Contents">
      <style:paragraph-properties fo:margin-top="0cm" fo:margin-bottom="0cm" style:contextual-spacing="true" fo:text-align="start" style:justify-single-word="false"/>
      <style:text-properties style:font-name="Times New Roman1" fo:font-size="12pt" fo:font-weight="bold" officeooo:rsid="003750ad" officeooo:paragraph-rsid="003750ad" style:font-size-asian="12pt" style:font-weight-asian="bold" style:font-size-complex="12pt" style:font-weight-complex="bold"/>
    </style:style>
    <style:style style:name="P54" style:family="paragraph" style:parent-style-name="Table_20_Contents">
      <style:paragraph-properties fo:margin-top="0cm" fo:margin-bottom="0cm" style:contextual-spacing="true" fo:text-align="start" style:justify-single-word="false"/>
      <style:text-properties style:font-name="Times New Roman1" fo:font-size="12pt" fo:font-weight="bold" officeooo:rsid="00398322" officeooo:paragraph-rsid="00398322" style:font-size-asian="12pt" style:font-weight-asian="bold" style:font-size-complex="12pt" style:font-weight-complex="bold"/>
    </style:style>
    <style:style style:name="P55" style:family="paragraph" style:parent-style-name="Table_20_Contents">
      <style:paragraph-properties fo:margin-top="0cm" fo:margin-bottom="0cm" style:contextual-spacing="true" fo:text-align="center" style:justify-single-word="false"/>
      <style:text-properties style:font-name="Times New Roman1" fo:font-size="12pt" officeooo:rsid="003750ad" officeooo:paragraph-rsid="003750ad" style:font-size-asian="12pt" style:font-size-complex="12pt"/>
    </style:style>
    <style:style style:name="P56" style:family="paragraph" style:parent-style-name="Table_20_Contents">
      <style:paragraph-properties fo:margin-top="0cm" fo:margin-bottom="0cm" style:contextual-spacing="true" fo:text-align="justify" style:justify-single-word="false"/>
      <style:text-properties style:font-name="Times New Roman1" fo:font-size="12pt" officeooo:rsid="004455c2" officeooo:paragraph-rsid="004455c2" style:font-size-asian="12pt" style:font-size-complex="12pt"/>
    </style:style>
    <style:style style:name="P57" style:family="paragraph" style:parent-style-name="Table_20_Contents">
      <style:paragraph-properties fo:margin-top="0cm" fo:margin-bottom="0cm" style:contextual-spacing="true" fo:text-align="justify" style:justify-single-word="false"/>
      <style:text-properties style:font-name="Times New Roman1" fo:font-size="10pt" style:font-size-asian="10pt" style:font-size-complex="10pt"/>
    </style:style>
    <style:style style:name="P58" style:family="paragraph" style:parent-style-name="Standard_20__28_user_29_">
      <style:paragraph-properties fo:margin-top="0cm" fo:margin-bottom="0cm" style:contextual-spacing="true" fo:line-height="150%"/>
      <style:text-properties style:font-name="Times New Roman1" fo:font-size="14pt" officeooo:paragraph-rsid="00775162" style:font-size-asian="14pt" style:font-name-complex="Times New Roman2" style:font-size-complex="14pt"/>
    </style:style>
    <style:style style:name="P59" style:family="paragraph" style:parent-style-name="Standard">
      <style:paragraph-properties fo:margin-top="0cm" fo:margin-bottom="0cm" style:contextual-spacing="true" fo:text-align="start" style:justify-single-word="false" style:writing-mode="lr-tb"/>
      <style:text-properties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60" style:family="paragraph" style:parent-style-name="Standard">
      <style:paragraph-properties fo:margin-top="0cm" fo:margin-bottom="0cm" style:contextual-spacing="true" fo:text-align="justify" style:justify-single-word="false" style:writing-mode="lr-tb"/>
      <style:text-properties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margin-top="0cm" fo:margin-bottom="0cm" style:contextual-spacing="true" fo:text-align="justify" style:justify-single-word="false" style:writing-mode="lr-tb"/>
      <style:text-properties style:text-outline="false" style:text-line-through-style="none" style:text-line-through-type="none" style:font-name="Times New Roman1" fo:font-size="10pt" fo:font-style="normal" fo:text-shadow="none" style:text-underline-style="none" fo:font-weight="normal" officeooo:rsid="0074540d" officeooo:paragraph-rsid="0074540d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text-align="center" style:justify-single-word="false"/>
      <style:text-properties fo:font-size="12pt" officeooo:paragraph-rsid="003750ad" style:font-size-asian="12pt" style:font-size-complex="12pt"/>
    </style:style>
    <style:style style:name="P63" style:family="paragraph" style:parent-style-name="Standard">
      <style:paragraph-properties fo:margin-left="0cm" fo:margin-right="-0.102cm" fo:margin-top="0cm" fo:margin-bottom="0cm" style:contextual-spacing="true" fo:line-height="100%" fo:text-align="center" style:justify-single-word="false" fo:text-indent="0cm" style:auto-text-indent="false"/>
      <style:text-properties style:font-name="Times New Roman" fo:font-size="14pt" officeooo:paragraph-rsid="003750ad" style:font-size-asian="14pt" style:font-size-complex="14pt"/>
    </style:style>
    <style:style style:name="P64" style:family="paragraph" style:parent-style-name="Standard">
      <style:paragraph-properties fo:margin-left="0cm" fo:margin-right="-0.102cm" fo:margin-top="0cm" fo:margin-bottom="0cm" style:contextual-spacing="true" fo:text-align="center" style:justify-single-word="false" fo:text-indent="0cm" style:auto-text-indent="false"/>
      <style:text-properties fo:font-size="14pt" officeooo:paragraph-rsid="003750ad" style:font-size-asian="14pt" style:font-size-complex="14pt"/>
    </style:style>
    <style:style style:name="P65" style:family="paragraph" style:parent-style-name="Standard">
      <style:paragraph-properties fo:margin-left="5.001cm" fo:margin-right="0cm" fo:margin-top="0cm" fo:margin-bottom="0cm" style:contextual-spacing="true" fo:text-indent="0cm" style:auto-text-indent="false"/>
      <style:text-properties fo:font-size="12pt" fo:font-weight="bold" officeooo:paragraph-rsid="003750ad" style:font-size-asian="12pt" style:font-weight-asian="bold" style:font-size-complex="12pt"/>
    </style:style>
    <style:style style:name="P66" style:family="paragraph" style:parent-style-name="Standard">
      <style:paragraph-properties fo:margin-left="5.001cm" fo:margin-right="0cm" fo:margin-top="0cm" fo:margin-bottom="0cm" style:contextual-spacing="true" fo:text-indent="0cm" style:auto-text-indent="false"/>
      <style:text-properties fo:font-size="12pt" officeooo:paragraph-rsid="003750ad" style:font-size-asian="12pt" style:font-size-complex="12pt"/>
    </style:style>
    <style:style style:name="P67" style:family="paragraph" style:parent-style-name="Standard">
      <style:paragraph-properties fo:margin-left="0cm" fo:margin-right="0cm" fo:margin-top="0cm" fo:margin-bottom="0cm" style:contextual-spacing="true" fo:text-indent="8.251cm" style:auto-text-indent="false">
        <style:tab-stops>
          <style:tab-stop style:position="11.753cm"/>
        </style:tab-stops>
      </style:paragraph-properties>
      <style:text-properties style:text-position="super 58%" fo:font-size="12pt" officeooo:paragraph-rsid="003750ad" style:font-size-asian="12pt" style:font-size-complex="12pt"/>
    </style:style>
    <style:style style:name="P68" style:family="paragraph" style:parent-style-name="Standard">
      <style:paragraph-properties fo:margin-left="5.001cm" fo:margin-right="-1.101cm" fo:margin-top="0cm" fo:margin-bottom="0cm" style:contextual-spacing="true" fo:text-indent="0cm" style:auto-text-indent="false"/>
      <style:text-properties fo:font-size="12pt" fo:font-weight="bold" officeooo:paragraph-rsid="003750ad" style:font-size-asian="12pt" style:font-weight-asian="bold" style:font-size-complex="12pt"/>
    </style:style>
    <style:style style:name="P69" style:family="paragraph" style:parent-style-name="Standard">
      <style:paragraph-properties fo:margin-left="5.001cm" fo:margin-right="-1.101cm" fo:margin-top="0cm" fo:margin-bottom="0cm" style:contextual-spacing="true" fo:text-indent="0cm" style:auto-text-indent="false"/>
      <style:text-properties fo:font-size="12pt" officeooo:paragraph-rsid="003750ad" style:font-size-asian="12pt" style:font-size-complex="12pt"/>
    </style:style>
    <style:style style:name="P70" style:family="paragraph" style:parent-style-name="Standard">
      <style:paragraph-properties fo:margin-left="9.001cm" fo:margin-right="-1.101cm" fo:margin-top="0cm" fo:margin-bottom="0cm" style:contextual-spacing="true" fo:text-indent="0cm" style:auto-text-indent="false"/>
      <style:text-properties fo:font-size="12pt" officeooo:paragraph-rsid="003750ad" style:font-size-asian="12pt" style:font-size-complex="12pt"/>
    </style:style>
    <style:style style:name="P71" style:family="paragraph" style:parent-style-name="Standard">
      <style:paragraph-properties fo:margin-left="7.502cm" fo:margin-right="-1.101cm" fo:margin-top="0cm" fo:margin-bottom="0cm" style:contextual-spacing="true" fo:text-indent="0cm" style:auto-text-indent="false"/>
      <style:text-properties fo:font-size="12pt" officeooo:paragraph-rsid="003750ad" style:font-size-asian="12pt" style:font-size-complex="12pt"/>
    </style:style>
    <style:style style:name="P72" style:family="paragraph" style:parent-style-name="Standard">
      <style:paragraph-properties fo:margin-left="0cm" fo:margin-right="-1.101cm" fo:margin-top="0cm" fo:margin-bottom="0cm" style:contextual-spacing="true" fo:text-indent="0cm" style:auto-text-indent="false"/>
      <style:text-properties style:text-position="super 58%" fo:font-size="12pt" officeooo:paragraph-rsid="003750ad" style:font-size-asian="12pt" style:font-size-complex="12pt"/>
    </style:style>
    <style:style style:name="P73" style:family="paragraph" style:parent-style-name="Основной_20_абзац">
      <style:paragraph-properties fo:margin-left="0cm" fo:margin-right="0cm" fo:margin-top="0cm" fo:margin-bottom="0cm" style:contextual-spacing="true" fo:line-height="100%" fo:text-indent="1cm" style:auto-text-indent="false"/>
      <style:text-properties style:font-name="Times New Roman1" fo:font-size="14pt" officeooo:paragraph-rsid="003bc671" style:font-size-asian="14pt" style:font-size-complex="14pt"/>
    </style:style>
    <style:style style:name="P74" style:family="paragraph" style:parent-style-name="Основной_20_абзац">
      <style:paragraph-properties fo:margin-left="0cm" fo:margin-right="0cm" fo:margin-top="0cm" fo:margin-bottom="0cm" style:contextual-spacing="true" fo:line-height="100%" fo:text-indent="1cm" style:auto-text-indent="false"/>
      <style:text-properties style:font-name="Times New Roman1" fo:font-size="14pt" officeooo:rsid="00550da0" officeooo:paragraph-rsid="006fb16c" style:font-size-asian="14pt" style:font-size-complex="14pt"/>
    </style:style>
    <style:style style:name="P75" style:family="paragraph" style:parent-style-name="Standard_20__28_user_29_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style:text-underline-style="none" officeooo:rsid="0060800f" officeooo:paragraph-rsid="0073cd93" fo:background-color="transparent" style:font-size-asian="14pt" style:font-size-complex="14pt"/>
    </style:style>
    <style:style style:name="P76" style:family="paragraph" style:parent-style-name="Standard_20__28_user_29_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font-name="Times New Roman1" fo:font-size="14pt" style:text-underline-style="none" officeooo:rsid="0061d8c1" officeooo:paragraph-rsid="00775162" fo:background-color="transparent" style:font-size-asian="14pt" style:font-size-complex="14pt"/>
    </style:style>
    <style:style style:name="P77" style:family="paragraph" style:parent-style-name="Standard_20__28_user_29_"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/>
      <style:text-properties style:text-position="0% 100%" style:font-name="Times New Roman1" fo:font-size="14pt" style:text-underline-style="none" officeooo:rsid="0061d8c1" officeooo:paragraph-rsid="00775162" fo:background-color="transparent" style:font-size-asian="14pt" style:font-size-complex="14pt"/>
    </style:style>
    <style:style style:name="P7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officeooo:paragraph-rsid="00398322" style:font-size-asian="14pt" style:font-size-complex="14pt"/>
    </style:style>
    <style:style style:name="P79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officeooo:paragraph-rsid="003bc671" style:font-size-asian="14pt" style:font-size-complex="14pt"/>
    </style:style>
    <style:style style:name="P80" style:family="paragraph" style:parent-style-name="Standard">
      <style:paragraph-properties fo:margin-left="0cm" fo:margin-right="0cm" fo:margin-top="0cm" fo:margin-bottom="0cm" style:contextual-spacing="true" fo:text-align="justify" style:justify-single-word="false" fo:hyphenation-ladder-count="no-limit" fo:text-indent="1cm" style:auto-text-indent="false"/>
      <style:text-properties style:font-name="Times New Roman1" fo:font-size="14pt" officeooo:paragraph-rsid="00577531" style:font-size-asian="14pt" style:font-size-complex="14pt" fo:hyphenate="true" fo:hyphenation-remain-char-count="2" fo:hyphenation-push-char-count="2" loext:hyphenation-no-caps="false"/>
    </style:style>
    <style:style style:name="P81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officeooo:paragraph-rsid="005a66c5" style:font-size-asian="14pt" style:font-size-complex="14pt"/>
    </style:style>
    <style:style style:name="P8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officeooo:paragraph-rsid="005ba99f" style:font-size-asian="14pt" style:font-size-complex="14pt"/>
    </style:style>
    <style:style style:name="P8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officeooo:rsid="005a66c5" officeooo:paragraph-rsid="005a66c5" style:font-size-asian="14pt" style:font-size-complex="14pt"/>
    </style:style>
    <style:style style:name="P84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officeooo:rsid="005a66c5" officeooo:paragraph-rsid="00792390" style:font-size-asian="14pt" style:font-size-complex="14pt"/>
    </style:style>
    <style:style style:name="P8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officeooo:rsid="005a66c5" officeooo:paragraph-rsid="005ba99f" style:font-size-asian="14pt" style:font-size-complex="14pt"/>
    </style:style>
    <style:style style:name="P8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officeooo:rsid="005ba99f" officeooo:paragraph-rsid="00792390" style:font-size-asian="14pt" style:font-size-complex="14pt"/>
    </style:style>
    <style:style style:name="P87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officeooo:rsid="005ba99f" officeooo:paragraph-rsid="00787483" style:font-size-asian="14pt" style:font-size-complex="14pt"/>
    </style:style>
    <style:style style:name="P8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officeooo:rsid="005ba99f" officeooo:paragraph-rsid="006a4158" style:font-size-asian="14pt" style:font-size-complex="14pt"/>
    </style:style>
    <style:style style:name="P89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style:text-underline-style="none" officeooo:rsid="005e33cb" officeooo:paragraph-rsid="005e33cb" style:font-size-asian="14pt" style:font-size-complex="14pt"/>
    </style:style>
    <style:style style:name="P90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style:text-underline-style="none" officeooo:rsid="005e9bcb" officeooo:paragraph-rsid="005e9bcb" style:font-size-asian="14pt" style:font-size-complex="14pt"/>
    </style:style>
    <style:style style:name="P91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style:text-underline-style="none" officeooo:rsid="005e9bcb" officeooo:paragraph-rsid="0060800f" style:font-size-asian="14pt" style:font-size-complex="14pt"/>
    </style:style>
    <style:style style:name="P9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style:text-underline-style="none" officeooo:rsid="0060800f" officeooo:paragraph-rsid="0074540d" style:font-size-asian="14pt" style:font-size-complex="14pt"/>
    </style:style>
    <style:style style:name="P9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style:text-underline-style="none" officeooo:rsid="005e33cb" officeooo:paragraph-rsid="005e33cb" fo:background-color="transparent" style:font-size-asian="14pt" style:font-size-complex="14pt"/>
    </style:style>
    <style:style style:name="P94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style:text-underline-style="none" officeooo:rsid="0061d8c1" officeooo:paragraph-rsid="0061d8c1" fo:background-color="transparent" style:font-size-asian="14pt" style:font-size-complex="14pt"/>
    </style:style>
    <style:style style:name="P9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style:text-underline-style="none" officeooo:rsid="005e33cb" officeooo:paragraph-rsid="005e33cb" fo:background-color="#ffff00" style:font-size-asian="14pt" style:font-size-complex="14pt"/>
    </style:style>
    <style:style style:name="P9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fo:font-weight="bold" officeooo:paragraph-rsid="003bc671" style:font-size-asian="14pt" style:font-weight-asian="bold" style:font-size-complex="14pt"/>
    </style:style>
    <style:style style:name="P97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fo:font-weight="bold" officeooo:paragraph-rsid="00491855" style:font-size-asian="14pt" style:font-weight-asian="bold" style:font-size-complex="14pt"/>
    </style:style>
    <style:style style:name="P9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fo:font-weight="bold" officeooo:paragraph-rsid="004ab954" style:font-size-asian="14pt" style:font-weight-asian="bold" style:font-size-complex="14pt"/>
    </style:style>
    <style:style style:name="P99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fo:font-weight="bold" officeooo:paragraph-rsid="004b4b23" style:font-size-asian="14pt" style:font-weight-asian="bold" style:font-size-complex="14pt"/>
    </style:style>
    <style:style style:name="P100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fo:font-weight="bold" officeooo:paragraph-rsid="003bc671" style:font-size-asian="14pt" style:font-weight-asian="bold" style:font-size-complex="14pt" style:font-weight-complex="bold"/>
    </style:style>
    <style:style style:name="P101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fo:font-weight="normal" officeooo:rsid="0046113f" officeooo:paragraph-rsid="0046113f" style:font-size-asian="14pt" style:font-weight-asian="normal" style:font-size-complex="14pt" style:font-weight-complex="normal"/>
    </style:style>
    <style:style style:name="P10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fo:font-weight="normal" officeooo:rsid="0046113f" officeooo:paragraph-rsid="0046cae6" style:font-size-asian="14pt" style:font-weight-asian="normal" style:font-size-complex="14pt" style:font-weight-complex="normal"/>
    </style:style>
    <style:style style:name="P10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fo:font-weight="normal" officeooo:rsid="0046113f" officeooo:paragraph-rsid="004d05e8" style:font-size-asian="14pt" style:font-weight-asian="normal" style:font-size-complex="14pt" style:font-weight-complex="normal"/>
    </style:style>
    <style:style style:name="P104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fo:font-weight="normal" officeooo:rsid="0046113f" officeooo:paragraph-rsid="004db48d" style:font-size-asian="14pt" style:font-weight-asian="normal" style:font-size-complex="14pt" style:font-weight-complex="normal"/>
    </style:style>
    <style:style style:name="P10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fo:font-weight="normal" officeooo:rsid="0046113f" officeooo:paragraph-rsid="006f7c15" style:font-size-asian="14pt" style:font-weight-asian="normal" style:font-size-complex="14pt" style:font-weight-complex="normal"/>
    </style:style>
    <style:style style:name="P10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fo:font-weight="normal" officeooo:rsid="0046113f" officeooo:paragraph-rsid="0069e5e7" style:font-size-asian="14pt" style:font-weight-asian="normal" style:font-size-complex="14pt" style:font-weight-complex="normal"/>
    </style:style>
    <style:style style:name="P107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fo:font-weight="normal" officeooo:rsid="0046113f" officeooo:paragraph-rsid="006a2f05" style:font-size-asian="14pt" style:font-weight-asian="normal" style:font-size-complex="14pt" style:font-weight-complex="normal"/>
    </style:style>
    <style:style style:name="P10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fo:font-weight="normal" officeooo:rsid="0046113f" officeooo:paragraph-rsid="00660b33" style:font-size-asian="14pt" style:font-weight-asian="normal" style:font-size-complex="14pt" style:font-weight-complex="normal"/>
    </style:style>
    <style:style style:name="P109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fo:font-weight="normal" officeooo:rsid="0046cae6" officeooo:paragraph-rsid="0046cae6" style:font-size-asian="14pt" style:font-weight-asian="normal" style:font-size-complex="14pt" style:font-weight-complex="normal"/>
    </style:style>
    <style:style style:name="P110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fo:font-weight="normal" officeooo:rsid="004ab954" officeooo:paragraph-rsid="004ab954" style:font-size-asian="14pt" style:font-weight-asian="normal" style:font-size-complex="14pt" style:font-weight-complex="normal"/>
    </style:style>
    <style:style style:name="P111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fo:font-weight="normal" officeooo:rsid="004ab954" officeooo:paragraph-rsid="0069e5e7" style:font-size-asian="14pt" style:font-weight-asian="normal" style:font-size-complex="14pt" style:font-weight-complex="normal"/>
    </style:style>
    <style:style style:name="P11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fo:font-weight="normal" officeooo:rsid="004ab954" officeooo:paragraph-rsid="004db48d" style:font-size-asian="14pt" style:font-weight-asian="normal" style:font-size-complex="14pt" style:font-weight-complex="normal"/>
    </style:style>
    <style:style style:name="P11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fo:font-weight="normal" officeooo:rsid="0068bb50" officeooo:paragraph-rsid="0069e5e7" style:font-size-asian="14pt" style:font-weight-asian="normal" style:font-size-complex="14pt" style:font-weight-complex="normal"/>
    </style:style>
    <style:style style:name="P114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fo:font-weight="normal" officeooo:paragraph-rsid="003bc671" style:font-size-asian="14pt" style:font-weight-asian="normal" style:font-size-complex="14pt" style:font-weight-complex="normal"/>
    </style:style>
    <style:style style:name="P11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fo:font-weight="normal" officeooo:paragraph-rsid="00577531" style:font-size-asian="14pt" style:font-weight-asian="normal" style:font-size-complex="14pt" style:font-weight-complex="normal"/>
    </style:style>
    <style:style style:name="P11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fo:font-weight="normal" officeooo:rsid="00577531" officeooo:paragraph-rsid="00782617" style:font-size-asian="14pt" style:font-weight-asian="normal" style:font-size-complex="14pt" style:font-weight-complex="normal"/>
    </style:style>
    <style:style style:name="P117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fo:font-weight="normal" officeooo:rsid="00577531" officeooo:paragraph-rsid="005935bd" style:font-size-asian="14pt" style:font-weight-asian="normal" style:font-size-complex="14pt" style:font-weight-complex="normal"/>
    </style:style>
    <style:style style:name="P11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fo:font-weight="normal" officeooo:rsid="005935bd" officeooo:paragraph-rsid="005935bd" style:font-size-asian="14pt" style:font-weight-asian="normal" style:font-size-complex="14pt" style:font-weight-complex="normal"/>
    </style:style>
    <style:style style:name="P119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style:text-underline-style="solid" style:text-underline-width="auto" style:text-underline-color="font-color" officeooo:paragraph-rsid="003bc671" style:font-size-asian="14pt" style:font-size-complex="14pt"/>
    </style:style>
    <style:style style:name="P120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2pt" officeooo:paragraph-rsid="004455c2" style:font-size-asian="12pt" style:font-size-complex="12pt"/>
    </style:style>
    <style:style style:name="P121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 fo:background-color="transparent"/>
      <style:text-properties style:text-position="0% 100%" style:font-name="Times New Roman1" fo:font-size="14pt" fo:font-weight="normal" officeooo:rsid="00398322" officeooo:paragraph-rsid="00398322" style:font-size-asian="14pt" style:font-weight-asian="normal" style:font-size-complex="14pt" style:font-weight-complex="normal"/>
    </style:style>
    <style:style style:name="P122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 fo:background-color="transparent"/>
      <style:text-properties style:text-position="0% 100%" style:font-name="Times New Roman1" fo:font-size="14pt" fo:font-weight="normal" officeooo:rsid="00398322" officeooo:paragraph-rsid="007c5aa0" style:font-size-asian="14pt" style:font-weight-asian="normal" style:font-size-complex="14pt" style:font-weight-complex="normal"/>
    </style:style>
    <style:style style:name="P12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text-position="0% 100%" style:font-name="Times New Roman1" fo:font-size="14pt" fo:font-weight="normal" officeooo:rsid="0046113f" officeooo:paragraph-rsid="0046cae6" style:font-size-asian="14pt" style:font-weight-asian="normal" style:font-size-complex="14pt" style:font-weight-complex="normal"/>
    </style:style>
    <style:style style:name="P124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text-position="0% 100%" style:font-name="Times New Roman1" fo:font-size="14pt" fo:font-weight="normal" officeooo:rsid="004d05e8" officeooo:paragraph-rsid="004d05e8" style:font-size-asian="14pt" style:font-weight-asian="normal" style:font-size-complex="14pt" style:font-weight-complex="normal"/>
    </style:style>
    <style:style style:name="P12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text-position="0% 100%" style:font-name="Times New Roman1" fo:font-size="14pt" fo:font-weight="normal" officeooo:rsid="00491855" officeooo:paragraph-rsid="004ab954" style:font-size-asian="14pt" style:font-weight-asian="normal" style:font-size-complex="14pt" style:font-weight-complex="normal"/>
    </style:style>
    <style:style style:name="P12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text-position="0% 100%" style:font-name="Times New Roman1" fo:font-size="14pt" fo:font-weight="normal" officeooo:rsid="004db48d" officeooo:paragraph-rsid="004db48d" style:font-size-asian="14pt" style:font-weight-asian="normal" style:font-size-complex="14pt" style:font-weight-complex="normal"/>
    </style:style>
    <style:style style:name="P127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text-position="0% 100%" style:font-name="Times New Roman1" fo:font-size="14pt" fo:font-weight="normal" officeooo:rsid="00577531" officeooo:paragraph-rsid="00577531" style:font-size-asian="14pt" style:font-weight-asian="normal" style:font-size-complex="14pt" style:font-weight-complex="normal"/>
    </style:style>
    <style:style style:name="P12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text-position="0% 100%" style:font-name="Times New Roman1" fo:font-size="14pt" style:text-underline-style="none" officeooo:rsid="005ba99f" officeooo:paragraph-rsid="0060800f" style:font-size-asian="14pt" style:font-size-complex="14pt"/>
    </style:style>
    <style:style style:name="P129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text-position="0% 100%" style:font-name="Times New Roman1" fo:font-size="14pt" style:text-underline-style="none" officeooo:rsid="005e9bcb" officeooo:paragraph-rsid="0060800f" fo:background-color="#ffff00" style:font-size-asian="14pt" style:font-size-complex="14pt"/>
    </style:style>
    <style:style style:name="P130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text-position="0% 100%" style:font-name="Times New Roman1" fo:font-size="14pt" style:text-underline-style="none" officeooo:rsid="0061d8c1" officeooo:paragraph-rsid="0061d8c1" fo:background-color="transparent" style:font-size-asian="14pt" style:font-size-complex="14pt"/>
    </style:style>
    <style:style style:name="P131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text-position="sub 58%" style:font-name="Times New Roman1" fo:font-size="14pt" fo:font-weight="normal" officeooo:rsid="0046996c" officeooo:paragraph-rsid="0069e5e7" style:font-size-asian="14pt" style:font-weight-asian="normal" style:font-size-complex="14pt" style:font-weight-complex="normal"/>
    </style:style>
    <style:style style:name="P13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text-position="sub 58%" style:font-name="Times New Roman1" fo:font-size="14pt" style:text-underline-style="none" officeooo:rsid="005e33cb" officeooo:paragraph-rsid="005e33cb" style:font-size-asian="14pt" style:font-size-complex="14pt"/>
    </style:style>
    <style:style style:name="P133" style:family="paragraph" style:parent-style-name="Абзац_20_списка">
      <style:paragraph-properties fo:margin-left="0cm" fo:margin-right="0cm" fo:margin-top="0cm" fo:margin-bottom="0cm" style:contextual-spacing="true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style:font-name="Times New Roman1" fo:font-size="14pt" officeooo:paragraph-rsid="003bc671" style:font-size-asian="14pt" style:font-size-complex="14pt" fo:hyphenate="true" fo:hyphenation-remain-char-count="2" fo:hyphenation-push-char-count="2" loext:hyphenation-no-caps="false"/>
    </style:style>
    <style:style style:name="P134" style:family="paragraph" style:parent-style-name="Абзац_20_списка">
      <style:paragraph-properties fo:margin-left="0cm" fo:margin-right="0cm" fo:margin-top="0cm" fo:margin-bottom="0cm" style:contextual-spacing="true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style:font-name="Times New Roman1" fo:font-size="14pt" officeooo:paragraph-rsid="0052f888" style:font-size-asian="14pt" style:font-size-complex="14pt" fo:hyphenate="true" fo:hyphenation-remain-char-count="2" fo:hyphenation-push-char-count="2" loext:hyphenation-no-caps="false"/>
    </style:style>
    <style:style style:name="P135" style:family="paragraph" style:parent-style-name="Абзац_20_списка">
      <style:paragraph-properties fo:margin-left="0cm" fo:margin-right="0cm" fo:margin-top="0cm" fo:margin-bottom="0cm" style:contextual-spacing="true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style:font-name="Times New Roman1" fo:font-size="14pt" officeooo:paragraph-rsid="00533b69" style:font-size-asian="14pt" style:font-size-complex="14pt" fo:hyphenate="true" fo:hyphenation-remain-char-count="2" fo:hyphenation-push-char-count="2" loext:hyphenation-no-caps="false"/>
    </style:style>
    <style:style style:name="P136" style:family="paragraph" style:parent-style-name="Абзац_20_списка">
      <style:paragraph-properties fo:margin-left="0cm" fo:margin-right="0cm" fo:margin-top="0cm" fo:margin-bottom="0cm" style:contextual-spacing="true" fo:text-align="justify" style:justify-single-word="false" fo:hyphenation-ladder-count="no-limit" fo:text-indent="1cm" style:auto-text-indent="false"/>
      <style:text-properties style:font-name="Times New Roman1" fo:font-size="14pt" officeooo:paragraph-rsid="003bc671" style:font-size-asian="14pt" style:font-size-complex="14pt" fo:hyphenate="true" fo:hyphenation-remain-char-count="2" fo:hyphenation-push-char-count="2" loext:hyphenation-no-caps="false"/>
    </style:style>
    <style:style style:name="P137" style:family="paragraph" style:parent-style-name="Абзац_20_списка">
      <style:paragraph-properties fo:margin-left="0cm" fo:margin-right="0cm" fo:margin-top="0cm" fo:margin-bottom="0cm" style:contextual-spacing="true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style:font-name="Times New Roman1" fo:font-size="14pt" officeooo:rsid="005185bc" officeooo:paragraph-rsid="005185bc" style:font-size-asian="14pt" style:font-size-complex="14pt" fo:hyphenate="true" fo:hyphenation-remain-char-count="2" fo:hyphenation-push-char-count="2" loext:hyphenation-no-caps="false"/>
    </style:style>
    <style:style style:name="P138" style:family="paragraph" style:parent-style-name="Абзац_20_списка">
      <style:paragraph-properties fo:margin-left="0cm" fo:margin-right="0cm" fo:margin-top="0cm" fo:margin-bottom="0cm" style:contextual-spacing="true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style:font-name="Times New Roman1" fo:font-size="14pt" officeooo:rsid="0052f888" officeooo:paragraph-rsid="006fb16c" style:font-size-asian="14pt" style:font-size-complex="14pt" fo:hyphenate="true" fo:hyphenation-remain-char-count="2" fo:hyphenation-push-char-count="2" loext:hyphenation-no-caps="false"/>
    </style:style>
    <style:style style:name="P139" style:family="paragraph" style:parent-style-name="Абзац_20_списка">
      <style:paragraph-properties fo:margin-left="0cm" fo:margin-right="0cm" fo:margin-top="0cm" fo:margin-bottom="0cm" style:contextual-spacing="true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style:font-name="Times New Roman1" fo:font-size="14pt" officeooo:rsid="0052f888" officeooo:paragraph-rsid="006a2f05" style:font-size-asian="14pt" style:font-size-complex="14pt" fo:hyphenate="true" fo:hyphenation-remain-char-count="2" fo:hyphenation-push-char-count="2" loext:hyphenation-no-caps="false"/>
    </style:style>
    <style:style style:name="P140" style:family="paragraph" style:parent-style-name="Абзац_20_списка">
      <style:paragraph-properties fo:margin-left="0cm" fo:margin-right="0cm" fo:margin-top="0cm" fo:margin-bottom="0cm" style:contextual-spacing="true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style:font-name="Times New Roman1" fo:font-size="14pt" officeooo:rsid="00533b69" officeooo:paragraph-rsid="00533b69" style:font-size-asian="14pt" style:font-size-complex="14pt" fo:hyphenate="true" fo:hyphenation-remain-char-count="2" fo:hyphenation-push-char-count="2" loext:hyphenation-no-caps="false"/>
    </style:style>
    <style:style style:name="P141" style:family="paragraph" style:parent-style-name="Абзац_20_списка">
      <style:paragraph-properties fo:margin-left="0cm" fo:margin-right="0cm" fo:margin-top="0cm" fo:margin-bottom="0cm" style:contextual-spacing="true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style:font-name="Times New Roman1" fo:font-size="14pt" officeooo:rsid="00533b69" officeooo:paragraph-rsid="006a2f05" style:font-size-asian="14pt" style:font-size-complex="14pt" fo:hyphenate="true" fo:hyphenation-remain-char-count="2" fo:hyphenation-push-char-count="2" loext:hyphenation-no-caps="false"/>
    </style:style>
    <style:style style:name="P142" style:family="paragraph" style:parent-style-name="Абзац_20_списка">
      <style:paragraph-properties fo:margin-left="0cm" fo:margin-right="0cm" fo:margin-top="0cm" fo:margin-bottom="0cm" style:contextual-spacing="true" fo:text-align="justify" style:justify-single-word="false" fo:hyphenation-ladder-count="no-limit" fo:text-indent="1cm" style:auto-text-indent="false"/>
      <style:text-properties style:font-name="Times New Roman1" fo:font-size="14pt" officeooo:rsid="005587ea" officeooo:paragraph-rsid="005587ea" style:font-size-asian="14pt" style:font-size-complex="14pt" fo:hyphenate="true" fo:hyphenation-remain-char-count="2" fo:hyphenation-push-char-count="2" loext:hyphenation-no-caps="false"/>
    </style:style>
    <style:style style:name="P143" style:family="paragraph" style:parent-style-name="Абзац_20_списка">
      <style:paragraph-properties fo:margin-left="0cm" fo:margin-right="0cm" fo:margin-top="0cm" fo:margin-bottom="0cm" style:contextual-spacing="true" fo:text-align="justify" style:justify-single-word="false" fo:hyphenation-ladder-count="no-limit" fo:text-indent="1cm" style:auto-text-indent="false"/>
      <style:text-properties style:font-name="Times New Roman1" fo:font-size="14pt" officeooo:rsid="005587ea" officeooo:paragraph-rsid="0070c755" style:font-size-asian="14pt" style:font-size-complex="14pt" fo:hyphenate="true" fo:hyphenation-remain-char-count="2" fo:hyphenation-push-char-count="2" loext:hyphenation-no-caps="false"/>
    </style:style>
    <style:style style:name="P144" style:family="paragraph" style:parent-style-name="Абзац_20_списка">
      <style:paragraph-properties fo:margin-left="0cm" fo:margin-right="0cm" fo:margin-top="0cm" fo:margin-bottom="0cm" style:contextual-spacing="true" fo:text-align="justify" style:justify-single-word="false" fo:hyphenation-ladder-count="no-limit" fo:text-indent="1cm" style:auto-text-indent="false"/>
      <style:text-properties style:font-name="Times New Roman1" fo:font-size="14pt" officeooo:rsid="005587ea" officeooo:paragraph-rsid="00577531" style:font-size-asian="14pt" style:font-size-complex="14pt" fo:hyphenate="true" fo:hyphenation-remain-char-count="2" fo:hyphenation-push-char-count="2" loext:hyphenation-no-caps="false"/>
    </style:style>
    <style:style style:name="P145" style:family="paragraph" style:parent-style-name="Абзац_20_списка">
      <style:paragraph-properties fo:margin-left="0cm" fo:margin-right="0cm" fo:margin-top="0cm" fo:margin-bottom="0cm" style:contextual-spacing="true" fo:text-align="justify" style:justify-single-word="false" fo:hyphenation-ladder-count="no-limit" fo:text-indent="1cm" style:auto-text-indent="false"/>
      <style:text-properties style:font-name="Times New Roman1" fo:font-size="14pt" officeooo:rsid="005587ea" officeooo:paragraph-rsid="006a2f05" style:font-size-asian="14pt" style:font-size-complex="14pt" fo:hyphenate="true" fo:hyphenation-remain-char-count="2" fo:hyphenation-push-char-count="2" loext:hyphenation-no-caps="false"/>
    </style:style>
    <style:style style:name="P146" style:family="paragraph" style:parent-style-name="Абзац_20_списка">
      <style:paragraph-properties fo:margin-left="0cm" fo:margin-right="0cm" fo:margin-top="0cm" fo:margin-bottom="0cm" style:contextual-spacing="true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style:text-position="0% 100%" style:font-name="Times New Roman1" fo:font-size="14pt" officeooo:rsid="00550da0" officeooo:paragraph-rsid="00550da0" style:font-size-asian="14pt" style:font-size-complex="14pt" fo:hyphenate="true" fo:hyphenation-remain-char-count="2" fo:hyphenation-push-char-count="2" loext:hyphenation-no-caps="false"/>
    </style:style>
    <style:style style:name="P147" style:family="paragraph" style:parent-style-name="Абзац_20_списка">
      <style:paragraph-properties fo:margin-left="0cm" fo:margin-right="0cm" fo:margin-top="0cm" fo:margin-bottom="0cm" style:contextual-spacing="true" fo:text-align="justify" style:justify-single-word="false" fo:hyphenation-ladder-count="no-limit" fo:text-indent="1cm" style:auto-text-indent="false"/>
      <style:text-properties style:text-position="0% 100%" style:font-name="Times New Roman1" fo:font-size="14pt" officeooo:rsid="005587ea" officeooo:paragraph-rsid="005587ea" style:font-size-asian="14pt" style:font-size-complex="14pt" fo:hyphenate="true" fo:hyphenation-remain-char-count="2" fo:hyphenation-push-char-count="2" loext:hyphenation-no-caps="false"/>
    </style:style>
    <style:style style:name="P148" style:family="paragraph" style:parent-style-name="Standard" style:master-page-name="First_20_Page">
      <style:paragraph-properties fo:text-align="center" style:justify-single-word="false" style:page-number="auto"/>
      <style:text-properties fo:font-size="12pt" officeooo:paragraph-rsid="003750ad" style:font-size-asian="12pt" style:font-size-complex="12pt" style:font-weight-complex="bold"/>
    </style:style>
    <style:style style:name="P149" style:family="paragraph" style:parent-style-name="Standard" style:list-style-name="">
      <style:paragraph-properties fo:margin-left="0cm" fo:margin-right="0.002cm" fo:text-align="center" style:justify-single-word="false" fo:text-indent="0cm" style:auto-text-indent="false"/>
      <style:text-properties fo:font-size="14pt" fo:font-weight="bold" officeooo:paragraph-rsid="003750ad" style:font-size-asian="14pt" style:font-weight-asian="bold" style:font-size-complex="14pt" style:font-style-complex="italic"/>
    </style:style>
    <style:style style:name="P150" style:family="paragraph" style:parent-style-name="Standard" style:list-style-name="L1">
      <loext:graphic-properties draw:fill="none"/>
      <style:paragraph-properties fo:margin-top="0cm" fo:margin-bottom="0cm" style:contextual-spacing="true" fo:line-height="150%" fo:text-align="justify" style:justify-single-word="false" fo:background-color="transparent"/>
      <style:text-properties style:font-name="Times New Roman1" fo:font-size="14pt" officeooo:rsid="003eb6e5" officeooo:paragraph-rsid="003eb6e5" style:font-size-asian="14pt" style:font-size-complex="14pt"/>
    </style:style>
    <style:style style:name="P151" style:family="paragraph" style:parent-style-name="Standard" style:list-style-name="L1">
      <loext:graphic-properties draw:fill="none"/>
      <style:paragraph-properties fo:margin-top="0cm" fo:margin-bottom="0cm" style:contextual-spacing="true" fo:line-height="150%" fo:text-align="center" style:justify-single-word="false" fo:background-color="transparent"/>
      <style:text-properties style:font-name="Times New Roman1" fo:font-size="14pt" officeooo:rsid="003eb6e5" officeooo:paragraph-rsid="003eb6e5" style:font-size-asian="14pt" style:font-size-complex="14pt"/>
    </style:style>
    <style:style style:name="P15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style:text-underline-style="solid" style:text-underline-width="auto" style:text-underline-color="font-color" officeooo:paragraph-rsid="003bc671" style:font-size-asian="14pt" style:font-size-complex="14pt"/>
    </style:style>
    <style:style style:name="P15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style:text-underline-style="none" fo:font-weight="bold" officeooo:paragraph-rsid="003bc671" style:font-size-asian="14pt" style:font-weight-asian="bold" style:font-size-complex="14pt"/>
    </style:style>
    <style:style style:name="P154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 fo:background-color="transparent"/>
      <style:text-properties style:font-name="Times New Roman1" fo:font-size="14pt" style:text-underline-style="none" fo:font-weight="bold" officeooo:rsid="0011a1c5" officeooo:paragraph-rsid="00398322" style:font-size-asian="14pt" style:font-weight-asian="bold" style:font-size-complex="14pt" style:font-weight-complex="normal"/>
    </style:style>
    <style:style style:name="P15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style:text-underline-style="none" officeooo:paragraph-rsid="003bc671" style:font-size-asian="14pt" style:font-size-complex="14pt"/>
    </style:style>
    <style:style style:name="P15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style:text-underline-style="none" officeooo:paragraph-rsid="00829b02" style:font-size-asian="14pt" style:font-size-complex="14pt"/>
    </style:style>
    <style:style style:name="P157" style:family="paragraph" style:parent-style-name="Standard" style:list-style-name="WW8Num70">
      <style:paragraph-properties fo:margin-left="0cm" fo:margin-right="0cm" fo:margin-top="0cm" fo:margin-bottom="0cm" style:contextual-spacing="true" fo:text-align="justify" style:justify-single-word="false" fo:hyphenation-ladder-count="no-limit" fo:text-indent="1cm" style:auto-text-indent="false"/>
      <style:text-properties style:font-name="Times New Roman1" fo:font-size="14pt" officeooo:paragraph-rsid="003bc671" style:font-size-asian="14pt" style:font-size-complex="14pt" fo:hyphenate="true" fo:hyphenation-remain-char-count="2" fo:hyphenation-push-char-count="2" loext:hyphenation-no-caps="false"/>
    </style:style>
    <style:style style:name="P15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officeooo:paragraph-rsid="003bc671" style:font-size-asian="14pt" style:font-size-complex="14pt"/>
    </style:style>
    <style:style style:name="P159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officeooo:paragraph-rsid="00829b02" style:font-size-asian="14pt" style:font-size-complex="14pt"/>
    </style:style>
    <style:style style:name="P160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officeooo:paragraph-rsid="0084343c" style:font-size-asian="14pt" style:font-size-complex="14pt"/>
    </style:style>
    <style:style style:name="P161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officeooo:paragraph-rsid="00398322" style:font-size-asian="14pt" style:font-size-complex="14pt"/>
    </style:style>
    <style:style style:name="P16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officeooo:paragraph-rsid="008728e4" style:font-size-asian="14pt" style:font-size-complex="14pt"/>
    </style:style>
    <style:style style:name="P16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font-name="Times New Roman1" fo:font-size="14pt" fo:font-weight="normal" officeooo:paragraph-rsid="003bc671" style:font-size-asian="14pt" style:font-weight-asian="normal" style:font-size-complex="14pt" style:font-weight-complex="normal"/>
    </style:style>
    <style:style style:name="P164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text-position="0% 100%" style:font-name="Times New Roman1" fo:font-size="14pt" fo:font-weight="normal" officeooo:rsid="00577531" officeooo:paragraph-rsid="00577531" style:font-size-asian="14pt" style:font-weight-asian="normal" style:font-size-complex="14pt" style:font-weight-complex="normal"/>
    </style:style>
    <style:style style:name="P16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cm" style:auto-text-indent="false"/>
      <style:text-properties style:text-position="0% 100%" style:font-name="Times New Roman1" fo:font-size="14pt" fo:font-weight="normal" officeooo:rsid="00577531" officeooo:paragraph-rsid="0084343c" style:font-size-asian="14pt" style:font-weight-asian="normal" style:font-size-complex="14pt" style:font-weight-complex="normal"/>
    </style:style>
    <style:style style:name="P16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style:page-number="auto" fo:break-before="page" fo:background-color="transparent"/>
      <style:text-properties style:font-name="Times New Roman1" fo:font-size="14pt" style:text-underline-style="none" fo:font-weight="bold" officeooo:rsid="0011a1c5" officeooo:paragraph-rsid="00398322" style:font-size-asian="14pt" style:font-weight-asian="bold" style:font-size-complex="14pt" style:font-weight-complex="normal"/>
    </style:style>
    <style:style style:name="P167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1" fo:font-size="14pt" style:text-underline-style="none" fo:font-weight="bold" officeooo:rsid="0011a1c5" officeooo:paragraph-rsid="00398322" style:font-size-asian="14pt" style:font-weight-asian="bold" style:font-size-complex="14pt" style:font-weight-complex="normal"/>
    </style:style>
    <style:style style:name="P168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1" fo:font-size="14pt" style:text-underline-style="none" fo:font-weight="normal" officeooo:rsid="0011a1c5" officeooo:paragraph-rsid="00398322" style:font-size-asian="14pt" style:font-weight-asian="normal" style:font-size-complex="14pt" style:font-weight-complex="normal"/>
    </style:style>
    <style:style style:name="P169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1" fo:font-size="14pt" fo:font-weight="normal" officeooo:rsid="0011a1c5" officeooo:paragraph-rsid="00398322" style:font-size-asian="14pt" style:font-weight-asian="normal" style:font-size-complex="14pt" style:font-weight-complex="normal"/>
    </style:style>
    <style:style style:name="P170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1" fo:font-size="14pt" fo:font-weight="normal" officeooo:rsid="0019df6a" officeooo:paragraph-rsid="0019df6a" style:font-size-asian="14pt" style:font-weight-asian="normal" style:font-size-complex="14pt" style:font-weight-complex="normal"/>
    </style:style>
    <style:style style:name="P171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1" fo:font-size="14pt" fo:font-weight="normal" officeooo:rsid="0019df6a" officeooo:paragraph-rsid="00829b02" style:font-size-asian="14pt" style:font-weight-asian="normal" style:font-size-complex="14pt" style:font-weight-complex="normal"/>
    </style:style>
    <style:style style:name="P172" style:family="paragraph" style:parent-style-name="Standard" style:list-style-name="L2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1" fo:font-size="14pt" officeooo:rsid="002ae4f7" officeooo:paragraph-rsid="002ae4f7" style:font-size-asian="14pt" style:font-size-complex="14pt"/>
    </style:style>
    <style:style style:name="P173" style:family="paragraph" style:parent-style-name="Standard" style:list-style-name="L2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1" fo:font-size="14pt" officeooo:rsid="001acf09" officeooo:paragraph-rsid="0019df6a" style:font-size-asian="14pt" style:font-size-complex="14pt"/>
    </style:style>
    <style:style style:name="P174" style:family="paragraph" style:parent-style-name="Standard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1.199cm" style:auto-text-indent="false" fo:background-color="transparent"/>
      <style:text-properties style:font-name="Times New Roman1" fo:font-size="14pt" officeooo:paragraph-rsid="008728e4" style:font-size-asian="14pt" style:font-size-complex="14pt"/>
    </style:style>
    <style:style style:name="P175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indent="1.199cm" style:auto-text-indent="false" fo:background-color="transparent"/>
      <style:text-properties style:font-name="Times New Roman1" fo:font-size="14pt" fo:font-weight="bold" officeooo:rsid="0019df6a" officeooo:paragraph-rsid="0019df6a" style:font-size-asian="14pt" style:font-weight-asian="bold" style:font-size-complex="14pt" style:font-weight-complex="bold"/>
    </style:style>
    <style:style style:name="P176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text-position="0% 100%" style:font-name="Times New Roman1" fo:font-size="14pt" fo:font-weight="normal" officeooo:rsid="00398322" officeooo:paragraph-rsid="00398322" style:font-size-asian="14pt" style:font-weight-asian="normal" style:font-size-complex="14pt" style:font-weight-complex="normal"/>
    </style:style>
    <style:style style:name="P177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text-indent="1.199cm" style:auto-text-indent="false" fo:break-before="page" fo:background-color="transparent"/>
      <style:text-properties style:font-name="Times New Roman1" fo:font-size="14pt" fo:font-weight="bold" officeooo:rsid="0019df6a" officeooo:paragraph-rsid="0019df6a" style:font-size-asian="14pt" style:font-weight-asian="bold" style:font-size-complex="14pt" style:font-weight-complex="bold"/>
    </style:style>
    <style:style style:name="P178" style:family="paragraph" style:parent-style-name="Standard" style:list-style-name="WW8Num70" style:master-page-name="">
      <loext:graphic-properties draw:fill="none"/>
      <style:paragraph-properties fo:margin-left="1.199cm" fo:margin-right="0cm" fo:margin-top="0cm" fo:margin-bottom="0cm" style:contextual-spacing="true" fo:text-align="justify" style:justify-single-word="false" fo:hyphenation-ladder-count="no-limit" fo:text-indent="0cm" style:auto-text-indent="false" style:page-number="auto" fo:background-color="transparent"/>
      <style:text-properties style:font-name="Times New Roman1" fo:font-size="14pt" fo:font-weight="normal" officeooo:paragraph-rsid="00398322" style:font-size-asian="14pt" style:font-weight-asian="normal" style:font-size-complex="14pt" style:font-weight-complex="normal" fo:hyphenate="true" fo:hyphenation-remain-char-count="2" fo:hyphenation-push-char-count="2" loext:hyphenation-no-caps="false"/>
    </style:style>
    <style:style style:name="P179" style:family="paragraph" style:parent-style-name="Standard" style:list-style-name="WW8Num70">
      <style:paragraph-properties fo:margin-left="1.27cm" fo:margin-right="0cm" fo:margin-top="0cm" fo:margin-bottom="0cm" style:contextual-spacing="true" fo:text-align="justify" style:justify-single-word="false" fo:hyphenation-ladder-count="no-limit" fo:text-indent="1cm" style:auto-text-indent="false"/>
      <style:text-properties style:font-name="Times New Roman1" fo:font-size="14pt" fo:font-weight="bold" officeooo:paragraph-rsid="00398322" style:font-size-asian="14pt" style:font-weight-asian="bold" style:font-size-complex="14pt" fo:hyphenate="true" fo:hyphenation-remain-char-count="2" fo:hyphenation-push-char-count="2" loext:hyphenation-no-caps="false"/>
    </style:style>
    <style:style style:name="P180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3cm" style:auto-text-indent="false" fo:background-color="transparent"/>
      <style:text-properties style:font-name="Times New Roman1" fo:font-size="14pt" fo:font-weight="normal" officeooo:rsid="0028eea5" officeooo:paragraph-rsid="0028eea5" style:font-size-asian="14pt" style:font-weight-asian="normal" style:font-size-complex="14pt" style:font-weight-complex="normal"/>
    </style:style>
    <style:style style:name="P181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text-indent="1.3cm" style:auto-text-indent="false" fo:break-before="page" fo:background-color="transparent"/>
      <style:text-properties style:font-name="Times New Roman1" fo:font-size="14pt" fo:font-weight="bold" officeooo:rsid="0028eea5" officeooo:paragraph-rsid="0028eea5" style:font-size-asian="14pt" style:font-weight-asian="bold" style:font-size-complex="14pt" style:font-weight-complex="bold"/>
    </style:style>
    <style:style style:name="P182" style:family="paragraph" style:parent-style-name="Абзац_20_списка" style:list-style-name="WW8Num70">
      <style:paragraph-properties fo:margin-left="0cm" fo:margin-right="0cm" fo:margin-top="0cm" fo:margin-bottom="0cm" style:contextual-spacing="true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style:font-name="Times New Roman1" fo:font-size="14pt" officeooo:paragraph-rsid="003bc671" style:font-size-asian="14pt" style:font-size-complex="14pt" fo:hyphenate="true" fo:hyphenation-remain-char-count="2" fo:hyphenation-push-char-count="2" loext:hyphenation-no-caps="false"/>
    </style:style>
    <style:style style:name="P183" style:family="paragraph" style:parent-style-name="Абзац_20_списка" style:list-style-name="WW8Num70">
      <style:paragraph-properties fo:margin-left="0cm" fo:margin-right="0cm" fo:margin-top="0cm" fo:margin-bottom="0cm" style:contextual-spacing="true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style:font-name="Times New Roman1" fo:font-size="14pt" officeooo:paragraph-rsid="005185bc" style:font-size-asian="14pt" style:font-size-complex="14pt" fo:hyphenate="true" fo:hyphenation-remain-char-count="2" fo:hyphenation-push-char-count="2" loext:hyphenation-no-caps="false"/>
    </style:style>
    <style:style style:name="P184" style:family="paragraph" style:parent-style-name="Абзац_20_списка" style:list-style-name="WW8Num70">
      <style:paragraph-properties fo:margin-left="0cm" fo:margin-right="0cm" fo:margin-top="0cm" fo:margin-bottom="0cm" style:contextual-spacing="true" fo:text-align="justify" style:justify-single-word="false" fo:hyphenation-ladder-count="no-limit" fo:text-indent="1cm" style:auto-text-indent="false"/>
      <style:text-properties style:font-name="Times New Roman1" fo:font-size="14pt" officeooo:paragraph-rsid="003bc671" style:font-size-asian="14pt" style:font-size-complex="14pt" fo:hyphenate="true" fo:hyphenation-remain-char-count="2" fo:hyphenation-push-char-count="2" loext:hyphenation-no-caps="false"/>
    </style:style>
    <style:style style:name="P185" style:family="paragraph" style:parent-style-name="Абзац_20_списка" style:list-style-name="WW8Num70">
      <style:paragraph-properties fo:margin-left="0cm" fo:margin-right="0cm" fo:margin-top="0cm" fo:margin-bottom="0cm" style:contextual-spacing="true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style:text-position="0% 100%" style:font-name="Times New Roman1" fo:font-size="14pt" officeooo:rsid="005185bc" officeooo:paragraph-rsid="005185bc" style:font-size-asian="14pt" style:font-size-complex="14pt" fo:hyphenate="true" fo:hyphenation-remain-char-count="2" fo:hyphenation-push-char-count="2" loext:hyphenation-no-caps="false"/>
    </style:style>
    <style:style style:name="P186" style:family="paragraph" style:parent-style-name="Абзац_20_списка" style:list-style-name="WW8Num70">
      <style:paragraph-properties fo:margin-left="0cm" fo:margin-right="0cm" fo:margin-top="0cm" fo:margin-bottom="0cm" style:contextual-spacing="true" fo:text-align="justify" style:justify-single-word="false" fo:hyphenation-ladder-count="no-limit" fo:text-indent="1cm" style:auto-text-indent="false">
        <style:tab-stops>
          <style:tab-stop style:position="0.751cm"/>
        </style:tab-stops>
      </style:paragraph-properties>
      <style:text-properties officeooo:paragraph-rsid="003bc671" fo:hyphenate="true" fo:hyphenation-remain-char-count="2" fo:hyphenation-push-char-count="2" loext:hyphenation-no-caps="false"/>
    </style:style>
    <style:style style:name="P187" style:family="paragraph" style:parent-style-name="Абзац_20_списка" style:list-style-name="WW8Num70">
      <style:paragraph-properties fo:margin-left="0cm" fo:margin-right="0cm" fo:margin-top="0cm" fo:margin-bottom="0cm" style:contextual-spacing="true" fo:text-align="justify" style:justify-single-word="false" fo:hyphenation-ladder-count="no-limit" fo:text-indent="0cm" style:auto-text-indent="false">
        <style:tab-stops>
          <style:tab-stop style:position="0.751cm"/>
        </style:tab-stops>
      </style:paragraph-properties>
      <style:text-properties style:text-position="0% 100%" style:font-name="Times New Roman1" fo:font-size="14pt" officeooo:rsid="005185bc" officeooo:paragraph-rsid="005185bc" style:font-size-asian="14pt" style:font-size-complex="14pt" fo:hyphenate="true" fo:hyphenation-remain-char-count="2" fo:hyphenation-push-char-count="2" loext:hyphenation-no-caps="false"/>
    </style:style>
    <style:style style:name="P188" style:family="paragraph" style:parent-style-name="Абзац_20_списка" style:list-style-name="WW8Num70">
      <style:paragraph-properties fo:margin-left="0cm" fo:margin-right="0cm" fo:margin-top="0cm" fo:margin-bottom="0cm" style:contextual-spacing="true" fo:text-align="justify" style:justify-single-word="false" fo:hyphenation-ladder-count="no-limit" fo:text-indent="0cm" style:auto-text-indent="false">
        <style:tab-stops>
          <style:tab-stop style:position="0.751cm"/>
        </style:tab-stops>
      </style:paragraph-properties>
      <style:text-properties style:font-name="Times New Roman1" fo:font-size="14pt" officeooo:paragraph-rsid="006fb16c" style:font-size-asian="14pt" style:font-size-complex="14pt" fo:hyphenate="true" fo:hyphenation-remain-char-count="2" fo:hyphenation-push-char-count="2" loext:hyphenation-no-caps="false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a1c5" style:font-weight-asian="normal" style:font-weight-complex="normal"/>
    </style:style>
    <style:style style:name="T4" style:family="text">
      <style:text-properties style:font-name="Times New Roman1" fo:font-size="14pt" style:font-size-asian="14pt" style:font-size-complex="14pt"/>
    </style:style>
    <style:style style:name="T5" style:family="text">
      <style:text-properties style:font-name="Times New Roman1" fo:font-size="14pt" officeooo:rsid="0011a1c5" style:font-size-asian="14pt" style:font-size-complex="14pt"/>
    </style:style>
    <style:style style:name="T6" style:family="text">
      <style:text-properties style:font-name="Times New Roman1" fo:font-size="14pt" officeooo:rsid="0028eea5" style:font-size-asian="14pt" style:font-size-complex="14pt"/>
    </style:style>
    <style:style style:name="T7" style:family="text">
      <style:text-properties style:font-name="Times New Roman1" fo:font-size="14pt" officeooo:rsid="002ba9e0" style:font-size-asian="14pt" style:font-size-complex="14pt"/>
    </style:style>
    <style:style style:name="T8" style:family="text">
      <style:text-properties style:font-name="Times New Roman1" fo:font-size="14pt" officeooo:rsid="002e99d0" style:font-size-asian="14pt" style:font-size-complex="14pt"/>
    </style:style>
    <style:style style:name="T9" style:family="text">
      <style:text-properties style:font-name="Times New Roman1" fo:font-size="14pt" officeooo:rsid="0036a004" style:font-size-asian="14pt" style:font-size-complex="14pt"/>
    </style:style>
    <style:style style:name="T10" style:family="text">
      <style:text-properties style:font-name="Times New Roman1" fo:font-size="14pt" officeooo:rsid="004e577b" style:font-size-asian="14pt" style:font-size-complex="14pt"/>
    </style:style>
    <style:style style:name="T11" style:family="text">
      <style:text-properties style:font-name="Times New Roman1" fo:font-size="14pt" officeooo:rsid="0028eea5" style:font-size-asian="14pt" style:font-name-complex="FreeSans2" style:font-size-complex="14pt"/>
    </style:style>
    <style:style style:name="T12" style:family="text">
      <style:text-properties style:font-name="Times New Roman1" fo:font-size="14pt" officeooo:rsid="002ba9e0" style:font-size-asian="14pt" style:font-name-complex="FreeSans2" style:font-size-complex="14pt"/>
    </style:style>
    <style:style style:name="T13" style:family="text">
      <style:text-properties style:text-position="0% 100%"/>
    </style:style>
    <style:style style:name="T14" style:family="text">
      <style:text-properties style:text-position="0% 100%" fo:font-weight="normal" style:font-weight-asian="normal" style:font-weight-complex="normal"/>
    </style:style>
    <style:style style:name="T15" style:family="text">
      <style:text-properties style:text-position="0% 100%" fo:font-weight="normal" officeooo:rsid="004455c2" style:font-weight-asian="normal" style:font-weight-complex="normal"/>
    </style:style>
    <style:style style:name="T16" style:family="text">
      <style:text-properties style:text-position="0% 100%" officeooo:rsid="0046996c"/>
    </style:style>
    <style:style style:name="T17" style:family="text">
      <style:text-properties style:text-position="0% 100%" officeooo:rsid="0046cae6"/>
    </style:style>
    <style:style style:name="T18" style:family="text">
      <style:text-properties style:text-position="0% 100%" officeooo:rsid="00491855"/>
    </style:style>
    <style:style style:name="T19" style:family="text">
      <style:text-properties style:text-position="0% 100%" officeooo:rsid="004ab954"/>
    </style:style>
    <style:style style:name="T20" style:family="text">
      <style:text-properties style:text-position="0% 100%" officeooo:rsid="004b4b23"/>
    </style:style>
    <style:style style:name="T21" style:family="text">
      <style:text-properties style:text-position="0% 100%" officeooo:rsid="004d05e8"/>
    </style:style>
    <style:style style:name="T22" style:family="text">
      <style:text-properties style:text-position="0% 100%" officeooo:rsid="004db48d"/>
    </style:style>
    <style:style style:name="T23" style:family="text">
      <style:text-properties style:text-position="0% 100%" officeooo:rsid="005185bc"/>
    </style:style>
    <style:style style:name="T24" style:family="text">
      <style:text-properties style:text-position="0% 100%" officeooo:rsid="0052f888"/>
    </style:style>
    <style:style style:name="T25" style:family="text">
      <style:text-properties style:text-position="0% 100%" officeooo:rsid="00550da0"/>
    </style:style>
    <style:style style:name="T26" style:family="text">
      <style:text-properties style:text-position="0% 100%" officeooo:rsid="00577531"/>
    </style:style>
    <style:style style:name="T27" style:family="text">
      <style:text-properties style:text-position="0% 100%" officeooo:rsid="005935bd"/>
    </style:style>
    <style:style style:name="T28" style:family="text">
      <style:text-properties style:text-position="0% 100%" officeooo:rsid="005bef6c"/>
    </style:style>
    <style:style style:name="T29" style:family="text">
      <style:text-properties style:text-position="0% 100%" officeooo:rsid="00660b33"/>
    </style:style>
    <style:style style:name="T30" style:family="text">
      <style:text-properties style:text-position="0% 100%" officeooo:rsid="0066de5d"/>
    </style:style>
    <style:style style:name="T31" style:family="text">
      <style:text-properties style:text-position="0% 100%" officeooo:rsid="006a2f05"/>
    </style:style>
    <style:style style:name="T32" style:family="text">
      <style:text-properties style:text-position="0% 100%" fo:language="none" fo:country="none" officeooo:rsid="006a2f05"/>
    </style:style>
    <style:style style:name="T33" style:family="text">
      <style:text-properties style:text-position="0% 100%" officeooo:rsid="006a4158"/>
    </style:style>
    <style:style style:name="T34" style:family="text">
      <style:text-properties style:text-position="0% 100%" officeooo:rsid="005ba99f"/>
    </style:style>
    <style:style style:name="T35" style:family="text">
      <style:text-properties style:text-position="0% 100%" officeooo:rsid="004455c2"/>
    </style:style>
    <style:style style:name="T36" style:family="text">
      <style:text-properties style:text-position="0% 100%" style:font-name-complex="Times New Roman2"/>
    </style:style>
    <style:style style:name="T37" style:family="text">
      <style:text-properties style:text-position="0% 100%" officeooo:rsid="003f3d73" style:font-name-complex="Times New Roman2"/>
    </style:style>
    <style:style style:name="T38" style:family="text">
      <style:text-properties style:text-position="0% 100%" officeooo:rsid="0066de5d" style:font-name-complex="Times New Roman2"/>
    </style:style>
    <style:style style:name="T39" style:family="text">
      <style:text-properties style:text-position="0% 100%" officeooo:rsid="005e9bcb" style:font-name-complex="Times New Roman2"/>
    </style:style>
    <style:style style:name="T40" style:family="text">
      <style:text-properties style:text-position="0% 100%" officeooo:rsid="0060800f"/>
    </style:style>
    <style:style style:name="T41" style:family="text">
      <style:text-properties style:text-position="0% 100%" officeooo:rsid="005e9bcb"/>
    </style:style>
    <style:style style:name="T42" style:family="text">
      <style:text-properties style:text-position="0% 100%" fo:language="en" fo:country="US" style:font-name-complex="Times New Roman2"/>
    </style:style>
    <style:style style:name="T43" style:family="text">
      <style:text-properties style:text-position="0% 100%" fo:language="en" fo:country="US" officeooo:rsid="0066de5d" style:font-name-complex="Times New Roman2"/>
    </style:style>
    <style:style style:name="T44" style:family="text">
      <style:text-properties style:text-position="0% 100%" fo:language="en" fo:country="US" officeooo:rsid="005e9bcb" style:font-name-complex="Times New Roman2"/>
    </style:style>
    <style:style style:name="T45" style:family="text">
      <style:text-properties style:text-position="0% 100%" fo:language="en" fo:country="US" style:text-underline-style="none" officeooo:rsid="004455c2" style:font-name-complex="Times New Roman2"/>
    </style:style>
    <style:style style:name="T46" style:family="text">
      <style:text-properties style:text-position="0% 100%" officeooo:rsid="00533b69"/>
    </style:style>
    <style:style style:name="T47" style:family="text">
      <style:text-properties style:text-position="0% 100%" officeooo:rsid="00398322"/>
    </style:style>
    <style:style style:name="T48" style:family="text">
      <style:text-properties style:text-position="0% 100%" officeooo:rsid="003f3d73"/>
    </style:style>
    <style:style style:name="T49" style:family="text">
      <style:text-properties style:text-position="0% 100%" style:text-underline-style="none" officeooo:rsid="004455c2"/>
    </style:style>
    <style:style style:name="T50" style:family="text">
      <style:text-properties style:text-position="0% 100%" style:text-underline-style="none" officeooo:rsid="004455c2" style:font-name-complex="Times New Roman2"/>
    </style:style>
    <style:style style:name="T51" style:family="text">
      <style:text-properties style:text-position="0% 100%" style:text-underline-style="none" officeooo:rsid="005e33cb" fo:background-color="transparent" loext:char-shading-value="0" style:font-name-complex="Times New Roman2"/>
    </style:style>
    <style:style style:name="T52" style:family="text">
      <style:text-properties style:text-position="0% 100%" style:text-underline-style="none" fo:font-weight="normal" officeooo:rsid="004455c2" fo:background-color="transparent" loext:char-shading-value="0" style:font-weight-asian="normal" style:font-name-complex="Times New Roman2" style:font-weight-complex="normal"/>
    </style:style>
    <style:style style:name="T53" style:family="text">
      <style:text-properties style:text-position="0% 100%" style:text-underline-style="none" fo:font-weight="normal" officeooo:rsid="004455c2" style:font-weight-asian="normal" style:font-weight-complex="normal"/>
    </style:style>
    <style:style style:name="T54" style:family="text">
      <style:text-properties officeooo:rsid="003750ad"/>
    </style:style>
    <style:style style:name="T55" style:family="text">
      <style:text-properties style:text-underline-style="solid" style:text-underline-width="auto" style:text-underline-color="font-color" officeooo:rsid="003750ad"/>
    </style:style>
    <style:style style:name="T56" style:family="text">
      <style:text-properties officeooo:rsid="00398322"/>
    </style:style>
    <style:style style:name="T57" style:family="text">
      <style:text-properties style:text-position="sub 58%"/>
    </style:style>
    <style:style style:name="T58" style:family="text">
      <style:text-properties style:text-position="sub 58%" fo:font-weight="normal" style:font-weight-asian="normal" style:font-weight-complex="normal"/>
    </style:style>
    <style:style style:name="T59" style:family="text">
      <style:text-properties style:text-position="sub 58%" officeooo:rsid="0046996c"/>
    </style:style>
    <style:style style:name="T60" style:family="text">
      <style:text-properties style:text-position="sub 58%" officeooo:rsid="0046cae6"/>
    </style:style>
    <style:style style:name="T61" style:family="text">
      <style:text-properties style:text-position="sub 58%" officeooo:rsid="00491855"/>
    </style:style>
    <style:style style:name="T62" style:family="text">
      <style:text-properties style:text-position="sub 58%" officeooo:rsid="004ab954"/>
    </style:style>
    <style:style style:name="T63" style:family="text">
      <style:text-properties style:text-position="sub 58%" officeooo:rsid="004b4b23"/>
    </style:style>
    <style:style style:name="T64" style:family="text">
      <style:text-properties style:text-position="sub 58%" officeooo:rsid="004db48d"/>
    </style:style>
    <style:style style:name="T65" style:family="text">
      <style:text-properties style:text-position="sub 58%" officeooo:rsid="005185bc"/>
    </style:style>
    <style:style style:name="T66" style:family="text">
      <style:text-properties style:text-position="sub 58%" officeooo:rsid="00577531"/>
    </style:style>
    <style:style style:name="T67" style:family="text">
      <style:text-properties style:text-position="sub 58%" officeooo:rsid="005935bd"/>
    </style:style>
    <style:style style:name="T68" style:family="text">
      <style:text-properties style:text-position="sub 58%" officeooo:rsid="0069e5e7"/>
    </style:style>
    <style:style style:name="T69" style:family="text">
      <style:text-properties style:text-position="sub 58%" officeooo:rsid="006a2f05"/>
    </style:style>
    <style:style style:name="T70" style:family="text">
      <style:text-properties style:text-position="sub 58%" officeooo:rsid="005e9bcb"/>
    </style:style>
    <style:style style:name="T71" style:family="text">
      <style:text-properties style:text-position="sub 58%" officeooo:rsid="0066de5d" style:font-name-complex="Times New Roman2"/>
    </style:style>
    <style:style style:name="T72" style:family="text">
      <style:text-properties style:text-position="sub 58%" officeooo:rsid="00533b69"/>
    </style:style>
    <style:style style:name="T73" style:family="text">
      <style:text-properties officeooo:rsid="003d700d"/>
    </style:style>
    <style:style style:name="T74" style:family="text">
      <style:text-properties officeooo:rsid="0042c808"/>
    </style:style>
    <style:style style:name="T75" style:family="text">
      <style:text-properties officeooo:rsid="004b4b23"/>
    </style:style>
    <style:style style:name="T76" style:family="text">
      <style:text-properties officeooo:rsid="004d05e8"/>
    </style:style>
    <style:style style:name="T77" style:family="text">
      <style:text-properties officeooo:rsid="004db48d"/>
    </style:style>
    <style:style style:name="T78" style:family="text">
      <style:text-properties officeooo:rsid="004e577b"/>
    </style:style>
    <style:style style:name="T79" style:family="text">
      <style:text-properties style:text-position="super 58%"/>
    </style:style>
    <style:style style:name="T80" style:family="text">
      <style:text-properties style:text-position="super 58%" fo:font-weight="normal" style:font-weight-asian="normal" style:font-weight-complex="normal"/>
    </style:style>
    <style:style style:name="T81" style:family="text">
      <style:text-properties style:text-position="super 58%" fo:font-weight="normal" officeooo:rsid="00398322" style:font-weight-asian="normal" style:font-weight-complex="normal"/>
    </style:style>
    <style:style style:name="T82" style:family="text">
      <style:text-properties officeooo:rsid="0065a499"/>
    </style:style>
    <style:style style:name="T83" style:family="text">
      <style:text-properties officeooo:rsid="00660b33"/>
    </style:style>
    <style:style style:name="T84" style:family="text">
      <style:text-properties officeooo:rsid="0066de5d"/>
    </style:style>
    <style:style style:name="T85" style:family="text">
      <style:text-properties officeooo:rsid="0069e5e7"/>
    </style:style>
    <style:style style:name="T86" style:family="text">
      <style:text-properties style:text-outline="false" style:text-line-through-style="none" style:text-line-through-type="none" fo:font-style="normal" fo:text-shadow="none" fo:font-weight="normal" style:font-style-asian="normal" style:font-weight-asian="normal" style:font-name-complex="Times New Roman2" style:text-emphasize="none"/>
    </style:style>
    <style:style style:name="T87" style:family="text">
      <style:text-properties fo:language="en" fo:country="US" style:font-name-complex="Times New Roman2"/>
    </style:style>
    <style:style style:name="T88" style:family="text">
      <style:text-properties style:font-name-complex="Times New Roman2"/>
    </style:style>
    <style:style style:name="T89" style:family="text">
      <style:text-properties officeooo:rsid="003f3d73"/>
    </style:style>
    <style:style style:name="T90" style:family="text">
      <style:text-properties officeooo:rsid="005e9bcb"/>
    </style:style>
    <style:style style:name="T91" style:family="text">
      <style:text-properties officeooo:rsid="004455c2"/>
    </style:style>
    <style:style style:name="T92" style:family="text">
      <style:text-properties style:text-underline-style="none" officeooo:rsid="005e33cb" fo:background-color="transparent" loext:char-shading-value="0"/>
    </style:style>
    <style:style style:name="T93" style:family="text">
      <style:text-properties style:text-underline-style="none" officeooo:rsid="005e33cb" fo:background-color="transparent" loext:char-shading-value="0" style:font-name-complex="Times New Roman2"/>
    </style:style>
    <style:style style:name="T94" style:family="text">
      <style:text-properties style:text-underline-style="none" officeooo:rsid="004455c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8">Министерство науки и высшего образования Российской Федерации</text:p>
      <text:p text:style-name="P62">Федеральное автономное образовательное учреждение</text:p>
      <text:p text:style-name="P62">высшего образования</text:p>
      <text:p text:style-name="P62"/>
      <text:h text:style-name="P149" text:outline-level="8">Пермский национальный исследовательский</text:h>
      <text:h text:style-name="P149" text:outline-level="8">политехнический университет</text:h>
      <text:p text:style-name="P35"/>
      <text:p text:style-name="P39">Гуманитарный факультет</text:p>
      <text:p text:style-name="P39">Кафедра Экономика и финансы</text:p>
      <text:p text:style-name="P38"/>
      <text:p text:style-name="P38"/>
      <text:p text:style-name="P38"/>
      <text:p text:style-name="P38"/>
      <text:p text:style-name="P38"/>
      <text:p text:style-name="P38"/>
      <text:p text:style-name="P36">АНАЛИТИЧЕСКИЙ ОТЧЕТ №2</text:p>
      <text:p text:style-name="P36"/>
      <text:p text:style-name="P37">ЭКОНОМИКА ПРЕДПРИЯТИЯ.</text:p>
      <text:p text:style-name="P37">ЭФФЕКТИВНОСТЬ ИНВЕСТИЦИОННОГО ПРОЕКТА»</text:p>
      <text:p text:style-name="P52">Вариант <text:s/>№ : <text:span text:style-name="T54">12</text:span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Выполнил <text:s/>студент______________/ <text:span text:style-name="T55">Э.Ю. Миннахметов</text:span><text:span text:style-name="T54"> </text:span>/</text:p>
      <text:p text:style-name="P67">(подпись)<text:tab/> (инициалы, фамилия)</text:p>
      <text:p text:style-name="P66">Группа <text:span text:style-name="T55">РИС-19-1б</text:span></text:p>
      <text:p text:style-name="P65"/>
      <text:p text:style-name="P68"/>
      <text:p text:style-name="P65">Проверил__________/ <text:span text:style-name="T55">Е.К. Климова</text:span><text:span text:style-name="T54"> </text:span>/</text:p>
      <text:p text:style-name="P72"><text:tab/><text:tab/><text:tab/><text:tab/><text:tab/><text:tab/> (подпись)<text:tab/> <text:s text:c="11"/>(инициалы, фамилия)</text:p>
      <text:p text:style-name="P69"/>
      <text:p text:style-name="P69">Дата защиты __________ <text:tab/>Оценка_____________</text:p>
      <text:p text:style-name="P70"/>
      <text:p text:style-name="P71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Пермь</text:p>
      <text:p text:style-name="P63">2021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3">СОДЕРЖАНИЕ</text:p>
            <text:p text:style-name="P34"/>
          </text:index-title>
          <text:p text:style-name="P15"><text:span text:style-name="T10">ВВЕДЕНИЕ</text:span><text:a xlink:type="simple" xlink:href="#__RefHeading___Toc844_4149854179" text:style-name="Index_20_Link" text:visited-style-name="Index_20_Link"><text:span text:style-name="T6"><text:tab/></text:span></text:a><text:span text:style-name="T7">3</text:span></text:p>
          <text:p text:style-name="P14"><text:span text:style-name="T6">1 ПОСТАНОВКА ЗАДАЧИ ВАРИАНТА</text:span><text:span text:style-name="T8"> 1</text:span><text:span text:style-name="T10">2</text:span><text:a xlink:type="simple" xlink:href="#__RefHeading___Toc844_4149854179" text:style-name="Index_20_Link" text:visited-style-name="Index_20_Link"><text:span text:style-name="T4"><text:tab/></text:span></text:a><text:span text:style-name="T7">4</text:span></text:p>
          <text:p text:style-name="P14"><text:span text:style-name="T11">2 АНАЛИЗ БИЗНЕС-ПРОЕКТА</text:span><text:a xlink:type="simple" xlink:href="#__RefHeading___Toc844_4149854179" text:style-name="Index_20_Link" text:visited-style-name="Index_20_Link"><text:span text:style-name="T7"><text:tab/></text:span></text:a><text:span text:style-name="T7">6</text:span></text:p>
          <text:p text:style-name="P14"><text:span text:style-name="T11">2.1 Амортизация</text:span><text:a xlink:type="simple" xlink:href="#__RefHeading___Toc844_4149854179" text:style-name="Index_20_Link" text:visited-style-name="Index_20_Link"><text:span text:style-name="T7"><text:tab/></text:span></text:a><text:span text:style-name="T7">6</text:span></text:p>
          <text:p text:style-name="P14"><text:span text:style-name="T11">2.2 Себестоимости товаров</text:span><text:a xlink:type="simple" xlink:href="#__RefHeading___Toc844_4149854179" text:style-name="Index_20_Link" text:visited-style-name="Index_20_Link"><text:span text:style-name="T7"><text:tab/></text:span></text:a><text:span text:style-name="T7">6</text:span></text:p>
          <text:p text:style-name="P14"><text:span text:style-name="T11">2.3 Рентабельность операций и капиталов</text:span><text:a xlink:type="simple" xlink:href="#__RefHeading___Toc844_4149854179" text:style-name="Index_20_Link" text:visited-style-name="Index_20_Link"><text:span text:style-name="T7"><text:tab/></text:span></text:a><text:span text:style-name="T7">6</text:span></text:p>
          <text:p text:style-name="P14"><text:span text:style-name="T11">2.4 Показатели эффективности</text:span><text:a xlink:type="simple" xlink:href="#__RefHeading___Toc844_4149854179" text:style-name="Index_20_Link" text:visited-style-name="Index_20_Link"><text:span text:style-name="T7"><text:tab/></text:span></text:a><text:span text:style-name="T7">6</text:span></text:p>
          <text:p text:style-name="P14"><text:span text:style-name="T11">2.5 Показатели рентабельности проекта</text:span><text:a xlink:type="simple" xlink:href="#__RefHeading___Toc844_4149854179" text:style-name="Index_20_Link" text:visited-style-name="Index_20_Link"><text:span text:style-name="T7"><text:tab/></text:span></text:a><text:span text:style-name="T7">6</text:span></text:p>
          <text:p text:style-name="P14"><text:span text:style-name="T11">2.6 Выгодность проекта</text:span><text:a xlink:type="simple" xlink:href="#__RefHeading___Toc844_4149854179" text:style-name="Index_20_Link" text:visited-style-name="Index_20_Link"><text:span text:style-name="T7"><text:tab/></text:span></text:a><text:span text:style-name="T7">6</text:span></text:p>
          <text:p text:style-name="P13"><text:span text:style-name="T5">ЗАКЛЮЧЕНИЕ</text:span><text:a xlink:type="simple" xlink:href="#__RefHeading___Toc844_4149854179" text:style-name="Index_20_Link" text:visited-style-name="Index_20_Link"><text:span text:style-name="T4"><text:tab/></text:span></text:a><text:span text:style-name="T9">12</text:span></text:p>
          <text:p text:style-name="P13"><text:span text:style-name="T12">СПИСОК ИСПОЛЬЗОВАННЫХ ИСТОЧНИКОВ</text:span><text:a xlink:type="simple" xlink:href="#__RefHeading___Toc844_4149854179" text:style-name="Index_20_Link" text:visited-style-name="Index_20_Link"><text:span text:style-name="T4"><text:tab/>1</text:span></text:a><text:span text:style-name="T9">3</text:span></text:p>
        </text:index-body>
      </text:table-of-content>
      <text:p text:style-name="P9"/>
      <text:p text:style-name="P181">ВВЕДЕНИЕ</text:p>
      <text:p text:style-name="P180"/>
      <text:p text:style-name="P180">Современный подход к ведению успешного бизнеса требует построения бизнес-проекта, в котором будут учтены все затраты и доходы и, на основе них, вычислены показатели эффективности. Проект невозможен без первоначальных вложений, которые могут осуществить инвесторы или предоставить банки. Построение такого бизнес-проекта будет осуществлено в данном аналитическом отчете.</text:p>
      <text:p text:style-name="P180">Цель работы: рассчитать выгодность проекта.</text:p>
      <text:p text:style-name="P180">Для выполнения поставленной цели необходимо решить следующие задачи:</text:p>
      <text:p text:style-name="P180">1) рассчитать сумму амортизации за один отчетный период;</text:p>
      <text:p text:style-name="P180">2) выполнить калькуляцию полной себестоимости единицы каждого вида товара;</text:p>
      <text:p text:style-name="P180">3) определить рентабельность затрат, продаж, основного капитала, оборотного капитала;</text:p>
      <text:p text:style-name="P180">4) вычислить показатели эффективности проекта;</text:p>
      <text:p text:style-name="P180">5) вычислить показатели рентабельности проекта;</text:p>
      <text:p text:style-name="P180">6) определить выгодность проекта.</text:p>
      <text:p text:style-name="P12">1 ПОСТАНОВКА ЗАДАЧИ ВАРИАНТА 1<text:span text:style-name="T73">2</text:span></text:p>
      <text:p text:style-name="P10"/>
      <text:p text:style-name="P11">Данные, необходимые для выполнения аналитического отчета, представлены на таблице 1.</text:p>
      <text:p text:style-name="P11"/>
      <text:p text:style-name="P11">Таблица 1. Данные 12 варианта.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93846301165824">
          <table:table-cell table:style-name="Таблица2.A1" office:value-type="string">
            <text:p text:style-name="P53">Показатель</text:p>
          </table:table-cell>
          <table:table-cell table:style-name="Таблица2.B1" office:value-type="string">
            <text:p text:style-name="P54">Данные</text:p>
          </table:table-cell>
        </table:table-row>
        <table:table-row table:style-name="TableLine93846303649120">
          <table:table-cell table:style-name="Таблица2.A2" office:value-type="string">
            <text:p text:style-name="P41">Объем производства и продаж товара 1, шт.</text:p>
          </table:table-cell>
          <table:table-cell table:style-name="Таблица2.B2" office:value-type="string">
            <text:p text:style-name="P42">5500</text:p>
          </table:table-cell>
        </table:table-row>
        <table:table-row table:style-name="TableLine93846303710432">
          <table:table-cell table:style-name="Таблица2.A2" office:value-type="string">
            <text:p text:style-name="P41">Объем производства и продаж товара <text:span text:style-name="T54">2</text:span>, шт.</text:p>
          </table:table-cell>
          <table:table-cell table:style-name="Таблица2.B2" office:value-type="string">
            <text:p text:style-name="P42">3000</text:p>
          </table:table-cell>
        </table:table-row>
        <table:table-row table:style-name="TableLine93846303711088">
          <table:table-cell table:style-name="Таблица2.A2" office:value-type="string">
            <text:p text:style-name="P41">Объем производства и продаж товара <text:span text:style-name="T54">3</text:span>, шт.</text:p>
          </table:table-cell>
          <table:table-cell table:style-name="Таблица2.B2" office:value-type="string">
            <text:p text:style-name="P42"><text:span text:style-name="T54">5</text:span>000</text:p>
          </table:table-cell>
        </table:table-row>
        <table:table-row table:style-name="TableLine93846303711824">
          <table:table-cell table:style-name="Таблица2.A2" office:value-type="string">
            <text:p text:style-name="P41">Материалы Т1, руб.</text:p>
          </table:table-cell>
          <table:table-cell table:style-name="Таблица2.B2" office:value-type="string">
            <text:p text:style-name="P42">250</text:p>
          </table:table-cell>
        </table:table-row>
        <table:table-row table:style-name="TableLine93846303712640">
          <table:table-cell table:style-name="Таблица2.A2" office:value-type="string">
            <text:p text:style-name="P41">Материалы Т<text:span text:style-name="T54">2</text:span>, руб.</text:p>
          </table:table-cell>
          <table:table-cell table:style-name="Таблица2.B2" office:value-type="string">
            <text:p text:style-name="P42">250</text:p>
          </table:table-cell>
        </table:table-row>
        <table:table-row table:style-name="TableLine93846303713408">
          <table:table-cell table:style-name="Таблица2.A2" office:value-type="string">
            <text:p text:style-name="P41">Материалы Т<text:span text:style-name="T54">3</text:span>, руб.</text:p>
          </table:table-cell>
          <table:table-cell table:style-name="Таблица2.B2" office:value-type="string">
            <text:p text:style-name="P55">400</text:p>
          </table:table-cell>
        </table:table-row>
        <table:table-row table:style-name="TableLine93846303714224">
          <table:table-cell table:style-name="Таблица2.A2" office:value-type="string">
            <text:p text:style-name="P41">Сдельная ЗП Т1, руб.</text:p>
          </table:table-cell>
          <table:table-cell table:style-name="Таблица2.B2" office:value-type="string">
            <text:p text:style-name="P55">110</text:p>
          </table:table-cell>
        </table:table-row>
        <table:table-row table:style-name="TableLine93846303715040">
          <table:table-cell table:style-name="Таблица2.A2" office:value-type="string">
            <text:p text:style-name="P41">Сдельная ЗП Т<text:span text:style-name="T54">2</text:span>, руб.</text:p>
          </table:table-cell>
          <table:table-cell table:style-name="Таблица2.B2" office:value-type="string">
            <text:p text:style-name="P55">100</text:p>
          </table:table-cell>
        </table:table-row>
        <table:table-row table:style-name="TableLine93846303716048">
          <table:table-cell table:style-name="Таблица2.A2" office:value-type="string">
            <text:p text:style-name="P41">Сдельная ЗП Т<text:span text:style-name="T54">3</text:span>, руб.</text:p>
          </table:table-cell>
          <table:table-cell table:style-name="Таблица2.B2" office:value-type="string">
            <text:p text:style-name="P55">80</text:p>
          </table:table-cell>
        </table:table-row>
        <table:table-row table:style-name="TableLine93846303716864">
          <table:table-cell table:style-name="Таблица2.A2" office:value-type="string">
            <text:p text:style-name="P41">Первоначальная стоимость оборудования, руб.</text:p>
          </table:table-cell>
          <table:table-cell table:style-name="Таблица2.B2" office:value-type="string">
            <text:p text:style-name="P55">1 900 000</text:p>
          </table:table-cell>
        </table:table-row>
        <table:table-row table:style-name="TableLine93846303717680">
          <table:table-cell table:style-name="Таблица2.A2" office:value-type="string">
            <text:p text:style-name="P41">Срок полезного использования оборудования, лет</text:p>
          </table:table-cell>
          <table:table-cell table:style-name="Таблица2.B2" office:value-type="string">
            <text:p text:style-name="P55">10</text:p>
          </table:table-cell>
        </table:table-row>
        <table:table-row table:style-name="TableLine93846303718496">
          <table:table-cell table:style-name="Таблица2.A2" office:value-type="string">
            <text:p text:style-name="P41"><text:span text:style-name="T56">О</text:span>клады АУП за год по предприятию, руб.</text:p>
          </table:table-cell>
          <table:table-cell table:style-name="Таблица2.B2" office:value-type="string">
            <text:p text:style-name="P55">1 200 000</text:p>
          </table:table-cell>
        </table:table-row>
        <table:table-row table:style-name="TableLine93846303719312">
          <table:table-cell table:style-name="Таблица2.A2" office:value-type="string">
            <text:p text:style-name="P41"><text:span text:style-name="T56">Р</text:span>асходы на содержание и эксплуатацию оборудования, руб.</text:p>
          </table:table-cell>
          <table:table-cell table:style-name="Таблица2.B2" office:value-type="string">
            <text:p text:style-name="P55">500 000</text:p>
          </table:table-cell>
        </table:table-row>
        <table:table-row table:style-name="TableLine93846303720128">
          <table:table-cell table:style-name="Таблица2.A2" office:value-type="string">
            <text:p text:style-name="P41">Услуги связи, руб.</text:p>
          </table:table-cell>
          <table:table-cell table:style-name="Таблица2.B2" office:value-type="string">
            <text:p text:style-name="P55">150 000</text:p>
          </table:table-cell>
        </table:table-row>
        <table:table-row table:style-name="TableLine93846303720944">
          <table:table-cell table:style-name="Таблица2.A2" office:value-type="string">
            <text:p text:style-name="P41">Аренда помещения, руб.</text:p>
          </table:table-cell>
          <table:table-cell table:style-name="Таблица2.B2" office:value-type="string">
            <text:p text:style-name="P55">1 000 000</text:p>
          </table:table-cell>
        </table:table-row>
        <table:table-row table:style-name="TableLine93846303721760">
          <table:table-cell table:style-name="Таблица2.A2" office:value-type="string">
            <text:p text:style-name="P41">Прочие общехозяйственные расходы, руб.</text:p>
          </table:table-cell>
          <table:table-cell table:style-name="Таблица2.B2" office:value-type="string">
            <text:p text:style-name="P55">170 000</text:p>
          </table:table-cell>
        </table:table-row>
        <table:table-row table:style-name="TableLine93846303722608">
          <table:table-cell table:style-name="Таблица2.A2" office:value-type="string">
            <text:p text:style-name="P41">Затраты на рекламу, руб.</text:p>
          </table:table-cell>
          <table:table-cell table:style-name="Таблица2.B2" office:value-type="string">
            <text:p text:style-name="P55">160 000</text:p>
          </table:table-cell>
        </table:table-row>
        <table:table-row table:style-name="TableLine93846303723456">
          <table:table-cell table:style-name="Таблица2.A2" office:value-type="string">
            <text:p text:style-name="P41">Величина оборотных средств, руб.</text:p>
          </table:table-cell>
          <table:table-cell table:style-name="Таблица2.B2" office:value-type="string">
            <text:p text:style-name="P55">6 000 000</text:p>
          </table:table-cell>
        </table:table-row>
        <table:table-row table:style-name="TableLine93846303724304">
          <table:table-cell table:style-name="Таблица2.A2" office:value-type="string">
            <text:p text:style-name="P41">Цена товара 1, руб.</text:p>
          </table:table-cell>
          <table:table-cell table:style-name="Таблица2.B2" office:value-type="string">
            <text:p text:style-name="P55">1 000</text:p>
          </table:table-cell>
        </table:table-row>
        <table:table-row table:style-name="TableLine93846303725152">
          <table:table-cell table:style-name="Таблица2.A2" office:value-type="string">
            <text:p text:style-name="P41">Цена товара <text:span text:style-name="T54">2</text:span>, руб.</text:p>
          </table:table-cell>
          <table:table-cell table:style-name="Таблица2.B2" office:value-type="string">
            <text:p text:style-name="P55">600</text:p>
          </table:table-cell>
        </table:table-row>
        <table:table-row table:style-name="TableLine93846303726000">
          <table:table-cell table:style-name="Таблица2.A2" office:value-type="string">
            <text:p text:style-name="P41">Цена товара <text:span text:style-name="T54">3</text:span>, руб.</text:p>
          </table:table-cell>
          <table:table-cell table:style-name="Таблица2.B2" office:value-type="string">
            <text:p text:style-name="P55">800</text:p>
          </table:table-cell>
        </table:table-row>
        <table:table-row table:style-name="TableLine93846303726848">
          <table:table-cell table:style-name="Таблица2.A2" office:value-type="string">
            <text:p text:style-name="P41">Доход от использования оборудования в 1 год</text:p>
          </table:table-cell>
          <table:table-cell table:style-name="Таблица2.B2" office:value-type="string">
            <text:p text:style-name="P55">420 000</text:p>
          </table:table-cell>
        </table:table-row>
        <table:table-row table:style-name="TableLine93846303727696">
          <table:table-cell table:style-name="Таблица2.A2" office:value-type="string">
            <text:p text:style-name="P41">Доход от использования оборудования в <text:span text:style-name="T54">2</text:span> год</text:p>
          </table:table-cell>
          <table:table-cell table:style-name="Таблица2.B2" office:value-type="string">
            <text:p text:style-name="P55">400 000</text:p>
          </table:table-cell>
        </table:table-row>
        <table:table-row table:style-name="TableLine93846303728544">
          <table:table-cell table:style-name="Таблица2.A2" office:value-type="string">
            <text:p text:style-name="P41">Доход от использования оборудования в <text:span text:style-name="T54">3</text:span> год</text:p>
          </table:table-cell>
          <table:table-cell table:style-name="Таблица2.B2" office:value-type="string">
            <text:p text:style-name="P55">450 000</text:p>
          </table:table-cell>
        </table:table-row>
        <table:table-row table:style-name="TableLine93846303729392">
          <table:table-cell table:style-name="Таблица2.A2" office:value-type="string">
            <text:p text:style-name="P41"><text:span text:style-name="T54">С</text:span>тавка банковского процента</text:p>
          </table:table-cell>
          <table:table-cell table:style-name="Таблица2.B2" office:value-type="string">
            <text:p text:style-name="P55">22</text:p>
          </table:table-cell>
        </table:table-row>
        <table:table-row table:style-name="TableLine93846303730240">
          <table:table-cell table:style-name="Таблица2.A2" office:value-type="string">
            <text:p text:style-name="P41">Цена продажи оборудования</text:p>
          </table:table-cell>
          <table:table-cell table:style-name="Таблица2.B2" office:value-type="string">
            <text:p text:style-name="P55">1 500 000</text:p>
          </table:table-cell>
        </table:table-row>
      </table:table>
      <text:p text:style-name="P3"/>
      <text:p text:style-name="P4">Из предоставленных данных следует, что:</text:p>
      <text:list xml:id="list1275267257" text:style-name="L1">
        <text:list-item>
          <text:p text:style-name="P150">первоначальная стоимость оборудования — 1 900 000 руб.;</text:p>
        </text:list-item>
        <text:list-item>
          <text:p text:style-name="P150">срок полезного использования оборудования — 10 лет;</text:p>
        </text:list-item>
        <text:list-item>
          <text:p text:style-name="P150"><text:soft-page-break/>оклады АУП за год по предприятию — 1 200 000 руб.;</text:p>
        </text:list-item>
        <text:list-item>
          <text:p text:style-name="P150">расходы на содержание и эксплуатацию оборудования, услуги связи, аренду помещения и прочие общехозяйственные расходы за год по предприятию в целом:</text:p>
          <text:p text:style-name="P151">500 000 + 150 000 + 1 000 000 + 170 000 = 1 820 000 руб.;</text:p>
        </text:list-item>
        <text:list-item>
          <text:p text:style-name="P150">затраты на рекламу за год по предприятию в целом — 160 000 руб.;</text:p>
        </text:list-item>
        <text:list-item>
          <text:p text:style-name="P150">величина оборотных средств предприятия — 6 000 000 руб.</text:p>
        </text:list-item>
      </text:list>
      <text:p text:style-name="P154">Вывод, <text:span text:style-name="T1">были представлены данные, необходимые для выполнения аналитического отчета. Теперь следует начать выполнение такового.</text:span></text:p>
      <text:p text:style-name="P166">2 АНАЛИЗ БИЗНЕС-ПРОЕКТА</text:p>
      <text:p text:style-name="P168"/>
      <text:p text:style-name="P167">2.1 Амортизация</text:p>
      <text:p text:style-name="P169">Амортизация начисляется только на производственное оборудование, на арендованное помещение амортизация не начисляется.<text:span text:style-name="T79">[1]</text:span></text:p>
      <text:p text:style-name="P5"><text:span text:style-name="T3">Н</text:span><text:span text:style-name="T58">а</text:span><text:span text:style-name="T14"> = 1 / Т * 100% = 1 / 10 лет * 100% = 10%</text:span></text:p>
      <text:p text:style-name="P5"><text:span text:style-name="T14">А = С</text:span><text:span text:style-name="T58">перв</text:span><text:span text:style-name="T14"> * Н</text:span><text:span text:style-name="T58">а</text:span><text:span text:style-name="T14"> / 100 = 1 900 000 * 10 / 100 = 190 000 рублей</text:span></text:p>
      <text:p text:style-name="P6">Таким образом, сумма амортизации составляет 190 000 рублей за один отчётный период. Следующим этапом будет вычисление себестоимости единицы каждого вида товара.</text:p>
      <text:p text:style-name="P6"/>
      <text:p text:style-name="P7">2.2 Себестоимости товаров</text:p>
      <text:p text:style-name="P6">Общепроизводственные (цеховые) и общехозяйственные (заводские) расходы распределяются пропорционально основной заработной плате основных рабочих, внепроизводственные (коммерческие) расходы распределяются пропорционально заводской себестоимости.</text:p>
      <text:p text:style-name="P174">Алгоритм выполнения данного задания<text:span text:style-name="T81">[2]</text:span>:</text:p>
      <text:list xml:id="list2143871116" text:style-name="WW8Num70">
        <text:list-header>
          <text:p text:style-name="P178"><text:span text:style-name="T78">1) </text:span>Определить прямые затраты на единицу каждого товара;</text:p>
          <text:p text:style-name="P179"/>
        </text:list-header>
      </text:list>
      <text:p text:style-name="P8">Таблица 2.1 – Прямые затраты на единицу продукции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43">Статьи прямых затрат</text:p>
          </table:table-cell>
          <table:table-cell table:style-name="Таблица3.A1" office:value-type="string">
            <text:p text:style-name="P16">Товар 1</text:p>
          </table:table-cell>
          <table:table-cell table:style-name="Таблица3.A1" office:value-type="string">
            <text:p text:style-name="P16">Товар 2</text:p>
          </table:table-cell>
          <table:table-cell table:style-name="Таблица3.A1" office:value-type="string">
            <text:p text:style-name="P16">Товар 3</text:p>
          </table:table-cell>
        </table:table-row>
        <table:table-row table:style-name="Таблица3.1">
          <table:table-cell table:style-name="Таблица3.A1" office:value-type="string">
            <text:p text:style-name="P45">Материалы</text:p>
          </table:table-cell>
          <table:table-cell table:style-name="Таблица3.A1" office:value-type="string">
            <text:p text:style-name="P19">250</text:p>
          </table:table-cell>
          <table:table-cell table:style-name="Таблица3.A1" office:value-type="string">
            <text:p text:style-name="P19">250</text:p>
          </table:table-cell>
          <table:table-cell table:style-name="Таблица3.A1" office:value-type="string">
            <text:p text:style-name="P19">400</text:p>
          </table:table-cell>
        </table:table-row>
        <table:table-row table:style-name="Таблица3.1">
          <table:table-cell table:style-name="Таблица3.A1" office:value-type="string">
            <text:p text:style-name="P45">Сдельная ЗП</text:p>
          </table:table-cell>
          <table:table-cell table:style-name="Таблица3.A1" office:value-type="string">
            <text:p text:style-name="P19">110</text:p>
          </table:table-cell>
          <table:table-cell table:style-name="Таблица3.A1" office:value-type="string">
            <text:p text:style-name="P19">100</text:p>
          </table:table-cell>
          <table:table-cell table:style-name="Таблица3.A1" office:value-type="string">
            <text:p text:style-name="P19">80</text:p>
          </table:table-cell>
        </table:table-row>
        <table:table-row table:style-name="Таблица3.1">
          <table:table-cell table:style-name="Таблица3.A4" office:value-type="string">
            <text:p text:style-name="P46">Взносы на соц. Страхование</text:p>
          </table:table-cell>
          <table:table-cell table:style-name="Таблица3.A4" office:value-type="string">
            <text:p text:style-name="P20">33</text:p>
          </table:table-cell>
          <table:table-cell table:style-name="Таблица3.A4" office:value-type="string">
            <text:p text:style-name="P20">30</text:p>
          </table:table-cell>
          <table:table-cell table:style-name="Таблица3.A4" office:value-type="string">
            <text:p text:style-name="P20">24</text:p>
          </table:table-cell>
        </table:table-row>
        <table:table-row table:style-name="Таблица3.1">
          <table:table-cell table:style-name="Таблица3.A1" office:value-type="string">
            <text:p text:style-name="P43">Итого прямые затраты, руб.</text:p>
          </table:table-cell>
          <table:table-cell table:style-name="Таблица3.A1" office:value-type="string">
            <text:p text:style-name="P19">3<text:span text:style-name="T74">93</text:span></text:p>
          </table:table-cell>
          <table:table-cell table:style-name="Таблица3.A1" office:value-type="string">
            <text:p text:style-name="P19">3<text:span text:style-name="T74">80</text:span></text:p>
          </table:table-cell>
          <table:table-cell table:style-name="Таблица3.A1" office:value-type="string">
            <text:p text:style-name="P20">504</text:p>
          </table:table-cell>
        </table:table-row>
        <table:table-row table:style-name="Таблица3.1">
          <table:table-cell table:style-name="Таблица3.A4" office:value-type="string">
            <text:p text:style-name="P43">Итого прямые затраты по предприятию</text:p>
          </table:table-cell>
          <table:table-cell table:style-name="Таблица3.A4" table:number-columns-spanned="3" office:value-type="string">
            <text:p text:style-name="P19">5 821 500</text:p>
          </table:table-cell>
          <table:covered-table-cell/>
          <table:covered-table-cell/>
        </table:table-row>
      </table:table>
      <text:p text:style-name="P78"/>
      <text:p text:style-name="P8">2) Все косвенные затраты разделить на три группы: общепроизводственные, общехозяйственные расходы, внепроизводственные расходы;</text:p>
      <text:p text:style-name="P78"/>
      <text:p text:style-name="P78"/>
      <text:p text:style-name="P78"/>
      <text:p text:style-name="P78"/>
      <text:p text:style-name="P78"/>
      <text:p text:style-name="P78"/>
      <text:p text:style-name="P8"><text:soft-page-break/>Таблица 2.2 – Косвенные затраты предприятия за год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43">Статьи косвенных затрат</text:p>
          </table:table-cell>
          <table:table-cell table:style-name="Таблица4.A1" office:value-type="string">
            <text:p text:style-name="P16">Сумма за год, руб.</text:p>
          </table:table-cell>
          <table:table-cell table:style-name="Таблица4.A1" office:value-type="string">
            <text:p text:style-name="P16">Вид косвенных затрат</text:p>
          </table:table-cell>
        </table:table-row>
        <table:table-row table:style-name="Таблица4.2">
          <table:table-cell table:style-name="Таблица4.A1" office:value-type="string">
            <text:p text:style-name="P43">Амортизационные отчисления</text:p>
          </table:table-cell>
          <table:table-cell table:style-name="Таблица4.A1" office:value-type="string">
            <text:p text:style-name="P19">190 000</text:p>
          </table:table-cell>
          <table:table-cell table:style-name="Таблица4.A1" office:value-type="string">
            <text:p text:style-name="P17"><text:span text:style-name="T83">О</text:span>бщепроизводственные расходы</text:p>
          </table:table-cell>
        </table:table-row>
        <table:table-row table:style-name="Таблица4.3">
          <table:table-cell table:style-name="Таблица4.A1" office:value-type="string">
            <text:p text:style-name="P43">Оклады АУП предприятия</text:p>
          </table:table-cell>
          <table:table-cell table:style-name="Таблица4.A1" office:value-type="string">
            <text:p text:style-name="P19">1 200 000</text:p>
          </table:table-cell>
          <table:table-cell table:style-name="Таблица4.A1" office:value-type="string">
            <text:p text:style-name="P21">Общехозяйственные расходы</text:p>
          </table:table-cell>
        </table:table-row>
        <table:table-row table:style-name="Таблица4.3">
          <table:table-cell table:style-name="Таблица4.A1" office:value-type="string">
            <text:p text:style-name="P43">Взносы на соц. Страхование</text:p>
          </table:table-cell>
          <table:table-cell table:style-name="Таблица4.A1" office:value-type="string">
            <text:p text:style-name="P19">360 000</text:p>
          </table:table-cell>
          <table:table-cell table:style-name="Таблица4.A1" office:value-type="string">
            <text:p text:style-name="P21">Общехозяйственные расходы</text:p>
          </table:table-cell>
        </table:table-row>
        <table:table-row table:style-name="Таблица4.3">
          <table:table-cell table:style-name="Таблица4.A1" office:value-type="string">
            <text:p text:style-name="P47"><text:span text:style-name="T56">Р</text:span>асходы на содержание и эксплуатацию об.</text:p>
          </table:table-cell>
          <table:table-cell table:style-name="Таблица4.A1" office:value-type="string">
            <text:p text:style-name="P25">500 000</text:p>
          </table:table-cell>
          <table:table-cell table:style-name="Таблица4.A1" office:value-type="string">
            <text:p text:style-name="P21"><text:span text:style-name="T82">О</text:span>бщепроизводственные расходы</text:p>
          </table:table-cell>
        </table:table-row>
        <table:table-row table:style-name="Таблица4.3">
          <table:table-cell table:style-name="Таблица4.A1" office:value-type="string">
            <text:p text:style-name="P48">Услуги связи</text:p>
          </table:table-cell>
          <table:table-cell table:style-name="Таблица4.A1" office:value-type="string">
            <text:p text:style-name="P25">150 000</text:p>
          </table:table-cell>
          <table:table-cell table:style-name="Таблица4.A1" office:value-type="string">
            <text:p text:style-name="P22">Общехозяйственные расходы</text:p>
          </table:table-cell>
        </table:table-row>
        <table:table-row table:style-name="Таблица4.3">
          <table:table-cell table:style-name="Таблица4.A1" office:value-type="string">
            <text:p text:style-name="P48">Аренда помещения</text:p>
          </table:table-cell>
          <table:table-cell table:style-name="Таблица4.A1" office:value-type="string">
            <text:p text:style-name="P25">1 000 000</text:p>
          </table:table-cell>
          <table:table-cell table:style-name="Таблица4.A1" office:value-type="string">
            <text:p text:style-name="P22">Общехозяйственные расходы</text:p>
          </table:table-cell>
        </table:table-row>
        <table:table-row table:style-name="Таблица4.3">
          <table:table-cell table:style-name="Таблица4.A8" office:value-type="string">
            <text:p text:style-name="P48">Прочие общехозяйственные расходы</text:p>
          </table:table-cell>
          <table:table-cell table:style-name="Таблица4.A8" office:value-type="string">
            <text:p text:style-name="P25">170 000</text:p>
          </table:table-cell>
          <table:table-cell table:style-name="Таблица4.A8" office:value-type="string">
            <text:p text:style-name="P22">Общехозяйственные расходы</text:p>
          </table:table-cell>
        </table:table-row>
        <table:table-row table:style-name="Таблица4.3">
          <table:table-cell table:style-name="Таблица4.A8" office:value-type="string">
            <text:p text:style-name="P48">Затраты на рекламу</text:p>
          </table:table-cell>
          <table:table-cell table:style-name="Таблица4.A8" office:value-type="string">
            <text:p text:style-name="P25">160 000</text:p>
          </table:table-cell>
          <table:table-cell table:style-name="Таблица4.A8" office:value-type="string">
            <text:p text:style-name="P23"><text:span text:style-name="T74">В</text:span>непроизводственные расходы</text:p>
          </table:table-cell>
        </table:table-row>
        <table:table-row table:style-name="Таблица4.10">
          <table:table-cell table:style-name="Таблица4.A1" office:value-type="string">
            <text:p text:style-name="P43">Итого косвенные затраты</text:p>
          </table:table-cell>
          <table:table-cell table:style-name="Таблица4.A1" office:value-type="string">
            <text:p text:style-name="P20">3 730 000</text:p>
          </table:table-cell>
          <table:table-cell table:style-name="Таблица4.A1" office:value-type="string">
            <text:p text:style-name="P16">–</text:p>
          </table:table-cell>
        </table:table-row>
      </table:table>
      <text:p text:style-name="P78"/>
      <text:p text:style-name="P121">После составления данной таблицы нужно рассчитать годовую сумму общепроизводственных, общехозяйственных и внепроизводственных расходов в целом по предприятию.</text:p>
      <text:p text:style-name="P121"/>
      <text:p text:style-name="P122">Таблица 2.3 – Косвенные затраты предприятия за год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93846303837632">
          <table:table-cell table:style-name="Таблица1.A1" office:value-type="string">
            <text:p text:style-name="P56">Вид косвенных затрат</text:p>
          </table:table-cell>
          <table:table-cell table:style-name="Таблица1.B1" office:value-type="string">
            <text:p text:style-name="P120">Сумма за год, руб.</text:p>
          </table:table-cell>
        </table:table-row>
        <table:table-row table:style-name="TableLine93846303882896">
          <table:table-cell table:style-name="Таблица1.A2" office:value-type="string">
            <text:p text:style-name="P17"><text:span text:style-name="T83">О</text:span>бщепроизводственные расходы</text:p>
          </table:table-cell>
          <table:table-cell table:style-name="Таблица1.B2" office:value-type="string">
            <text:p text:style-name="P56"><text:span text:style-name="T83">690</text:span> 000</text:p>
          </table:table-cell>
        </table:table-row>
        <table:table-row table:style-name="TableLine93846303884048">
          <table:table-cell table:style-name="Таблица1.A2" office:value-type="string">
            <text:p text:style-name="P24">Общехозяйственные расходы</text:p>
          </table:table-cell>
          <table:table-cell table:style-name="Таблица1.B2" office:value-type="string">
            <text:p text:style-name="P56"><text:span text:style-name="T83">2 880</text:span> 000</text:p>
          </table:table-cell>
        </table:table-row>
        <table:table-row table:style-name="TableLine93846303884656">
          <table:table-cell table:style-name="Таблица1.A2" office:value-type="string">
            <text:p text:style-name="P24"><text:span text:style-name="T74">В</text:span>непроизводственные расходы</text:p>
          </table:table-cell>
          <table:table-cell table:style-name="Таблица1.B2" office:value-type="string">
            <text:p text:style-name="P56">160 000</text:p>
          </table:table-cell>
        </table:table-row>
        <table:table-row table:style-name="TableLine93846303885344">
          <table:table-cell table:style-name="Таблица1.A2" office:value-type="string">
            <text:p text:style-name="P49">Итого косвенные затраты</text:p>
          </table:table-cell>
          <table:table-cell table:style-name="Таблица1.B2" office:value-type="string">
            <text:p text:style-name="P56">3 730 000</text:p>
          </table:table-cell>
        </table:table-row>
      </table:table>
      <text:p text:style-name="P121"/>
      <text:p text:style-name="P114">3) Для каждого вида косвенных затрат рассчитать коэффициент косвенных затрат с учетом указанного способа распределения (показать все расчеты);</text:p>
      <text:p text:style-name="P101">В формулах вычисления данных коэффициентов применяются суммы основных заработных плат основных работников в цехе, <text:s/>суммы основных заработных плат основных работников на заводе, <text:s/>суммы основных заработных плат основных работников на предприятии. Следовательно данные показатели необходимо вычислить:</text:p>
      <text:p text:style-name="P101">Для вычисления суммы основных заработных плат основных работников в цехе необходимо сложить произведения количества реализованных товаров со сдельной заработной платы соответствующего товара:</text:p>
      <text:p text:style-name="P102"/>
      <text:p text:style-name="P103"><text:span text:style-name="T16">S</text:span><text:span text:style-name="T59">осн. з. п. основ. рабоч в цехе </text:span><text:span text:style-name="T16">= </text:span><text:span text:style-name="T21">Σ(С</text:span><text:span text:style-name="T59">осн. з. п. основ. рабоч в цехе </text:span><text:span text:style-name="T62">на товар </text:span><text:span text:style-name="T19">*</text:span><text:span text:style-name="T20">V</text:span><text:span text:style-name="T63">производства товара</text:span><text:span text:style-name="T21">)</text:span></text:p>
      <text:p text:style-name="P102"><text:span text:style-name="T16">S</text:span><text:span text:style-name="T59">осн. з. п. основ. рабоч в цехе </text:span><text:span text:style-name="T16">= 5500*110 + 3000*100 + 5000*80 = 1 305 000</text:span></text:p>
      <text:p text:style-name="P123"/>
      <text:p text:style-name="P104"><text:span text:style-name="T16">S</text:span><text:span text:style-name="T59">осн. з. п. основ. рабоч на заводе </text:span><text:span text:style-name="T16">= S</text:span><text:span text:style-name="T59">осн. з. п. основ. рабоч в цехе <text:s/></text:span><text:span text:style-name="T22">+ </text:span><text:span text:style-name="T16">S</text:span><text:span text:style-name="T64">окладов АУП</text:span></text:p>
      <text:p text:style-name="P102"><text:span text:style-name="T16">S</text:span><text:span text:style-name="T59">осн. з. п. основ. рабоч на заводе </text:span><text:span text:style-name="T16">= </text:span><text:span text:style-name="T17">1 </text:span><text:span text:style-name="T16">305 000</text:span></text:p>
      <text:p text:style-name="P96"><text:soft-page-break/></text:p>
      <text:p text:style-name="P109">Далее, становится возможным вычислить требуемые коэффициенты:</text:p>
      <text:p text:style-name="P96"/>
      <text:p text:style-name="P101">K<text:span text:style-name="T57">общепр. </text:span><text:span text:style-name="T59">р</text:span><text:span text:style-name="T57">асходов</text:span><text:span text:style-name="T13"> = S</text:span><text:span text:style-name="T57">общепр. </text:span><text:span text:style-name="T59">р</text:span><text:span text:style-name="T57">асходов</text:span><text:span text:style-name="T13"> / S</text:span><text:span text:style-name="T57">осн. з. п. основ. рабоч в цехе </text:span><text:span text:style-name="T16">= </text:span><text:span text:style-name="T29">690</text:span><text:span text:style-name="T16"> 000 / 1 305 000 = </text:span><text:span text:style-name="T29">0,53</text:span></text:p>
      <text:p text:style-name="P105"><text:span text:style-name="T16">K</text:span><text:span text:style-name="T59">общехоз. расходов</text:span><text:span text:style-name="T16"> = S</text:span><text:span text:style-name="T59">общехоз. расходов</text:span><text:span text:style-name="T16"> / S</text:span><text:span text:style-name="T59">осн. з. п. основ. рабоч на заводе </text:span><text:span text:style-name="T16">= </text:span><text:span text:style-name="T29">2 880</text:span><text:span text:style-name="T17"> 000 / 1 </text:span><text:span text:style-name="T16">305 000</text:span><text:span text:style-name="T17"> = </text:span><text:span text:style-name="T29">2,21</text:span></text:p>
      <text:p text:style-name="P105"><text:span text:style-name="T16">K</text:span><text:span text:style-name="T60">РСЭО</text:span><text:span text:style-name="T16"> = S</text:span><text:span text:style-name="T60">РСЭО цеха</text:span><text:span text:style-name="T16"> / S</text:span><text:span text:style-name="T59">осн. з. п. основ. рабоч на заводе </text:span><text:span text:style-name="T16">= </text:span><text:span text:style-name="T17">500 000 / 1 </text:span><text:span text:style-name="T16">305 000</text:span><text:span text:style-name="T17"> = 0,38</text:span></text:p>
      <text:p text:style-name="P96"/>
      <text:p text:style-name="P114">4) Рассчитать величину общепроизводственных и общехозяйственных расходов, внепроизводственных расходов на единицу каждого товара;</text:p>
      <text:p text:style-name="P97"/>
      <text:p text:style-name="P110">Помимо величин <text:s/>общепроизводственных, общехозяйственных расходов и <text:s/>внепроизводственных расходов, потребуются коэффициенты затрат на каждый вид товара. Вычисление <text:span text:style-name="T76">будут проводиться по формулам</text:span>:</text:p>
      <text:p text:style-name="P111"/>
      <text:p text:style-name="P113"><text:span text:style-name="T16">К</text:span><text:span text:style-name="T59">общепр расходов</text:span><text:span text:style-name="T16"> = S</text:span><text:span text:style-name="T59">общепр. Расходов</text:span><text:span text:style-name="T16"> / S</text:span><text:span text:style-name="T59">осн. з. п. основ. рабоч в цехе</text:span></text:p>
      <text:p text:style-name="P113"><text:span text:style-name="T16">К</text:span><text:span text:style-name="T59">обще</text:span><text:span text:style-name="T68">хоз</text:span><text:span text:style-name="T59"> расходов</text:span><text:span text:style-name="T16"> = S</text:span><text:span text:style-name="T59">обще</text:span><text:span text:style-name="T68">хоз</text:span><text:span text:style-name="T59">. Расходов</text:span><text:span text:style-name="T16"> / S</text:span><text:span text:style-name="T59">осн. з. п. основ. рабоч в цехе</text:span></text:p>
      <text:p text:style-name="P113"><text:span text:style-name="T16">К</text:span><text:span text:style-name="T68">вне</text:span><text:span text:style-name="T59">пр расходов</text:span><text:span text:style-name="T16"> = S</text:span><text:span text:style-name="T68">вне</text:span><text:span text:style-name="T59">пр. Расходов</text:span><text:span text:style-name="T16"> / S</text:span><text:span text:style-name="T59">осн. з. п. основ. рабоч в цехе</text:span></text:p>
      <text:p text:style-name="P131"/>
      <text:p text:style-name="P106"><text:span text:style-name="T16">S</text:span><text:span text:style-name="T59">общепр. Расходов </text:span><text:span text:style-name="T61">на </text:span><text:span text:style-name="T62">единицу товара </text:span><text:span text:style-name="T18">= </text:span><text:span text:style-name="T21">С</text:span><text:span text:style-name="T68">сдельная зп на товар</text:span><text:span text:style-name="T62"> </text:span><text:span text:style-name="T19">* </text:span><text:span text:style-name="T16">К</text:span><text:span text:style-name="T59">общепр расходов</text:span></text:p>
      <text:p text:style-name="P106"><text:span text:style-name="T16">S</text:span><text:span text:style-name="T59">обще</text:span><text:span text:style-name="T68">хоз</text:span><text:span text:style-name="T59">. Расходов </text:span><text:span text:style-name="T61">на </text:span><text:span text:style-name="T62">единицу товара </text:span><text:span text:style-name="T18">= </text:span><text:span text:style-name="T21">С</text:span><text:span text:style-name="T68">сдельная зп на товар</text:span><text:span text:style-name="T62"> </text:span><text:span text:style-name="T19">* </text:span><text:span text:style-name="T16">К</text:span><text:span text:style-name="T59">обще</text:span><text:span text:style-name="T68">хоз</text:span><text:span text:style-name="T59"> расходов</text:span></text:p>
      <text:p text:style-name="P106"><text:span text:style-name="T16">S</text:span><text:span text:style-name="T68">вне</text:span><text:span text:style-name="T59">пр. Расходов </text:span><text:span text:style-name="T61">на </text:span><text:span text:style-name="T62">единицу товара </text:span><text:span text:style-name="T18">= </text:span><text:span text:style-name="T21">С</text:span><text:span text:style-name="T68">сдельная зп на товар</text:span><text:span text:style-name="T62"> </text:span><text:span text:style-name="T19">* </text:span><text:span text:style-name="T16">К</text:span><text:span text:style-name="T68">вне</text:span><text:span text:style-name="T59">пр расходов</text:span></text:p>
      <text:p text:style-name="P97"/>
      <text:p text:style-name="P124">Однако, <text:span text:style-name="T85">для сохранения точности </text:span>коэффициент<text:span text:style-name="T85">ы</text:span> <text:span text:style-name="T85">расходом</text:span> можно <text:span text:style-name="T85">встроить в формулы расходов на единицу товара</text:span>:</text:p>
      <text:p text:style-name="P124"/>
      <text:p text:style-name="P107"><text:span text:style-name="T16">S</text:span><text:span text:style-name="T59">общепр. Расходов </text:span><text:span text:style-name="T61">на </text:span><text:span text:style-name="T62">единицу товара </text:span><text:span text:style-name="T18">= </text:span><text:span text:style-name="T21">(</text:span><text:span text:style-name="T16">S</text:span><text:span text:style-name="T59">общепр. Расходов</text:span><text:span text:style-name="T16"> * </text:span><text:span text:style-name="T21">С</text:span><text:span text:style-name="T68">сдельная зп на товар</text:span><text:span text:style-name="T21">) / </text:span><text:span text:style-name="T16">S</text:span><text:span text:style-name="T59">осн. з. п. основ. рабоч в цехе</text:span></text:p>
      <text:p text:style-name="P107"><text:span text:style-name="T20">S</text:span><text:span text:style-name="T63">обще</text:span><text:span text:style-name="T62">хоз</text:span><text:span text:style-name="T63">. </text:span><text:span text:style-name="T59">Р</text:span><text:span text:style-name="T63">асходов </text:span><text:span text:style-name="T61">на </text:span><text:span text:style-name="T62">единицу товара </text:span><text:span text:style-name="T18">= </text:span><text:span text:style-name="T21">(</text:span><text:span text:style-name="T20">S</text:span><text:span text:style-name="T63">обще</text:span><text:span text:style-name="T62">хоз</text:span><text:span text:style-name="T63">. </text:span><text:span text:style-name="T59">Р</text:span><text:span text:style-name="T63">асходов</text:span><text:span text:style-name="T20"> * </text:span><text:span text:style-name="T21">С</text:span><text:span text:style-name="T68">сдельная зп на товар</text:span><text:span text:style-name="T62"> </text:span><text:span text:style-name="T21">)</text:span><text:span text:style-name="T18"> / </text:span><text:span text:style-name="T16">S</text:span><text:span text:style-name="T59">осн. з. п. основ. рабоч в цехе</text:span></text:p>
      <text:p text:style-name="P107"><text:span text:style-name="T20">S</text:span><text:span text:style-name="T63">внепроизв. </text:span><text:span text:style-name="T59">Р</text:span><text:span text:style-name="T63">асходов </text:span><text:span text:style-name="T61">на </text:span><text:span text:style-name="T62">единицу товара </text:span><text:span text:style-name="T18">= </text:span><text:span text:style-name="T21">(</text:span><text:span text:style-name="T20">S</text:span><text:span text:style-name="T63">внепроизв. </text:span><text:span text:style-name="T59">Р</text:span><text:span text:style-name="T63">асходов</text:span><text:span text:style-name="T20"> * </text:span><text:span text:style-name="T21">С</text:span><text:span text:style-name="T68">сдельная зп на товар</text:span><text:span text:style-name="T21">)</text:span><text:span text:style-name="T18"> / </text:span><text:span text:style-name="T16">S</text:span><text:span text:style-name="T59">осн. з. п. основ. рабоч в цехе</text:span></text:p>
      <text:p text:style-name="P125"/>
      <text:p text:style-name="P126">Необходимые формулы получены, теперь следует провести вычисления.</text:p>
      <text:p text:style-name="P110"><text:span text:style-name="T77">Вычисление</text:span> общепроизводственных расходов:</text:p>
      <text:p text:style-name="P98"/>
      <text:p text:style-name="P104"><text:span text:style-name="T19">S</text:span><text:span text:style-name="T62">общепр. </text:span><text:span text:style-name="T59">Р</text:span><text:span text:style-name="T62">асходов </text:span><text:span text:style-name="T61">на </text:span><text:span text:style-name="T62">единицу товара 1</text:span><text:span text:style-name="T19"> </text:span><text:span text:style-name="T18">= </text:span><text:span text:style-name="T21">(</text:span><text:span text:style-name="T29">690</text:span><text:span text:style-name="T19"> 000 * </text:span><text:span text:style-name="T22">110</text:span><text:span text:style-name="T21">)</text:span><text:span text:style-name="T19"> / </text:span><text:span text:style-name="T16">1 305 000</text:span><text:span text:style-name="T19">= </text:span><text:span text:style-name="T29">58,16</text:span><text:span text:style-name="T19"> руб</text:span></text:p>
      <text:p text:style-name="P104"><text:span text:style-name="T19">S</text:span><text:span text:style-name="T62">общепр. </text:span><text:span text:style-name="T59">Р</text:span><text:span text:style-name="T62">асходов </text:span><text:span text:style-name="T61">на </text:span><text:span text:style-name="T62">единицу товара 2</text:span><text:span text:style-name="T19"> </text:span><text:span text:style-name="T18">= </text:span><text:span text:style-name="T21">(</text:span><text:span text:style-name="T29">69</text:span><text:span text:style-name="T19">0 000 * </text:span><text:span text:style-name="T22">100</text:span><text:span text:style-name="T21">)</text:span><text:span text:style-name="T19"> / </text:span><text:span text:style-name="T16">1 305 000</text:span><text:span text:style-name="T19"> = </text:span><text:span text:style-name="T29">52,87</text:span><text:span text:style-name="T19"> руб</text:span></text:p>
      <text:p text:style-name="P104"><text:span text:style-name="T19">S</text:span><text:span text:style-name="T62">общепр. </text:span><text:span text:style-name="T59">Р</text:span><text:span text:style-name="T62">асходов </text:span><text:span text:style-name="T61">на </text:span><text:span text:style-name="T62">единицу товара 3</text:span><text:span text:style-name="T19"> </text:span><text:span text:style-name="T18">= </text:span><text:span text:style-name="T21">(</text:span><text:span text:style-name="T29">69</text:span><text:span text:style-name="T19">0 000 * </text:span><text:span text:style-name="T22">80</text:span><text:span text:style-name="T21">)</text:span><text:span text:style-name="T19"> / </text:span><text:span text:style-name="T16">1 305 000</text:span><text:span text:style-name="T19"> = </text:span><text:span text:style-name="T29">42,30</text:span><text:span text:style-name="T19"> руб</text:span></text:p>
      <text:p text:style-name="P99"/>
      <text:p text:style-name="P112"><text:span text:style-name="T77">Вычисление</text:span> общехозяйственных расходов:</text:p>
      <text:p text:style-name="P99"/>
      <text:p text:style-name="P104"><text:span text:style-name="T19">S</text:span><text:span text:style-name="T62">общехоз. </text:span><text:span text:style-name="T59">Р</text:span><text:span text:style-name="T62">асходов </text:span><text:span text:style-name="T61">на </text:span><text:span text:style-name="T62">единицу товара 1</text:span><text:span text:style-name="T19"> </text:span><text:span text:style-name="T18">= </text:span><text:span text:style-name="T21">(</text:span><text:span text:style-name="T29">2 88</text:span><text:span text:style-name="T17">0 000</text:span><text:span text:style-name="T19"> * </text:span><text:span text:style-name="T22">110</text:span><text:span text:style-name="T21">)</text:span><text:span text:style-name="T19"> / </text:span><text:span text:style-name="T16">1 305 000</text:span><text:span text:style-name="T19"> = </text:span><text:span text:style-name="T29">242,76</text:span><text:span text:style-name="T19"> руб</text:span></text:p>
      <text:p text:style-name="P108"><text:span text:style-name="T19">S</text:span><text:span text:style-name="T62">общехоз. </text:span><text:span text:style-name="T59">Р</text:span><text:span text:style-name="T62">асходов </text:span><text:span text:style-name="T61">на </text:span><text:span text:style-name="T62">единицу товара 2</text:span><text:span text:style-name="T19"> </text:span><text:span text:style-name="T18">= </text:span><text:span text:style-name="T21">(</text:span><text:span text:style-name="T29">2 88</text:span><text:span text:style-name="T17">0 000</text:span><text:span text:style-name="T19"> * </text:span><text:span text:style-name="T22">100</text:span><text:span text:style-name="T21">)</text:span><text:span text:style-name="T19"> / </text:span><text:span text:style-name="T16">1 305 000</text:span><text:span text:style-name="T19"> = </text:span><text:span text:style-name="T29">220,69</text:span><text:span text:style-name="T19"> руб</text:span></text:p>
      <text:p text:style-name="P108"><text:span text:style-name="T19">S</text:span><text:span text:style-name="T62">общехоз. </text:span><text:span text:style-name="T59">Р</text:span><text:span text:style-name="T62">асходов </text:span><text:span text:style-name="T61">на </text:span><text:span text:style-name="T62">единицу товара 3</text:span><text:span text:style-name="T19"> </text:span><text:span text:style-name="T18">= </text:span><text:span text:style-name="T21">(</text:span><text:span text:style-name="T29">2 88</text:span><text:span text:style-name="T17">0 000</text:span><text:span text:style-name="T19">* </text:span><text:span text:style-name="T22">80</text:span><text:span text:style-name="T21">)</text:span><text:span text:style-name="T19"> / </text:span><text:span text:style-name="T16">1 305 000</text:span><text:span text:style-name="T19"> = </text:span><text:span text:style-name="T29">176,55</text:span><text:span text:style-name="T22"> </text:span><text:span text:style-name="T19">руб</text:span></text:p>
      <text:p text:style-name="P99"><text:soft-page-break/></text:p>
      <text:p text:style-name="P112"><text:span text:style-name="T77">Вычисление</text:span> <text:span text:style-name="T75">внепроизводственных</text:span> расходов:</text:p>
      <text:p text:style-name="P99"/>
      <text:p text:style-name="P104"><text:span text:style-name="T19">S</text:span><text:span text:style-name="T62">общехоз. </text:span><text:span text:style-name="T59">Р</text:span><text:span text:style-name="T62">асходов </text:span><text:span text:style-name="T61">на </text:span><text:span text:style-name="T62">единицу товара 1</text:span><text:span text:style-name="T19"> </text:span><text:span text:style-name="T18">= </text:span><text:span text:style-name="T21">(</text:span><text:span text:style-name="T35">160 000</text:span><text:span text:style-name="T19"> * </text:span><text:span text:style-name="T22">110</text:span><text:span text:style-name="T21">)</text:span><text:span text:style-name="T19"> / </text:span><text:span text:style-name="T16">1 305 000</text:span><text:span text:style-name="T19"> = </text:span><text:span text:style-name="T22">13,49</text:span><text:span text:style-name="T19"> руб</text:span></text:p>
      <text:p text:style-name="P104"><text:span text:style-name="T19">S</text:span><text:span text:style-name="T62">общехоз. </text:span><text:span text:style-name="T59">Р</text:span><text:span text:style-name="T62">асходов </text:span><text:span text:style-name="T61">на </text:span><text:span text:style-name="T62">единицу товара 2</text:span><text:span text:style-name="T19"> </text:span><text:span text:style-name="T18">= </text:span><text:span text:style-name="T21">(</text:span><text:span text:style-name="T35">160 000</text:span><text:span text:style-name="T19"> * </text:span><text:span text:style-name="T22">100</text:span><text:span text:style-name="T21">)</text:span><text:span text:style-name="T19"> / </text:span><text:span text:style-name="T16">1 305 000</text:span><text:span text:style-name="T19"> = </text:span><text:span text:style-name="T22">12,26</text:span><text:span text:style-name="T19"> руб</text:span></text:p>
      <text:p text:style-name="P104"><text:span text:style-name="T19">S</text:span><text:span text:style-name="T62">общехоз. </text:span><text:span text:style-name="T59">Р</text:span><text:span text:style-name="T62">асходов </text:span><text:span text:style-name="T61">на </text:span><text:span text:style-name="T62">единицу товара 3</text:span><text:span text:style-name="T19"> </text:span><text:span text:style-name="T18">= </text:span><text:span text:style-name="T21">(</text:span><text:span text:style-name="T35">160 000 </text:span><text:span text:style-name="T19">* </text:span><text:span text:style-name="T22">80</text:span><text:span text:style-name="T21">)</text:span><text:span text:style-name="T19"> / </text:span><text:span text:style-name="T16">1 305 000</text:span><text:span text:style-name="T19"> = </text:span><text:span text:style-name="T22">9,81</text:span><text:span text:style-name="T19"> руб</text:span></text:p>
      <text:p text:style-name="P96"/>
      <text:p text:style-name="P114">5) Рассчитать полную себестоимость единицы продукции, составить три калькуляции.</text:p>
      <text:p text:style-name="P96"/>
      <text:p text:style-name="P114">Таблица 2.4 – Калькуляция себестоимости единицы продукции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B"/>
        <table:table-row table:style-name="Таблица5.1">
          <table:table-cell table:style-name="Таблица5.A1" office:value-type="string">
            <text:p text:style-name="P44">Статьи затрат, руб.</text:p>
          </table:table-cell>
          <table:table-cell table:style-name="Таблица5.A1" office:value-type="string">
            <text:p text:style-name="P18">Товар 1</text:p>
          </table:table-cell>
          <table:table-cell table:style-name="Таблица5.A1" office:value-type="string">
            <text:p text:style-name="P18">Товар 2</text:p>
          </table:table-cell>
          <table:table-cell table:style-name="Таблица5.A1" office:value-type="string">
            <text:p text:style-name="P18">Товар 3</text:p>
          </table:table-cell>
        </table:table-row>
        <table:table-row table:style-name="Таблица5.2">
          <table:table-cell table:style-name="Таблица5.A1" office:value-type="string">
            <text:p text:style-name="P44">Материалы</text:p>
          </table:table-cell>
          <table:table-cell table:style-name="Таблица5.A1" office:value-type="string">
            <text:p text:style-name="P26">250</text:p>
          </table:table-cell>
          <table:table-cell table:style-name="Таблица5.A1" office:value-type="string">
            <text:p text:style-name="P26">250</text:p>
          </table:table-cell>
          <table:table-cell table:style-name="Таблица5.A1" office:value-type="string">
            <text:p text:style-name="P26">400</text:p>
          </table:table-cell>
        </table:table-row>
        <table:table-row table:style-name="Таблица5.3">
          <table:table-cell table:style-name="Таблица5.A1" office:value-type="string">
            <text:p text:style-name="P44">Основная заработная плата основных рабочих</text:p>
          </table:table-cell>
          <table:table-cell table:style-name="Таблица5.A1" office:value-type="string">
            <text:p text:style-name="P26">110</text:p>
          </table:table-cell>
          <table:table-cell table:style-name="Таблица5.A1" office:value-type="string">
            <text:p text:style-name="P26">100</text:p>
          </table:table-cell>
          <table:table-cell table:style-name="Таблица5.A1" office:value-type="string">
            <text:p text:style-name="P26">80</text:p>
          </table:table-cell>
        </table:table-row>
        <table:table-row table:style-name="Таблица5.3">
          <table:table-cell table:style-name="Таблица5.A4" office:value-type="string">
            <text:p text:style-name="P46">Взносы на соц. Страхование</text:p>
          </table:table-cell>
          <table:table-cell table:style-name="Таблица5.A4" office:value-type="string">
            <text:p text:style-name="P20">33</text:p>
          </table:table-cell>
          <table:table-cell table:style-name="Таблица5.A4" office:value-type="string">
            <text:p text:style-name="P20">30</text:p>
          </table:table-cell>
          <table:table-cell table:style-name="Таблица5.A4" office:value-type="string">
            <text:p text:style-name="P20">24</text:p>
          </table:table-cell>
        </table:table-row>
        <table:table-row table:style-name="Таблица5.5">
          <table:table-cell table:style-name="Таблица5.A1" office:value-type="string">
            <text:p text:style-name="P50">Общепроизводственные расходы</text:p>
          </table:table-cell>
          <table:table-cell table:style-name="Таблица5.A1" office:value-type="string">
            <text:p text:style-name="P30">58,16</text:p>
          </table:table-cell>
          <table:table-cell table:style-name="Таблица5.A1" office:value-type="string">
            <text:p text:style-name="P30">52,87</text:p>
          </table:table-cell>
          <table:table-cell table:style-name="Таблица5.A1" office:value-type="string">
            <text:p text:style-name="P30">42,30</text:p>
          </table:table-cell>
        </table:table-row>
        <table:table-row table:style-name="Таблица5.6">
          <table:table-cell table:style-name="Таблица5.A1" office:value-type="string">
            <text:p text:style-name="P50">Общехозяйственные расходы</text:p>
          </table:table-cell>
          <table:table-cell table:style-name="Таблица5.A1" office:value-type="string">
            <text:p text:style-name="P30">242,76</text:p>
          </table:table-cell>
          <table:table-cell table:style-name="Таблица5.A1" office:value-type="string">
            <text:p text:style-name="P30">220,69</text:p>
          </table:table-cell>
          <table:table-cell table:style-name="Таблица5.A1" office:value-type="string">
            <text:p text:style-name="P30">176,55</text:p>
          </table:table-cell>
        </table:table-row>
        <table:table-row table:style-name="Таблица5.7">
          <table:table-cell table:style-name="Таблица5.A1" office:value-type="string">
            <text:p text:style-name="P44">Внепроизводственные расходы</text:p>
          </table:table-cell>
          <table:table-cell table:style-name="Таблица5.A1" office:value-type="string">
            <text:p text:style-name="P31">13,49</text:p>
          </table:table-cell>
          <table:table-cell table:style-name="Таблица5.A1" office:value-type="string">
            <text:p text:style-name="P32">12,26</text:p>
          </table:table-cell>
          <table:table-cell table:style-name="Таблица5.A1" office:value-type="string">
            <text:p text:style-name="P31">9,81</text:p>
          </table:table-cell>
        </table:table-row>
        <table:table-row table:style-name="Таблица5.8">
          <table:table-cell table:style-name="Таблица5.A1" office:value-type="string">
            <text:p text:style-name="P44">Полная себестоимость единицы продукции </text:p>
          </table:table-cell>
          <table:table-cell table:style-name="Таблица5.A1" office:value-type="string">
            <text:p text:style-name="P27">707,41</text:p>
          </table:table-cell>
          <table:table-cell table:style-name="Таблица5.A1" office:value-type="string">
            <text:p text:style-name="P27">665,82</text:p>
          </table:table-cell>
          <table:table-cell table:style-name="Таблица5.A1" office:value-type="string">
            <text:p text:style-name="P28">7<text:span text:style-name="T84">32,66</text:span></text:p>
          </table:table-cell>
        </table:table-row>
      </table:table>
      <text:p text:style-name="P79"/>
      <text:p text:style-name="P160">Таким образом, полная себестоимость товара 1 составляет 707,41 руб., товара 2 <text:span text:style-name="T53">—</text:span> 665,82 руб., товара 3 <text:span text:style-name="T53">—</text:span> 732,66 руб., прямые затраты по предприятию <text:span text:style-name="T53">—</text:span> <text:span text:style-name="T89">5 821 500 руб., а косвенные </text:span><text:span text:style-name="T53">—</text:span><text:span text:style-name="T89"> </text:span><text:span text:style-name="T91">3 730 000 руб. Теперь необходимо перейти к определению рентабельности продаж и затрат, а также рентабельности основного и оборотного капиталов.</text:span></text:p>
      <text:p text:style-name="P79"/>
      <text:p text:style-name="P153">2.3 Рентабельность операций и капиталов</text:p>
      <text:p text:style-name="P114">Рассчитать рентабельность продаж, рентабельность затрат, рентабельность основного капитала, рентабельность оборотного капитала (по годовым показателям).</text:p>
      <text:p text:style-name="P162">Алгоритм выполнения данного задания<text:span text:style-name="T80">[3]</text:span>:</text:p>
      <text:list xml:id="list215307117666039" text:continue-numbering="true" text:style-name="WW8Num70">
        <text:list-item>
          <text:p text:style-name="P186"><text:span text:style-name="T4"><text:s/>рассчитать годовую выручку предприятия;</text:span></text:p>
        </text:list-item>
      </text:list>
      <text:p text:style-name="P133"/>
      <text:p text:style-name="P137">V<text:span text:style-name="T57">р</text:span><text:span text:style-name="T13">=5500*</text:span><text:span text:style-name="T24">1000</text:span><text:span text:style-name="T13"> + 3000*</text:span><text:span text:style-name="T24">600</text:span><text:span text:style-name="T13">+ 5000*</text:span><text:span text:style-name="T24">800</text:span><text:span text:style-name="T13"> = </text:span><text:span text:style-name="T24">11 300 000</text:span></text:p>
      <text:p text:style-name="P133"/>
      <text:list xml:id="list215308037911215" text:continue-numbering="true" text:style-name="WW8Num70">
        <text:list-item>
          <text:p text:style-name="P183"><text:s/>рассчитать полную себестоимость за год; </text:p>
          <text:p text:style-name="P187"/>
          <text:p text:style-name="P188"><text:span text:style-name="T23">c/c</text:span><text:span text:style-name="T65">полн</text:span><text:span text:style-name="T23">=</text:span><text:span text:style-name="T30"> </text:span><text:span text:style-name="T43">S</text:span><text:span text:style-name="T71">косв. з </text:span><text:span text:style-name="T38">+ </text:span><text:span text:style-name="T43">S</text:span><text:span text:style-name="T71">прям. з </text:span><text:span text:style-name="T38">= 3 730 000 + </text:span><text:span text:style-name="T37">5 821 500 = 9 551 500</text:span></text:p>
          <text:p text:style-name="P185"/>
        </text:list-item>
        <text:list-item>
          <text:p text:style-name="P182"><text:s/>рассчитать годовую прибыль от продаж;</text:p>
        </text:list-item>
      </text:list>
      <text:p text:style-name="P133"/>
      <text:p text:style-name="P138">П = V<text:span text:style-name="T57">р</text:span><text:span text:style-name="T13"> — с/с</text:span><text:span text:style-name="T57">полн</text:span><text:span text:style-name="T13">=11 300 000 — </text:span><text:span text:style-name="T37">9 551 500</text:span><text:span text:style-name="T13"> = </text:span><text:span text:style-name="T30">1 748 500</text:span></text:p>
      <text:p text:style-name="P133"/>
      <text:list xml:id="list215307583762364" text:continue-numbering="true" text:style-name="WW8Num70">
        <text:list-item>
          <text:p text:style-name="P182"><text:s/>рассчитать рентабельность продаж, рентабельность затрат;</text:p>
        </text:list-item>
      </text:list>
      <text:p text:style-name="P134"><text:soft-page-break/></text:p>
      <text:p text:style-name="P139"><text:span text:style-name="T13">р</text:span><text:span text:style-name="T57">о </text:span><text:span text:style-name="T13">= П / <text:s/>V</text:span><text:span text:style-name="T57">р </text:span><text:span text:style-name="T13">* 100% = </text:span><text:span text:style-name="T30">1 748 500</text:span><text:span text:style-name="T13"> / 11 300 000 * 100% = 1</text:span><text:span text:style-name="T31">5,47</text:span><text:span text:style-name="T13">%</text:span></text:p>
      <text:p text:style-name="P139"><text:span text:style-name="T13">р</text:span><text:span text:style-name="T69">з</text:span><text:span text:style-name="T57"> </text:span><text:span text:style-name="T13">= П / <text:s/>с/с</text:span><text:span text:style-name="T57">полн </text:span><text:span text:style-name="T13">* 100% = </text:span><text:span text:style-name="T30">1 748 500</text:span><text:span text:style-name="T13"> / </text:span><text:span text:style-name="T23">9 </text:span><text:span text:style-name="T30">551 500</text:span><text:span text:style-name="T13">* 100% = </text:span><text:span text:style-name="T31">18,31</text:span><text:span text:style-name="T13">%</text:span></text:p>
      <text:p text:style-name="P133"/>
      <text:list xml:id="list215307815565563" text:continue-numbering="true" text:style-name="WW8Num70">
        <text:list-item>
          <text:p text:style-name="P182"><text:s/>рассчитать остаточную стоимость основных средств (на конец первого года);</text:p>
        </text:list-item>
      </text:list>
      <text:p text:style-name="P135"/>
      <text:p text:style-name="P140"><text:span text:style-name="T13">S</text:span><text:span text:style-name="T57">ост</text:span><text:span text:style-name="T13"> = S</text:span><text:span text:style-name="T57">перв</text:span><text:span text:style-name="T13"> - А</text:span></text:p>
      <text:p text:style-name="P146"/>
      <text:p text:style-name="P141"><text:span text:style-name="T13">S</text:span><text:span text:style-name="T57">кг</text:span><text:span text:style-name="T13"> = </text:span><text:span text:style-name="T25">1 900 000 - </text:span><text:span text:style-name="T30">190 000</text:span><text:span text:style-name="T25"> = </text:span><text:span text:style-name="T31">1 710 000</text:span></text:p>
      <text:p text:style-name="P133"/>
      <text:list xml:id="list215308720515890" text:continue-numbering="true" text:style-name="WW8Num70">
        <text:list-item>
          <text:p text:style-name="P182"><text:s/>найти среднегодовую стоимость основных средств;</text:p>
        </text:list-item>
      </text:list>
      <text:p text:style-name="P73"/>
      <text:p text:style-name="P74">S<text:span text:style-name="T57">осн ср</text:span><text:span text:style-name="T13"> = (</text:span><text:span text:style-name="T46">S</text:span><text:span text:style-name="T72">кг</text:span><text:span text:style-name="T46"> + </text:span><text:span text:style-name="T13">S</text:span><text:span text:style-name="T57">н</text:span><text:span text:style-name="T72">г</text:span><text:span text:style-name="T13">) / 2 = (</text:span><text:span text:style-name="T31">1 710 000</text:span><text:span text:style-name="T13"> + 1 900 000) / 2 = </text:span><text:span text:style-name="T32">1 805 000</text:span></text:p>
      <text:p text:style-name="P73"/>
      <text:p text:style-name="P79">Остаточную и среднегодовую стоимость считаем только по оборудованию, поскольку помещение взято в аренду.</text:p>
      <text:list xml:id="list215307429443781" text:continue-numbering="true" text:style-name="WW8Num70">
        <text:list-item>
          <text:p text:style-name="P184"><text:s/>рассчитать рентабельность основного капитала, при его расчете учитываются основные средства, находящиеся в собственности предприятия; арендованные основные средства не учитываются.</text:p>
        </text:list-item>
      </text:list>
      <text:p text:style-name="P136"/>
      <text:p text:style-name="P142">Р<text:span text:style-name="T57">осн кап</text:span><text:span text:style-name="T13"> = П</text:span><text:span text:style-name="T57">до налог</text:span><text:span text:style-name="T13"> / S</text:span><text:span text:style-name="T57">осн ср</text:span><text:span text:style-name="T13"> * 100%</text:span></text:p>
      <text:p text:style-name="P147"/>
      <text:p text:style-name="P147">Прибыль до налогообложения соответствует прибыли от реализации, поскольку рабочий год не сопровождался прочими доходами и расходами. Поэтому:</text:p>
      <text:p text:style-name="P147"/>
      <text:p text:style-name="P143"><text:span text:style-name="T13">Р</text:span><text:span text:style-name="T57">осн кап</text:span><text:span text:style-name="T13"> = </text:span><text:span text:style-name="T30">1 748 500</text:span><text:span text:style-name="T13"> / </text:span><text:span text:style-name="T32">1 805 000</text:span><text:span text:style-name="T13"> * 100% =</text:span><text:span text:style-name="T31"> 96,87</text:span><text:span text:style-name="T26">%</text:span></text:p>
      <text:p text:style-name="P136"/>
      <text:list xml:id="list215308281286818" text:continue-numbering="true" text:style-name="WW8Num70">
        <text:list-item>
          <text:p text:style-name="P157">рассчитать рентабельность оборотного капитала</text:p>
        </text:list-item>
      </text:list>
      <text:p text:style-name="P80"/>
      <text:p text:style-name="P144"><text:span text:style-name="T13">Р</text:span><text:span text:style-name="T57">осн кап</text:span><text:span text:style-name="T13"> = П</text:span><text:span text:style-name="T57">до налог</text:span><text:span text:style-name="T13"> / S</text:span><text:span text:style-name="T66">об</text:span><text:span text:style-name="T57"> </text:span><text:span text:style-name="T66">кап</text:span><text:span text:style-name="T13"> * 100%</text:span></text:p>
      <text:p text:style-name="P145"><text:span text:style-name="T13">Р</text:span><text:span text:style-name="T57">осн кап</text:span><text:span text:style-name="T13"> = </text:span><text:span text:style-name="T30">1 748 500</text:span><text:span text:style-name="T26"> / 6 000 000 * 100% = </text:span><text:span text:style-name="T31">29,14</text:span><text:span text:style-name="T26">%</text:span></text:p>
      <text:p text:style-name="P79"/>
      <text:p text:style-name="P160">Таким образов, рентабельность затрат составляет 15,47%, рентабельность продаж <text:span text:style-name="T53">—</text:span> 18,31%, рентабельность основного капитала <text:span text:style-name="T53">—</text:span> 96,87%, рентабельность оборотного капитала <text:span text:style-name="T53">—</text:span> 29,14%. Далее будет проводиться вычисление показателей эффективности.</text:p>
      <text:p text:style-name="P79"/>
      <text:p text:style-name="P100">2.4 Показатели эффективности</text:p>
      <text:p text:style-name="P114">Рассчитать капиталоотдачу, капиталоемкость, коэффициент оборачиваемости, длительность одного оборота, коэффициент загрузки. </text:p>
      <text:p text:style-name="P115"/>
      <text:p text:style-name="P116"><text:soft-page-break/><text:span text:style-name="T13">К</text:span><text:span text:style-name="T57">о</text:span><text:span text:style-name="T13"> = V</text:span><text:span text:style-name="T57">р</text:span><text:span text:style-name="T13"> / S</text:span><text:span text:style-name="T57">осн кап</text:span><text:span text:style-name="T13"> = 11 300 000 / </text:span><text:span text:style-name="T32">1 805 000</text:span><text:span text:style-name="T13"> = </text:span><text:span text:style-name="T31">6,26</text:span></text:p>
      <text:p text:style-name="P116"><text:span text:style-name="T13">К</text:span><text:span text:style-name="T57">е</text:span><text:span text:style-name="T13"> = S</text:span><text:span text:style-name="T57">осн кап </text:span><text:span text:style-name="T13">/ V</text:span><text:span text:style-name="T57">р</text:span><text:span text:style-name="T13"> = </text:span><text:span text:style-name="T32">1 805 000</text:span><text:span text:style-name="T13"> / 11 300 000 = 0,</text:span><text:span text:style-name="T31">16</text:span></text:p>
      <text:p text:style-name="P117"><text:span text:style-name="T13">К</text:span><text:span text:style-name="T57">об</text:span><text:span text:style-name="T13"> = V</text:span><text:span text:style-name="T57">р</text:span><text:span text:style-name="T13"> / S</text:span><text:span text:style-name="T57">об кап</text:span><text:span text:style-name="T13"> = 11 300 000 / 6 000 000 = </text:span><text:span text:style-name="T27">1,88</text:span></text:p>
      <text:p text:style-name="P117"><text:span text:style-name="T27">К</text:span><text:span text:style-name="T67">заг</text:span><text:span text:style-name="T27"> = S</text:span><text:span text:style-name="T67">об кап </text:span><text:span text:style-name="T27">/ V</text:span><text:span text:style-name="T67">р</text:span><text:span text:style-name="T27"> = 6 000 000 / 11 300 000 = 0,53</text:span></text:p>
      <text:p text:style-name="P118"><text:span text:style-name="T13">Т</text:span><text:span text:style-name="T57">об</text:span><text:span text:style-name="T13"> = Т / </text:span><text:span text:style-name="T26">К</text:span><text:span text:style-name="T66">об</text:span><text:span text:style-name="T26"> </text:span><text:span text:style-name="T13">= 365 / 1,88 = 194,15 ~ 195 дней</text:span></text:p>
      <text:p text:style-name="P127"/>
      <text:p text:style-name="P165">Таким образом, капиталоотдача равна 6,26, капиталоемкость <text:span text:style-name="T94">—</text:span> 0,16, коэффициент оборачиваемости <text:span text:style-name="T94">—</text:span> 1,88, коэффициент загрузки <text:span text:style-name="T94">—</text:span> 0,53, период оборота <text:span text:style-name="T94">—</text:span> 195 дней. Следующим этапом будет вычисление уже показателей рентабельности проекта.</text:p>
      <text:p text:style-name="P127"/>
      <text:p text:style-name="P153">2.5 Показатели рентабельности проекта</text:p>
      <text:p text:style-name="P114">Рассчитать порог рентабельности, запас финансовой прочности в рублях и в процентах, операционный рычаг (по предприятию в целом).</text:p>
      <text:p text:style-name="P79">Алгоритм выполнения данного задания<text:span text:style-name="T79">[4]</text:span>:</text:p>
      <text:p text:style-name="P79">1) рассчитать совокупные переменные затраты за год;</text:p>
      <text:p text:style-name="P79"/>
      <text:p text:style-name="P83">VC = сдельная ЗП + материалы + взносы на соц. страхование</text:p>
      <text:p text:style-name="P84">VC = 5500*(110 + 250 + 33) + 3000*(100 + 250 + 30) + 5000*(80 + 400 + 24)</text:p>
      <text:p text:style-name="P84"><text:tab/><text:tab/>= <text:span text:style-name="T89">5 821 500</text:span><text:span text:style-name="T34"> руб</text:span></text:p>
      <text:p text:style-name="P79"/>
      <text:p text:style-name="P79">2) рассчитать совокупные постоянные затраты за год;</text:p>
      <text:p text:style-name="P81"/>
      <text:p text:style-name="P83">FC = окладная ЗП + аренда + амортизация + РСЭО + услуги связи + реклама + прочие</text:p>
      <text:p text:style-name="P85">FC = 1 200 000 + 1 000 000 + 190 000 + 500 000 + 150 000 + 160 000 + 170 000</text:p>
      <text:p text:style-name="P86"><text:tab/><text:tab/>= 3 370 000<text:span text:style-name="T13"> руб</text:span></text:p>
      <text:p text:style-name="P79"/>
      <text:p text:style-name="P79">3) рассчитать совокупный маржинальный доход (за год);</text:p>
      <text:p text:style-name="P79"/>
      <text:p text:style-name="P86">МД = V<text:span text:style-name="T57">р</text:span><text:span text:style-name="T13"> - VC =</text:span> <text:span text:style-name="T13">11</text:span> 300 000 - <text:span text:style-name="T89">5 821 500</text:span> = 5 478 500<text:span text:style-name="T13"> руб</text:span></text:p>
      <text:p text:style-name="P79"/>
      <text:p text:style-name="P79">4) рассчитать коэффициент маржинального дохода;</text:p>
      <text:p text:style-name="P79"/>
      <text:p text:style-name="P87">К<text:span text:style-name="T57">МД</text:span><text:span text:style-name="T13"> = МД / V</text:span><text:span text:style-name="T57">р</text:span><text:span text:style-name="T13"> = 5 478 500 / 11 300 000 = 0,4848</text:span></text:p>
      <text:p text:style-name="P79"/>
      <text:p text:style-name="P79">5) рассчитать порог рентабельности;</text:p>
      <text:p text:style-name="P79"/>
      <text:p text:style-name="P87">p<text:span text:style-name="T57">б</text:span><text:span text:style-name="T13"> = FC / К</text:span><text:span text:style-name="T57">МД</text:span><text:span text:style-name="T13"> = 3 370 000 / 0,4848 = 6 951 320,13 руб</text:span></text:p>
      <text:p text:style-name="P79"/>
      <text:p text:style-name="P79">6) рассчитать запас финансовой прочности (в руб. и в процентах);</text:p>
      <text:p text:style-name="P82"/>
      <text:p text:style-name="P86"><text:soft-page-break/><text:span text:style-name="T13">B</text:span><text:span text:style-name="T57">ф</text:span><text:span text:style-name="T13"> = <text:s/>V</text:span><text:span text:style-name="T57">р</text:span><text:span text:style-name="T13"> - p</text:span><text:span text:style-name="T57">б</text:span><text:span text:style-name="T13"> = 11 300 000 - 6 951 320,13 = 4 348 679,87 руб</text:span></text:p>
      <text:p text:style-name="P87"><text:span text:style-name="T13">B</text:span><text:span text:style-name="T57">ф</text:span><text:span text:style-name="T13">’ = B</text:span><text:span text:style-name="T57">ф</text:span><text:span text:style-name="T13"> / V</text:span><text:span text:style-name="T57">р</text:span><text:span text:style-name="T13"> = 4 348 679,87 / 11 300 000 * 100% = 38,48%</text:span></text:p>
      <text:p text:style-name="P79"/>
      <text:p text:style-name="P79">7) рассчитать операционный рычаг.</text:p>
      <text:p text:style-name="P79"/>
      <text:p text:style-name="P88">Р<text:span text:style-name="T79">о</text:span><text:span text:style-name="T13"> = МД / П = 5 870 000 / </text:span><text:span text:style-name="T30">1 748 500</text:span><text:span text:style-name="T28"> = </text:span><text:span text:style-name="T33">3,36</text:span></text:p>
      <text:p text:style-name="P119"/>
      <text:p text:style-name="P156">Таким образом, совокупные переменные затраты за год <text:span text:style-name="T15">—</text:span> 5 821 500 руб., совокупные постоянные затраты <text:span text:style-name="T15">—</text:span> 3 370 000 руб., маржинальный доход <text:span text:style-name="T15">—</text:span> 5 478 500 руб., коэффициент маржинального дохода <text:span text:style-name="T15">—</text:span> 0,4848, порог рентабельности <text:span text:style-name="T15">—</text:span> 6 951 320,13 руб., запас финансовой прочности в рублях <text:span text:style-name="T15">—</text:span> 4 348 679,87 руб., в процентах <text:span text:style-name="T15">—</text:span> 38,49%, операционный рычаг <text:span text:style-name="T15">—</text:span> 3,36. Последним этапом выполнения анализа является определение выгодности проекта, которое будет выполняться далее.</text:p>
      <text:p text:style-name="P119"/>
      <text:p text:style-name="P153">2.6 Выгодность проекта</text:p>
      <text:p text:style-name="P79"><text:span text:style-name="T2">Цена </text:span>оборудования составляет 1 900 000 руб. Использование этого оборудования позволит ежегодно в течение трёх лет получать доход в размере 420 000 руб., 400 000 руб. и 450 000 руб. По истечении третьего года оборудование будет продано за сумму 1 500 000 руб. Ставка банка 22% годовых.</text:p>
      <text:p text:style-name="P119"/>
      <text:p text:style-name="P155">Алгоритм выполнения данного задания<text:span text:style-name="T79">[5]</text:span>:</text:p>
      <text:p text:style-name="P89">1) Чистая дисконтированная стоимость</text:p>
      <text:p text:style-name="P89"/>
      <text:p text:style-name="P90">Прежде всего, необходимо вычислить коэффициент дисконтирования — за его основу будет принята банковская ставка (БС) и он будет вычислен по формуле:</text:p>
      <text:p text:style-name="P90"/>
      <text:p text:style-name="P90">k = БС / 100% = 22% / 100% = 0,22</text:p>
      <text:p text:style-name="P90"/>
      <text:p text:style-name="P128">Теперь будет вычисляться чистая дисконтированная стоимость (NPV):</text:p>
      <text:p text:style-name="P89"/>
      <text:p text:style-name="P91">NPV = Σ(CF<text:span text:style-name="T57">n</text:span><text:span text:style-name="T13"> / (1 + k)^n) <text:s/>- I</text:span><text:span text:style-name="T57">o</text:span><text:span text:style-name="T13"> = 420 000 / 1,22^1 + 400 000 / 1,22^2 + 450 000 / 1,22^3 <text:s/>- 1 900 000 + 1 500 000 </text:span><text:span text:style-name="T40">= 860 825,36 - 1 900 000 + 1 500 000 = 460 825,36</text:span></text:p>
      <text:p text:style-name="P89"/>
      <text:p text:style-name="P89">2) Индекс доходности</text:p>
      <text:p text:style-name="P132"/>
      <text:p text:style-name="P92">PI = <text:span text:style-name="T90">Σ(CF</text:span><text:span text:style-name="T70">n</text:span><text:span text:style-name="T41"> / (1 + k)^n)</text:span> / I<text:span text:style-name="T57">o</text:span><text:span text:style-name="T13"> = (860 825,36 + 1 500 000) / 1 900 000 = 1,24</text:span></text:p>
      <text:p text:style-name="P89"/>
      <text:p text:style-name="P93">3) срок окупаемости</text:p>
      <text:p text:style-name="P129"/>
      <text:p text:style-name="P75"><text:soft-page-break/><text:span text:style-name="T39">Смотря на вычисление </text:span><text:span text:style-name="T44">NPV</text:span><text:span text:style-name="T39">, можно увидеть, что срок окупаемости – 3 года (после продажи оборудования).</text:span></text:p>
      <text:p text:style-name="P95"/>
      <text:p text:style-name="P93">4) внутренняя норма доходности</text:p>
      <text:p text:style-name="P93"/>
      <text:p text:style-name="P94">IRR = k<text:span text:style-name="T57">1</text:span><text:span text:style-name="T13"> + f(k</text:span><text:span text:style-name="T57">1</text:span><text:span text:style-name="T13">) * (k</text:span><text:span text:style-name="T57">2</text:span><text:span text:style-name="T13"> - k</text:span><text:span text:style-name="T57">1</text:span><text:span text:style-name="T13">) / (f(k</text:span><text:span text:style-name="T57">1</text:span><text:span text:style-name="T13">) — f(k</text:span><text:span text:style-name="T57">2</text:span><text:span text:style-name="T13">))</text:span></text:p>
      <text:p text:style-name="P130"/>
      <text:p text:style-name="P76"><text:span text:style-name="T36">Вычислим значения </text:span><text:span text:style-name="T42">NPV</text:span><text:span text:style-name="T36"> в зависимости от </text:span><text:span text:style-name="T42">k</text:span><text:span text:style-name="T36"> с помощью средств </text:span><text:span text:style-name="T42">Excel</text:span><text:span text:style-name="T36">.</text:span></text:p>
      <text:p text:style-name="P130"/>
      <text:p text:style-name="P130">Таблица 2.5. Значения NPV в зависимости от коэф. дисконтирования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3"/>
        <table:table-column table:style-name="Table1.C"/>
        <table:table-column table:style-name="Table1.B" table:number-columns-repeated="2"/>
        <table:table-column table:style-name="Table1.C"/>
        <table:table-row table:style-name="TableLine93846303956960">
          <table:table-cell table:style-name="Table1.A1" office:value-type="string">
            <text:p text:style-name="P57">k</text:p>
          </table:table-cell>
          <table:table-cell table:style-name="Table1.A1" office:value-type="string">
            <text:p text:style-name="P59">0,22</text:p>
          </table:table-cell>
          <table:table-cell table:style-name="Table1.A1" office:value-type="string">
            <text:p text:style-name="P59">0,32</text:p>
          </table:table-cell>
          <table:table-cell table:style-name="Table1.A1" office:value-type="string">
            <text:p text:style-name="P59">0,42</text:p>
            <text:p text:style-name="P51"/>
          </table:table-cell>
          <table:table-cell table:style-name="Table1.A1" office:value-type="string">
            <text:p text:style-name="P59">0,52</text:p>
            <text:p text:style-name="P51"/>
          </table:table-cell>
          <table:table-cell table:style-name="Table1.A1" office:value-type="string">
            <text:p text:style-name="P59">0,62</text:p>
            <text:p text:style-name="P51"/>
          </table:table-cell>
          <table:table-cell table:style-name="Table1.A1" office:value-type="string">
            <text:p text:style-name="P59">0,72</text:p>
            <text:p text:style-name="P51"/>
          </table:table-cell>
          <table:table-cell table:style-name="Table1.A1" office:value-type="string">
            <text:p text:style-name="P59">0,82</text:p>
            <text:p text:style-name="P51"/>
          </table:table-cell>
          <table:table-cell table:style-name="Table1.A1" office:value-type="string">
            <text:p text:style-name="P59">0,92</text:p>
            <text:p text:style-name="P51"/>
          </table:table-cell>
          <table:table-cell table:style-name="Table1.J1" office:value-type="string">
            <text:p text:style-name="P59">1,02</text:p>
            <text:p text:style-name="P51"/>
          </table:table-cell>
        </table:table-row>
        <table:table-row table:style-name="TableLine93846304092720">
          <table:table-cell table:style-name="Table1.A2" office:value-type="string">
            <text:p text:style-name="P29">Σ(CF<text:span text:style-name="T57">n</text:span><text:span text:style-name="T13"> / (1 + k)^n)</text:span></text:p>
          </table:table-cell>
          <table:table-cell table:style-name="Table1.A2" office:value-type="string">
            <text:p text:style-name="P60">860825,35</text:p>
          </table:table-cell>
          <table:table-cell table:style-name="Table1.A2" office:value-type="string">
            <text:p text:style-name="P60">743405,12</text:p>
          </table:table-cell>
          <table:table-cell table:style-name="Table1.A2" office:value-type="string">
            <text:p text:style-name="P60">651309,96</text:p>
          </table:table-cell>
          <table:table-cell table:style-name="Table1.A2" office:value-type="string">
            <text:p text:style-name="P60">577585,10</text:p>
          </table:table-cell>
          <table:table-cell table:style-name="Table1.A2" office:value-type="string">
            <text:p text:style-name="P60">517519,34</text:p>
          </table:table-cell>
          <table:table-cell table:style-name="Table1.A2" office:value-type="string">
            <text:p text:style-name="P60">467829,87</text:p>
          </table:table-cell>
          <table:table-cell table:style-name="Table1.A2" office:value-type="string">
            <text:p text:style-name="P60">426172,18</text:p>
          </table:table-cell>
          <table:table-cell table:style-name="Table1.A2" office:value-type="string">
            <text:p text:style-name="P60">390835,23</text:p>
          </table:table-cell>
          <table:table-cell table:style-name="Table1.J2" office:value-type="string">
            <text:p text:style-name="P60">360546,09</text:p>
          </table:table-cell>
        </table:table-row>
        <table:table-row table:style-name="TableLine93846304106624">
          <table:table-cell table:style-name="Table1.A2" office:value-type="string">
            <text:p text:style-name="P57">NPV</text:p>
          </table:table-cell>
          <table:table-cell table:style-name="Table1.A2" office:value-type="string">
            <text:p text:style-name="P60">460825,35</text:p>
          </table:table-cell>
          <table:table-cell table:style-name="Table1.A2" office:value-type="string">
            <text:p text:style-name="P60">343405,12</text:p>
          </table:table-cell>
          <table:table-cell table:style-name="Table1.A2" office:value-type="string">
            <text:p text:style-name="P60">251309,96</text:p>
          </table:table-cell>
          <table:table-cell table:style-name="Table1.A2" office:value-type="string">
            <text:p text:style-name="P60">177585,1</text:p>
          </table:table-cell>
          <table:table-cell table:style-name="Table1.A2" office:value-type="string">
            <text:p text:style-name="P60">117519,34</text:p>
          </table:table-cell>
          <table:table-cell table:style-name="Table1.A2" office:value-type="string">
            <text:p text:style-name="P60">67829,87</text:p>
          </table:table-cell>
          <table:table-cell table:style-name="Table1.A2" office:value-type="string">
            <text:p text:style-name="P60">26172,18</text:p>
          </table:table-cell>
          <table:table-cell table:style-name="Table1.A2" office:value-type="string">
            <text:p text:style-name="P60">-9164,76</text:p>
          </table:table-cell>
          <table:table-cell table:style-name="Table1.J2" office:value-type="string">
            <text:p text:style-name="P60">-39453,9</text:p>
          </table:table-cell>
        </table:table-row>
        <table:table-row table:style-name="TableLine93846304112128">
          <table:table-cell table:style-name="Table1.A2" office:value-type="string">
            <text:p text:style-name="P57">PI</text:p>
          </table:table-cell>
          <table:table-cell table:style-name="Table1.A2" office:value-type="string">
            <text:p text:style-name="P60">1,24</text:p>
          </table:table-cell>
          <table:table-cell table:style-name="Table1.A2" office:value-type="string">
            <text:p text:style-name="P60">1,18</text:p>
          </table:table-cell>
          <table:table-cell table:style-name="Table1.A2" office:value-type="string">
            <text:p text:style-name="P60">1,13</text:p>
          </table:table-cell>
          <table:table-cell table:style-name="Table1.A2" office:value-type="string">
            <text:p text:style-name="P60">1,09</text:p>
          </table:table-cell>
          <table:table-cell table:style-name="Table1.A2" office:value-type="string">
            <text:p text:style-name="P60">1,06</text:p>
          </table:table-cell>
          <table:table-cell table:style-name="Table1.A2" office:value-type="string">
            <text:p text:style-name="P60">1,03</text:p>
          </table:table-cell>
          <table:table-cell table:style-name="Table1.A2" office:value-type="string">
            <text:p text:style-name="P60">1,01</text:p>
          </table:table-cell>
          <table:table-cell table:style-name="Table1.A2" office:value-type="string">
            <text:p text:style-name="P60">0,99</text:p>
          </table:table-cell>
          <table:table-cell table:style-name="Table1.J2" office:value-type="string">
            <text:p text:style-name="P61">0,97</text:p>
          </table:table-cell>
        </table:table-row>
      </table:table>
      <text:p text:style-name="P94"/>
      <text:p text:style-name="P40"><text:span text:style-name="T88">Для вычисления </text:span><text:span text:style-name="T87">IRR</text:span><text:span text:style-name="T88"> возьмем </text:span><text:span text:style-name="T87">k</text:span><text:span text:style-name="T88">1 = 0,82 и </text:span><text:span text:style-name="T87">k</text:span><text:span text:style-name="T88">2 = 0,92 – там, где </text:span><text:span text:style-name="T87">NPV</text:span><text:span text:style-name="T88"> меняет знак с + на –.</text:span></text:p>
      <text:p text:style-name="P58"/>
      <text:p text:style-name="P77"><text:span text:style-name="T87">IRR</text:span><text:span text:style-name="T88"> = 0,82 + </text:span><text:span text:style-name="T86">26172,18</text:span><text:span text:style-name="T88"> * (0,92 - 0,82) / (</text:span><text:span text:style-name="T86">26172,18 -</text:span><text:span text:style-name="T88"> (</text:span><text:span text:style-name="T86">-9164,76</text:span><text:span text:style-name="T88">)) = 0,8941 * 100% = 89,41%</text:span></text:p>
      <text:p text:style-name="P95"/>
      <text:p text:style-name="P159"><text:span text:style-name="T92">Таким образом, </text:span><text:span text:style-name="T87">NPV</text:span><text:span text:style-name="T88"> &gt; 0, </text:span><text:span text:style-name="T87">PI</text:span><text:span text:style-name="T88"> &gt; 1, </text:span><text:span text:style-name="T87">IRR</text:span><text:span text:style-name="T88"> &gt; банковская ставка. </text:span><text:span text:style-name="T93">Из всего этого следует, что проект </text:span><text:span text:style-name="T52">—</text:span><text:span text:style-name="T93"> выгодный.</text:span></text:p>
      <text:p text:style-name="P177">ЗАКЛЮЧЕНИЕ</text:p>
      <text:p text:style-name="P175"/>
      <text:p text:style-name="P170">На основании проделанный работы можно заключить, что:</text:p>
      <text:p text:style-name="P171">1) <text:s/><text:span text:style-name="T47">сумма амортизации составляет 190 000 рублей за один отчётный период;</text:span></text:p>
      <text:p text:style-name="P171"><text:span text:style-name="T47">2) <text:s/>полная себестоимость товара 1 составляет 707,41 руб., товара 2 </text:span><text:span text:style-name="T49">—</text:span><text:span text:style-name="T47"> 665,82 руб., товара 3 </text:span><text:span text:style-name="T49">—</text:span><text:span text:style-name="T47"> 732,66 руб., прямые затраты по предприятию </text:span><text:span text:style-name="T49">—</text:span><text:span text:style-name="T47"> </text:span><text:span text:style-name="T48">5 821 500 руб., а косвенные </text:span><text:span text:style-name="T49">—</text:span><text:span text:style-name="T48"> </text:span><text:span text:style-name="T35">3 730 000 руб;</text:span></text:p>
      <text:p text:style-name="P171"><text:span text:style-name="T35">3) <text:s/>рентабельность затрат составляет 15,47%, рентабельность продаж </text:span><text:span text:style-name="T49">—</text:span><text:span text:style-name="T35"> 18,31%, рентабельность основного капитала </text:span><text:span text:style-name="T49">—</text:span><text:span text:style-name="T35"> 96,87%, рентабельность оборотного капитала — 29,14;</text:span></text:p>
      <text:p text:style-name="P171"><text:span text:style-name="T35">4) <text:s/></text:span><text:span text:style-name="T26">капиталоотдача равна 6,26, капиталоемкость </text:span><text:span text:style-name="T49">—</text:span><text:span text:style-name="T26"> 0,16, коэффициент оборачиваемости </text:span><text:span text:style-name="T49">—</text:span><text:span text:style-name="T26"> 1,88, коэффициент загрузки </text:span><text:span text:style-name="T49">—</text:span><text:span text:style-name="T26"> 0,53, период оборота - 195 дней</text:span></text:p>
      <text:p text:style-name="P171"><text:span text:style-name="T35">5) <text:s/></text:span><text:span text:style-name="T49">совокупные переменные затраты за год — 5 821 500 руб., совокупные постоянные затраты — 3 370 000 руб., маржинальный доход — 5 478 500 руб., коэффициент маржинального дохода - 0,4848, порог рентабельности — 6 951 320,13 руб., запас финансовой прочности в рублях — 4 348 679,87 руб., в процентах — 38,49%, операционный рычаг — 3,36;</text:span></text:p>
      <text:p text:style-name="P171"><text:span text:style-name="T49">6) <text:s/></text:span><text:span text:style-name="T45">NPV</text:span><text:span text:style-name="T50"> &gt; 0, </text:span><text:span text:style-name="T45">PI</text:span><text:span text:style-name="T50"> &gt; 1, </text:span><text:span text:style-name="T45">IRR</text:span><text:span text:style-name="T50"> &gt; банковская ставка</text:span><text:span text:style-name="T51">, проект является выгодным.</text:span></text:p>
      <text:p text:style-name="P171"><text:span text:style-name="T51">Анализ выгодности проекта проведен, цель выполнена.</text:span></text:p>
      <text:p text:style-name="P177">СПИСОК ИСПОЛЬЗОВАННЫХ ИСТОЧНИКОВ</text:p>
      <text:p text:style-name="P2"/>
      <text:list xml:id="list3273219523" text:style-name="L2">
        <text:list-item>
          <text:p text:style-name="P172">Экономика организации (предприятия): учебник и практикум для прикладного бакалавриата / И. В. Сергеев, И. И. Веретенникова. - 6-е изд., перераб. И доп. - М.: Издательство Юрайт, 2016. - 511 с. - Серия: Бакалавр. Прикладной курс.</text:p>
        </text:list-item>
        <text:list-item>
          <text:p text:style-name="P173">Экономика предприятия : учебное пособие / Вайс Т. А., Вайс Е. Н., Васильцов В. С., Симунина Т. А. 3-е изд., перераб. и доп. Москва : КНОРУС, 2016. 244 с. 15,5 усл. печ. л.</text:p>
        </text:list-item>
        <text:list-item>
          <text:p text:style-name="P173">Экономика предприятия : учебник для вузов / Горфинкель В. Я., Антонова О. В., Базилевич А. И., Блинов А. О. 6-е изд., перераб. и доп. Москва : ЮНИТИ-ДАНА, 2018. 663 с. 41,5 усл. печ. л.</text:p>
        </text:list-item>
        <text:list-item>
          <text:p text:style-name="P173">Баскакова О. В., Сейко Л. Ф. Экономика предприятия (организации) : учебник для бакалавров. Москва : Дашков и К, 2017. 369 с. 23,25 усл. печ. л.</text:p>
        </text:list-item>
        <text:list-item>
          <text:p text:style-name="P173">Чайников В. В., Лапин Д. Г. Экономика предприятия (организации) : учебное пособие. 2-е изд., перераб. и доп. Москва : ЮНИТИ-ДАНА, 2018. 439 с. 27,5 усл. печ. л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ymbol" svg:font-family="Symbol" style:font-charset="x-symbol"/>
    <style:font-face style:name="Liberation Serif1" svg:font-family="'Liberation Serif'" style:font-family-generic="roman"/>
    <style:font-face style:name="Times New Roman1" svg:font-family="'Times New Roman'" style:font-family-generic="roman"/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Объект_20_без_20_заливки" style:display-name="Объект без заливки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Arial" style:font-family-complex="Arial" style:font-family-generic-complex="system" style:font-pitch-complex="variable" style:font-size-complex="12pt"/>
    </style:style>
    <style:style style:name="Фигуры" style:family="paragraph" style:parent-style-name="Графика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Титульный_20_слайд_7e_LT_7e_Gliederung_20_1" style:display-name="Титульный слайд~LT~Gliederung 1" style:family="paragraph" style:default-outline-level="">
      <style:paragraph-properties fo:margin-top="0.4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Титульный_20_слайд_7e_LT_7e_Gliederung_20_2" style:display-name="Титульный слайд~LT~Gliederung 2" style:family="paragraph" style:parent-style-name="Титульный_20_слайд_7e_LT_7e_Gliederung_20_1" style:default-outline-level="">
      <style:paragraph-properties fo:margin-top="0.4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Титульный_20_слайд_7e_LT_7e_Gliederung_20_3" style:display-name="Титульный слайд~LT~Gliederung 3" style:family="paragraph" style:parent-style-name="Титульный_20_слайд_7e_LT_7e_Gliederung_20_2" style:default-outline-level="">
      <style:paragraph-properties fo:margin-top="0.3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Титульный_20_слайд_7e_LT_7e_Gliederung_20_4" style:display-name="Титульный слайд~LT~Gliederung 4" style:family="paragraph" style:parent-style-name="Титульный_20_слайд_7e_LT_7e_Gliederung_20_3" style:default-outline-level="">
      <style:paragraph-properties fo:margin-top="0.1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Титульный_20_слайд_7e_LT_7e_Gliederung_20_5" style:display-name="Титульный слайд~LT~Gliederung 5" style:family="paragraph" style:parent-style-name="Титульный_20_слайд_7e_LT_7e_Gliederung_20_4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6" style:display-name="Титульный слайд~LT~Gliederung 6" style:family="paragraph" style:parent-style-name="Титульный_20_слайд_7e_LT_7e_Gliederung_20_5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7" style:display-name="Титульный слайд~LT~Gliederung 7" style:family="paragraph" style:parent-style-name="Титульный_20_слайд_7e_LT_7e_Gliederung_20_6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8" style:display-name="Титульный слайд~LT~Gliederung 8" style:family="paragraph" style:parent-style-name="Титульный_20_слайд_7e_LT_7e_Gliederung_20_7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9" style:display-name="Титульный слайд~LT~Gliederung 9" style:family="paragraph" style:parent-style-name="Титульный_20_слайд_7e_LT_7e_Gliederung_20_8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Titel" style:display-name="Титульный слайд~LT~Titel" style:family="paragraph" style:default-outline-level="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Титульный_20_слайд_7e_LT_7e_Untertitel" style:display-name="Титульный слайд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Титульный_20_слайд_7e_LT_7e_Notizen" style:display-name="Титульный слайд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Титульный_20_слайд_7e_LT_7e_Hintergrundobjekte" style:display-name="Титульный слайд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Титульный_20_слайд_7e_LT_7e_Hintergrund" style:display-name="Титульный слайд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Arial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Фон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.4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1" style:display-name="Заголовок и объект~LT~Gliederung 1" style:family="paragraph" style:default-outline-level="">
      <style:paragraph-properties fo:margin-top="0.4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Заголовок_20_и_20_объект_7e_LT_7e_Gliederung_20_2" style:display-name="Заголовок и объект~LT~Gliederung 2" style:family="paragraph" style:parent-style-name="Заголовок_20_и_20_объект_7e_LT_7e_Gliederung_20_1" style:default-outline-level="">
      <style:paragraph-properties fo:margin-top="0.4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Заголовок_20_и_20_объект_7e_LT_7e_Gliederung_20_3" style:display-name="Заголовок и объект~LT~Gliederung 3" style:family="paragraph" style:parent-style-name="Заголовок_20_и_20_объект_7e_LT_7e_Gliederung_20_2" style:default-outline-level="">
      <style:paragraph-properties fo:margin-top="0.3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Заголовок_20_и_20_объект_7e_LT_7e_Gliederung_20_4" style:display-name="Заголовок и объект~LT~Gliederung 4" style:family="paragraph" style:parent-style-name="Заголовок_20_и_20_объект_7e_LT_7e_Gliederung_20_3" style:default-outline-level="">
      <style:paragraph-properties fo:margin-top="0.1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Заголовок_20_и_20_объект_7e_LT_7e_Gliederung_20_5" style:display-name="Заголовок и объект~LT~Gliederung 5" style:family="paragraph" style:parent-style-name="Заголовок_20_и_20_объект_7e_LT_7e_Gliederung_20_4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6" style:display-name="Заголовок и объект~LT~Gliederung 6" style:family="paragraph" style:parent-style-name="Заголовок_20_и_20_объект_7e_LT_7e_Gliederung_20_5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7" style:display-name="Заголовок и объект~LT~Gliederung 7" style:family="paragraph" style:parent-style-name="Заголовок_20_и_20_объект_7e_LT_7e_Gliederung_20_6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8" style:display-name="Заголовок и объект~LT~Gliederung 8" style:family="paragraph" style:parent-style-name="Заголовок_20_и_20_объект_7e_LT_7e_Gliederung_20_7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9" style:display-name="Заголовок и объект~LT~Gliederung 9" style:family="paragraph" style:parent-style-name="Заголовок_20_и_20_объект_7e_LT_7e_Gliederung_20_8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Titel" style:display-name="Заголовок и объект~LT~Titel" style:family="paragraph" style:default-outline-level="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Заголовок_20_и_20_объект_7e_LT_7e_Untertitel" style:display-name="Заголовок и объект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Заголовок_20_и_20_объект_7e_LT_7e_Notizen" style:display-name="Заголовок и объект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Заголовок_20_и_20_объект_7e_LT_7e_Hintergrundobjekte" style:display-name="Заголовок и объек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Заголовок_20_и_20_объект_7e_LT_7e_Hintergrund" style:display-name="Заголовок и объек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Титул_20__28_мелкий_29_" style:display-name="Титул (мелкий)" style:family="paragraph" style:parent-style-name="Standard" style:default-outline-level="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/>
      <style:text-properties style:font-name="Times New Roman" fo:font-family="'Times New Roman'" style:font-family-generic="roman" style:font-pitch="variable" fo:font-size="10pt" fo:font-weight="bold" style:font-name-asian="Times New Roman2" style:font-family-asian="'Times New Roman'" style:font-family-generic-asian="system" style:font-pitch-asian="variable" style:font-size-asian="10pt" style:language-asian="ru" style:country-asian="RU" style:font-weight-asian="bold" style:font-size-complex="10pt" style:font-weight-complex="bold"/>
    </style:style>
    <style:style style:name="List_20_Bullet" style:display-name="List Bullet" style:family="paragraph" style:parent-style-name="Standard" style:default-outline-level="" style:list-style-name="WWNum5">
      <style:paragraph-properties fo:margin-top="0.035cm" fo:margin-bottom="0.035cm" style:contextual-spacing="false" fo:line-height="110%" fo:text-align="justify" style:justify-single-word="false">
        <style:tab-stops>
          <style:tab-stop style:position="1.501cm"/>
        </style:tab-stops>
      </style:paragraph-properties>
      <style:text-properties fo:font-size="11pt" style:font-size-asian="11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Основной_20_абзац" style:display-name="Основной абзац" style:family="paragraph" style:parent-style-name="Standard">
      <style:paragraph-properties fo:margin-left="0cm" fo:margin-right="0cm" fo:line-height="110%" fo:text-align="justify" style:justify-single-word="false" fo:hyphenation-ladder-count="no-limit" fo:text-indent="0.801cm" style:auto-text-indent="false">
        <style:tab-stops>
          <style:tab-stop style:position="11.001cm" style:type="right"/>
        </style:tab-stops>
      </style:paragraph-properties>
      <style:text-properties fo:language="none" fo:country="none" fo:hyphenate="true" fo:hyphenation-remain-char-count="2" fo:hyphenation-push-char-count="2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416cm" fo:margin-right="0cm" fo:text-align="center" style:justify-single-word="false" fo:hyphenation-ladder-count="no-limit" fo:text-indent="0cm" style:auto-text-indent="false" fo:keep-with-next="always"/>
      <style:text-properties fo:font-size="14pt" fo:language="none" fo:country="none" fo:font-weight="bold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FreeSans1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use-window-font-color="true" loext:opacity="0%" style:font-name-complex="Times New Roman2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WW8Num70z0" style:family="text">
      <style:text-properties style:font-name-complex="Times New Roman" style:font-family-complex="'Times New Roman'" style:font-family-generic-complex="roman" style:font-pitch-complex="variable"/>
    </style:style>
    <style:style style:name="WW8Num70z1" style:family="text">
      <style:text-properties style:font-name-complex="Times New Roman" style:font-family-complex="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1" text:bullet-char="">
        <style:list-level-properties text:list-level-position-and-space-mode="label-alignment">
          <style:list-level-label-alignment text:label-followed-by="listtab" text:list-tab-stop-position="1.27cm" fo:text-indent="-0.501cm" fo:margin-left="1.136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</text:list-level-style-number>
      <text:list-level-style-number text:level="2" text:style-name="WW8Num70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0z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0z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0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0z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0z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0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0z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year number:style="long"/>
    </number:date-style>
    <number:date-style style:name="N20107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5T18:38:29.705058874</meta:creation-date>
    <meta:generator>LibreOffice/7.1.2.2$Linux_X86_64 LibreOffice_project/10$Build-2</meta:generator>
    <dc:date>2021-05-05T21:53:06.752032267</dc:date>
    <meta:editing-duration>PT3H55M13S</meta:editing-duration>
    <meta:editing-cycles>53</meta:editing-cycles>
    <meta:document-statistic meta:table-count="6" meta:image-count="0" meta:object-count="0" meta:page-count="15" meta:paragraph-count="387" meta:word-count="2854" meta:character-count="17610" meta:non-whitespace-character-count="15057"/>
  </office:meta>
</office:document-meta>
</file>